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4mm"/>
    </style:style>
    <style:style style:name="co3" style:family="table-column">
      <style:table-column-properties fo:break-before="auto" style:column-width="55.84mm"/>
    </style:style>
    <style:style style:name="co4" style:family="table-column">
      <style:table-column-properties fo:break-before="auto" style:column-width="121.3mm"/>
    </style:style>
    <style:style style:name="co5" style:family="table-column">
      <style:table-column-properties fo:break-before="auto" style:column-width="110.05mm"/>
    </style:style>
    <style:style style:name="co6" style:family="table-column">
      <style:table-column-properties fo:break-before="auto" style:column-width="189.12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210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ponsabl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arterno</text:p>
          </table:table-cell>
          <table:table-cell table:style-name="ce1" office:value-type="string" calcext:value-type="string">
            <text:p>materno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correo</text:p>
          </table:table-cell>
          <table:table-cell table:style-name="ce2"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bett</text:p>
          </table:table-cell>
          <table:table-cell office:value-type="string" calcext:value-type="string">
            <text:p>Dudmarsh</text:p>
          </table:table-cell>
          <table:table-cell office:value-type="string" calcext:value-type="string">
            <text:p>Colson</text:p>
          </table:table-cell>
          <table:table-cell office:value-type="string" calcext:value-type="string">
            <text:p>235-446-6231</text:p>
          </table:table-cell>
          <table:table-cell office:value-type="string" calcext:value-type="string">
            <text:p>ccolson0@squidoo.com</text:p>
          </table:table-cell>
          <table:table-cell table:formula="of:=CONCATENATE([.A2];&quot;::&quot;;[.B2];&quot;::&quot;;[.C2];&quot;::&quot;;[.D2];&quot;::&quot;;[.E2])" office:value-type="string" office:string-value="Corbett::Dudmarsh::Colson::235-446-6231::ccolson0@squidoo.com" calcext:value-type="string">
            <text:p>Corbett::Dudmarsh::Colson::235-446-6231::ccolson0@squidoo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a</text:p>
          </table:table-cell>
          <table:table-cell office:value-type="string" calcext:value-type="string">
            <text:p>Labarre</text:p>
          </table:table-cell>
          <table:table-cell office:value-type="string" calcext:value-type="string">
            <text:p>Asgodby</text:p>
          </table:table-cell>
          <table:table-cell office:value-type="string" calcext:value-type="string">
            <text:p>903-282-9401</text:p>
          </table:table-cell>
          <table:table-cell office:value-type="string" calcext:value-type="string">
            <text:p>casgodby1@tmall.com</text:p>
          </table:table-cell>
          <table:table-cell table:formula="of:=CONCATENATE([.A3];&quot;::&quot;;[.B3];&quot;::&quot;;[.C3];&quot;::&quot;;[.D3];&quot;::&quot;;[.E3])" office:value-type="string" office:string-value="Channa::Labarre::Asgodby::903-282-9401::casgodby1@tmall.com" calcext:value-type="string">
            <text:p>Channa::Labarre::Asgodby::903-282-9401::casgodby1@tmal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y</text:p>
          </table:table-cell>
          <table:table-cell office:value-type="string" calcext:value-type="string">
            <text:p>McGlone</text:p>
          </table:table-cell>
          <table:table-cell office:value-type="string" calcext:value-type="string">
            <text:p>Drakeley</text:p>
          </table:table-cell>
          <table:table-cell office:value-type="string" calcext:value-type="string">
            <text:p>163-124-4376</text:p>
          </table:table-cell>
          <table:table-cell office:value-type="string" calcext:value-type="string">
            <text:p>mdrakeley2@kickstarter.com</text:p>
          </table:table-cell>
          <table:table-cell table:formula="of:=CONCATENATE([.A4];&quot;::&quot;;[.B4];&quot;::&quot;;[.C4];&quot;::&quot;;[.D4];&quot;::&quot;;[.E4])" office:value-type="string" office:string-value="Maxy::McGlone::Drakeley::163-124-4376::mdrakeley2@kickstarter.com" calcext:value-type="string">
            <text:p>Maxy::McGlone::Drakeley::163-124-4376::mdrakeley2@kickstarter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rd</text:p>
          </table:table-cell>
          <table:table-cell office:value-type="string" calcext:value-type="string">
            <text:p>Biddlecombe</text:p>
          </table:table-cell>
          <table:table-cell office:value-type="string" calcext:value-type="string">
            <text:p>Middas</text:p>
          </table:table-cell>
          <table:table-cell office:value-type="string" calcext:value-type="string">
            <text:p>443-337-7602</text:p>
          </table:table-cell>
          <table:table-cell office:value-type="string" calcext:value-type="string">
            <text:p>amiddas3@w3.org</text:p>
          </table:table-cell>
          <table:table-cell table:formula="of:=CONCATENATE([.A5];&quot;::&quot;;[.B5];&quot;::&quot;;[.C5];&quot;::&quot;;[.D5];&quot;::&quot;;[.E5])" office:value-type="string" office:string-value="Alphard::Biddlecombe::Middas::443-337-7602::amiddas3@w3.org" calcext:value-type="string">
            <text:p>Alphard::Biddlecombe::Middas::443-337-7602::amiddas3@w3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ssa</text:p>
          </table:table-cell>
          <table:table-cell office:value-type="string" calcext:value-type="string">
            <text:p>Cristoforetti</text:p>
          </table:table-cell>
          <table:table-cell office:value-type="string" calcext:value-type="string">
            <text:p>Senechell</text:p>
          </table:table-cell>
          <table:table-cell office:value-type="string" calcext:value-type="string">
            <text:p>512-941-2638</text:p>
          </table:table-cell>
          <table:table-cell office:value-type="string" calcext:value-type="string">
            <text:p>asenechell4@loc.gov</text:p>
          </table:table-cell>
          <table:table-cell table:formula="of:=CONCATENATE([.A6];&quot;::&quot;;[.B6];&quot;::&quot;;[.C6];&quot;::&quot;;[.D6];&quot;::&quot;;[.E6])" office:value-type="string" office:string-value="Anissa::Cristoforetti::Senechell::512-941-2638::asenechell4@loc.gov" calcext:value-type="string">
            <text:p>Anissa::Cristoforetti::Senechell::512-941-2638::asenechell4@loc.g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c</text:p>
          </table:table-cell>
          <table:table-cell office:value-type="string" calcext:value-type="string">
            <text:p>Eke</text:p>
          </table:table-cell>
          <table:table-cell office:value-type="string" calcext:value-type="string">
            <text:p>Baldung</text:p>
          </table:table-cell>
          <table:table-cell office:value-type="string" calcext:value-type="string">
            <text:p>621-882-4066</text:p>
          </table:table-cell>
          <table:table-cell office:value-type="string" calcext:value-type="string">
            <text:p>lbaldung5@hostgator.com</text:p>
          </table:table-cell>
          <table:table-cell table:formula="of:=CONCATENATE([.A7];&quot;::&quot;;[.B7];&quot;::&quot;;[.C7];&quot;::&quot;;[.D7];&quot;::&quot;;[.E7])" office:value-type="string" office:string-value="Linc::Eke::Baldung::621-882-4066::lbaldung5@hostgator.com" calcext:value-type="string">
            <text:p>Linc::Eke::Baldung::621-882-4066::lbaldung5@hostgator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lson</text:p>
          </table:table-cell>
          <table:table-cell office:value-type="string" calcext:value-type="string">
            <text:p>Bushby</text:p>
          </table:table-cell>
          <table:table-cell office:value-type="string" calcext:value-type="string">
            <text:p>Gagan</text:p>
          </table:table-cell>
          <table:table-cell office:value-type="string" calcext:value-type="string">
            <text:p>406-528-7425</text:p>
          </table:table-cell>
          <table:table-cell office:value-type="string" calcext:value-type="string">
            <text:p>ngagan6@networksolutions.com</text:p>
          </table:table-cell>
          <table:table-cell table:formula="of:=CONCATENATE([.A8];&quot;::&quot;;[.B8];&quot;::&quot;;[.C8];&quot;::&quot;;[.D8];&quot;::&quot;;[.E8])" office:value-type="string" office:string-value="Nealson::Bushby::Gagan::406-528-7425::ngagan6@networksolutions.com" calcext:value-type="string">
            <text:p>Nealson::Bushby::Gagan::406-528-7425::ngagan6@networksolution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ni</text:p>
          </table:table-cell>
          <table:table-cell office:value-type="string" calcext:value-type="string">
            <text:p>Dowers</text:p>
          </table:table-cell>
          <table:table-cell office:value-type="string" calcext:value-type="string">
            <text:p>Dupoy</text:p>
          </table:table-cell>
          <table:table-cell office:value-type="string" calcext:value-type="string">
            <text:p>584-178-7832</text:p>
          </table:table-cell>
          <table:table-cell office:value-type="string" calcext:value-type="string">
            <text:p>ddupoy7@sina.com.cn</text:p>
          </table:table-cell>
          <table:table-cell table:formula="of:=CONCATENATE([.A9];&quot;::&quot;;[.B9];&quot;::&quot;;[.C9];&quot;::&quot;;[.D9];&quot;::&quot;;[.E9])" office:value-type="string" office:string-value="Danni::Dowers::Dupoy::584-178-7832::ddupoy7@sina.com.cn" calcext:value-type="string">
            <text:p>Danni::Dowers::Dupoy::584-178-7832::ddupoy7@sina.com.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nett</text:p>
          </table:table-cell>
          <table:table-cell office:value-type="string" calcext:value-type="string">
            <text:p>Opdenort</text:p>
          </table:table-cell>
          <table:table-cell office:value-type="string" calcext:value-type="string">
            <text:p>Andrioli</text:p>
          </table:table-cell>
          <table:table-cell office:value-type="string" calcext:value-type="string">
            <text:p>721-800-0025</text:p>
          </table:table-cell>
          <table:table-cell office:value-type="string" calcext:value-type="string">
            <text:p>bandrioli8@free.fr</text:p>
          </table:table-cell>
          <table:table-cell table:formula="of:=CONCATENATE([.A10];&quot;::&quot;;[.B10];&quot;::&quot;;[.C10];&quot;::&quot;;[.D10];&quot;::&quot;;[.E10])" office:value-type="string" office:string-value="Bennett::Opdenort::Andrioli::721-800-0025::bandrioli8@free.fr" calcext:value-type="string">
            <text:p>Bennett::Opdenort::Andrioli::721-800-0025::bandrioli8@free.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rico</text:p>
          </table:table-cell>
          <table:table-cell office:value-type="string" calcext:value-type="string">
            <text:p>Peddie</text:p>
          </table:table-cell>
          <table:table-cell office:value-type="string" calcext:value-type="string">
            <text:p>Couzens</text:p>
          </table:table-cell>
          <table:table-cell office:value-type="string" calcext:value-type="string">
            <text:p>123-670-9766</text:p>
          </table:table-cell>
          <table:table-cell office:value-type="string" calcext:value-type="string">
            <text:p>ecouzens9@latimes.com</text:p>
          </table:table-cell>
          <table:table-cell table:formula="of:=CONCATENATE([.A11];&quot;::&quot;;[.B11];&quot;::&quot;;[.C11];&quot;::&quot;;[.D11];&quot;::&quot;;[.E11])" office:value-type="string" office:string-value="Enrico::Peddie::Couzens::123-670-9766::ecouzens9@latimes.com" calcext:value-type="string">
            <text:p>Enrico::Peddie::Couzens::123-670-9766::ecouzens9@latime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e</text:p>
          </table:table-cell>
          <table:table-cell office:value-type="string" calcext:value-type="string">
            <text:p>Paule</text:p>
          </table:table-cell>
          <table:table-cell office:value-type="string" calcext:value-type="string">
            <text:p>Schorah</text:p>
          </table:table-cell>
          <table:table-cell office:value-type="string" calcext:value-type="string">
            <text:p>844-166-2997</text:p>
          </table:table-cell>
          <table:table-cell office:value-type="string" calcext:value-type="string">
            <text:p>eschoraha@slashdot.org</text:p>
          </table:table-cell>
          <table:table-cell table:formula="of:=CONCATENATE([.A12];&quot;::&quot;;[.B12];&quot;::&quot;;[.C12];&quot;::&quot;;[.D12];&quot;::&quot;;[.E12])" office:value-type="string" office:string-value="Ede::Paule::Schorah::844-166-2997::eschoraha@slashdot.org" calcext:value-type="string">
            <text:p>Ede::Paule::Schorah::844-166-2997::eschoraha@slashdot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Berrigan</text:p>
          </table:table-cell>
          <table:table-cell office:value-type="string" calcext:value-type="string">
            <text:p>Hasley</text:p>
          </table:table-cell>
          <table:table-cell office:value-type="string" calcext:value-type="string">
            <text:p>338-349-9531</text:p>
          </table:table-cell>
          <table:table-cell office:value-type="string" calcext:value-type="string">
            <text:p>jhasleyb@php.net</text:p>
          </table:table-cell>
          <table:table-cell table:formula="of:=CONCATENATE([.A13];&quot;::&quot;;[.B13];&quot;::&quot;;[.C13];&quot;::&quot;;[.D13];&quot;::&quot;;[.E13])" office:value-type="string" office:string-value="Joya::Berrigan::Hasley::338-349-9531::jhasleyb@php.net" calcext:value-type="string">
            <text:p>Joya::Berrigan::Hasley::338-349-9531::jhasleyb@php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y</text:p>
          </table:table-cell>
          <table:table-cell office:value-type="string" calcext:value-type="string">
            <text:p>Skeggs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997-265-5222</text:p>
          </table:table-cell>
          <table:table-cell office:value-type="string" calcext:value-type="string">
            <text:p>ayarnellc@constantcontact.com</text:p>
          </table:table-cell>
          <table:table-cell table:formula="of:=CONCATENATE([.A14];&quot;::&quot;;[.B14];&quot;::&quot;;[.C14];&quot;::&quot;;[.D14];&quot;::&quot;;[.E14])" office:value-type="string" office:string-value="Ally::Skeggs::Yarnell::997-265-5222::ayarnellc@constantcontact.com" calcext:value-type="string">
            <text:p>Ally::Skeggs::Yarnell::997-265-5222::ayarnellc@constantcontact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ily</text:p>
          </table:table-cell>
          <table:table-cell office:value-type="string" calcext:value-type="string">
            <text:p>Thal</text:p>
          </table:table-cell>
          <table:table-cell office:value-type="string" calcext:value-type="string">
            <text:p>Ilson</text:p>
          </table:table-cell>
          <table:table-cell office:value-type="string" calcext:value-type="string">
            <text:p>254-497-3226</text:p>
          </table:table-cell>
          <table:table-cell office:value-type="string" calcext:value-type="string">
            <text:p>cilsond@omniture.com</text:p>
          </table:table-cell>
          <table:table-cell table:formula="of:=CONCATENATE([.A15];&quot;::&quot;;[.B15];&quot;::&quot;;[.C15];&quot;::&quot;;[.D15];&quot;::&quot;;[.E15])" office:value-type="string" office:string-value="Cicily::Thal::Ilson::254-497-3226::cilsond@omniture.com" calcext:value-type="string">
            <text:p>Cicily::Thal::Ilson::254-497-3226::cilsond@omniture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ffy</text:p>
          </table:table-cell>
          <table:table-cell office:value-type="string" calcext:value-type="string">
            <text:p>Reynoollds</text:p>
          </table:table-cell>
          <table:table-cell office:value-type="string" calcext:value-type="string">
            <text:p>Pavlov</text:p>
          </table:table-cell>
          <table:table-cell office:value-type="string" calcext:value-type="string">
            <text:p>647-582-1339</text:p>
          </table:table-cell>
          <table:table-cell office:value-type="string" calcext:value-type="string">
            <text:p>spavlove@sbwire.com</text:p>
          </table:table-cell>
          <table:table-cell table:formula="of:=CONCATENATE([.A16];&quot;::&quot;;[.B16];&quot;::&quot;;[.C16];&quot;::&quot;;[.D16];&quot;::&quot;;[.E16])" office:value-type="string" office:string-value="Sheffy::Reynoollds::Pavlov::647-582-1339::spavlove@sbwire.com" calcext:value-type="string">
            <text:p>Sheffy::Reynoollds::Pavlov::647-582-1339::spavlove@sbwire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i</text:p>
          </table:table-cell>
          <table:table-cell office:value-type="string" calcext:value-type="string">
            <text:p>Winkell</text:p>
          </table:table-cell>
          <table:table-cell office:value-type="string" calcext:value-type="string">
            <text:p>Leeke</text:p>
          </table:table-cell>
          <table:table-cell office:value-type="string" calcext:value-type="string">
            <text:p>880-622-0230</text:p>
          </table:table-cell>
          <table:table-cell office:value-type="string" calcext:value-type="string">
            <text:p>rleekef@lulu.com</text:p>
          </table:table-cell>
          <table:table-cell table:formula="of:=CONCATENATE([.A17];&quot;::&quot;;[.B17];&quot;::&quot;;[.C17];&quot;::&quot;;[.D17];&quot;::&quot;;[.E17])" office:value-type="string" office:string-value="Rici::Winkell::Leeke::880-622-0230::rleekef@lulu.com" calcext:value-type="string">
            <text:p>Rici::Winkell::Leeke::880-622-0230::rleekef@lulu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ita</text:p>
          </table:table-cell>
          <table:table-cell office:value-type="string" calcext:value-type="string">
            <text:p>Stilgo</text:p>
          </table:table-cell>
          <table:table-cell office:value-type="string" calcext:value-type="string">
            <text:p>Overell</text:p>
          </table:table-cell>
          <table:table-cell office:value-type="string" calcext:value-type="string">
            <text:p>353-511-2410</text:p>
          </table:table-cell>
          <table:table-cell office:value-type="string" calcext:value-type="string">
            <text:p>coverellg@wikipedia.org</text:p>
          </table:table-cell>
          <table:table-cell table:formula="of:=CONCATENATE([.A18];&quot;::&quot;;[.B18];&quot;::&quot;;[.C18];&quot;::&quot;;[.D18];&quot;::&quot;;[.E18])" office:value-type="string" office:string-value="Carita::Stilgo::Overell::353-511-2410::coverellg@wikipedia.org" calcext:value-type="string">
            <text:p>Carita::Stilgo::Overell::353-511-2410::coverellg@wikipedia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e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Brangan</text:p>
          </table:table-cell>
          <table:table-cell office:value-type="string" calcext:value-type="string">
            <text:p>439-360-3241</text:p>
          </table:table-cell>
          <table:table-cell office:value-type="string" calcext:value-type="string">
            <text:p>fbranganh@instagram.com</text:p>
          </table:table-cell>
          <table:table-cell table:formula="of:=CONCATENATE([.A19];&quot;::&quot;;[.B19];&quot;::&quot;;[.C19];&quot;::&quot;;[.D19];&quot;::&quot;;[.E19])" office:value-type="string" office:string-value="Ferne::Roof::Brangan::439-360-3241::fbranganh@instagram.com" calcext:value-type="string">
            <text:p>Ferne::Roof::Brangan::439-360-3241::fbranganh@instagram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r</text:p>
          </table:table-cell>
          <table:table-cell office:value-type="string" calcext:value-type="string">
            <text:p>McKea</text:p>
          </table:table-cell>
          <table:table-cell office:value-type="string" calcext:value-type="string">
            <text:p>Morgue</text:p>
          </table:table-cell>
          <table:table-cell office:value-type="string" calcext:value-type="string">
            <text:p>858-702-2760</text:p>
          </table:table-cell>
          <table:table-cell office:value-type="string" calcext:value-type="string">
            <text:p>tmorguei@independent.co.uk</text:p>
          </table:table-cell>
          <table:table-cell table:formula="of:=CONCATENATE([.A20];&quot;::&quot;;[.B20];&quot;::&quot;;[.C20];&quot;::&quot;;[.D20];&quot;::&quot;;[.E20])" office:value-type="string" office:string-value="Tamar::McKea::Morgue::858-702-2760::tmorguei@independent.co.uk" calcext:value-type="string">
            <text:p>Tamar::McKea::Morgue::858-702-2760::tmorguei@independent.co.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im</text:p>
          </table:table-cell>
          <table:table-cell office:value-type="string" calcext:value-type="string">
            <text:p>Switzer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701-120-3313</text:p>
          </table:table-cell>
          <table:table-cell office:value-type="string" calcext:value-type="string">
            <text:p>isharpj@home.pl</text:p>
          </table:table-cell>
          <table:table-cell table:formula="of:=CONCATENATE([.A21];&quot;::&quot;;[.B21];&quot;::&quot;;[.C21];&quot;::&quot;;[.D21];&quot;::&quot;;[.E21])" office:value-type="string" office:string-value="Ingrim::Switzer::Sharp::701-120-3313::isharpj@home.pl" calcext:value-type="string">
            <text:p>Ingrim::Switzer::Sharp::701-120-3313::isharpj@home.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a</text:p>
          </table:table-cell>
          <table:table-cell office:value-type="string" calcext:value-type="string">
            <text:p>Trayte</text:p>
          </table:table-cell>
          <table:table-cell office:value-type="string" calcext:value-type="string">
            <text:p>Garard</text:p>
          </table:table-cell>
          <table:table-cell office:value-type="string" calcext:value-type="string">
            <text:p>128-772-9532</text:p>
          </table:table-cell>
          <table:table-cell office:value-type="string" calcext:value-type="string">
            <text:p>lgarardk@histats.com</text:p>
          </table:table-cell>
          <table:table-cell table:formula="of:=CONCATENATE([.A22];&quot;::&quot;;[.B22];&quot;::&quot;;[.C22];&quot;::&quot;;[.D22];&quot;::&quot;;[.E22])" office:value-type="string" office:string-value="Lara::Trayte::Garard::128-772-9532::lgarardk@histats.com" calcext:value-type="string">
            <text:p>Lara::Trayte::Garard::128-772-9532::lgarardk@histat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Bille</text:p>
          </table:table-cell>
          <table:table-cell office:value-type="string" calcext:value-type="string">
            <text:p>Egel</text:p>
          </table:table-cell>
          <table:table-cell office:value-type="string" calcext:value-type="string">
            <text:p>280-768-1336</text:p>
          </table:table-cell>
          <table:table-cell office:value-type="string" calcext:value-type="string">
            <text:p>segell@dedecms.com</text:p>
          </table:table-cell>
          <table:table-cell table:formula="of:=CONCATENATE([.A23];&quot;::&quot;;[.B23];&quot;::&quot;;[.C23];&quot;::&quot;;[.D23];&quot;::&quot;;[.E23])" office:value-type="string" office:string-value="Sandra::Bille::Egel::280-768-1336::segell@dedecms.com" calcext:value-type="string">
            <text:p>Sandra::Bille::Egel::280-768-1336::segell@dedecm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ll</text:p>
          </table:table-cell>
          <table:table-cell office:value-type="string" calcext:value-type="string">
            <text:p>Boothman</text:p>
          </table:table-cell>
          <table:table-cell office:value-type="string" calcext:value-type="string">
            <text:p>Elbourn</text:p>
          </table:table-cell>
          <table:table-cell office:value-type="string" calcext:value-type="string">
            <text:p>193-704-7242</text:p>
          </table:table-cell>
          <table:table-cell office:value-type="string" calcext:value-type="string">
            <text:p>lelbournm@youtu.be</text:p>
          </table:table-cell>
          <table:table-cell table:formula="of:=CONCATENATE([.A24];&quot;::&quot;;[.B24];&quot;::&quot;;[.C24];&quot;::&quot;;[.D24];&quot;::&quot;;[.E24])" office:value-type="string" office:string-value="Lowell::Boothman::Elbourn::193-704-7242::lelbournm@youtu.be" calcext:value-type="string">
            <text:p>Lowell::Boothman::Elbourn::193-704-7242::lelbournm@youtu.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Casbourne</text:p>
          </table:table-cell>
          <table:table-cell office:value-type="string" calcext:value-type="string">
            <text:p>Gellion</text:p>
          </table:table-cell>
          <table:table-cell office:value-type="string" calcext:value-type="string">
            <text:p>755-779-6668</text:p>
          </table:table-cell>
          <table:table-cell office:value-type="string" calcext:value-type="string">
            <text:p>cgellionn@surveymonkey.com</text:p>
          </table:table-cell>
          <table:table-cell table:formula="of:=CONCATENATE([.A25];&quot;::&quot;;[.B25];&quot;::&quot;;[.C25];&quot;::&quot;;[.D25];&quot;::&quot;;[.E25])" office:value-type="string" office:string-value="Carlos::Casbourne::Gellion::755-779-6668::cgellionn@surveymonkey.com" calcext:value-type="string">
            <text:p>Carlos::Casbourne::Gellion::755-779-6668::cgellionn@surveymonkey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Hinsche</text:p>
          </table:table-cell>
          <table:table-cell office:value-type="string" calcext:value-type="string">
            <text:p>Ghelardi</text:p>
          </table:table-cell>
          <table:table-cell office:value-type="string" calcext:value-type="string">
            <text:p>237-582-1287</text:p>
          </table:table-cell>
          <table:table-cell office:value-type="string" calcext:value-type="string">
            <text:p>eghelardio@marketwatch.com</text:p>
          </table:table-cell>
          <table:table-cell table:formula="of:=CONCATENATE([.A26];&quot;::&quot;;[.B26];&quot;::&quot;;[.C26];&quot;::&quot;;[.D26];&quot;::&quot;;[.E26])" office:value-type="string" office:string-value="Eddy::Hinsche::Ghelardi::237-582-1287::eghelardio@marketwatch.com" calcext:value-type="string">
            <text:p>Eddy::Hinsche::Ghelardi::237-582-1287::eghelardio@marketwatch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Paulsen</text:p>
          </table:table-cell>
          <table:table-cell office:value-type="string" calcext:value-type="string">
            <text:p>Wims</text:p>
          </table:table-cell>
          <table:table-cell office:value-type="string" calcext:value-type="string">
            <text:p>135-982-9992</text:p>
          </table:table-cell>
          <table:table-cell office:value-type="string" calcext:value-type="string">
            <text:p>pwimsp@t.co</text:p>
          </table:table-cell>
          <table:table-cell table:formula="of:=CONCATENATE([.A27];&quot;::&quot;;[.B27];&quot;::&quot;;[.C27];&quot;::&quot;;[.D27];&quot;::&quot;;[.E27])" office:value-type="string" office:string-value="Patrick::Paulsen::Wims::135-982-9992::pwimsp@t.co" calcext:value-type="string">
            <text:p>Patrick::Paulsen::Wims::135-982-9992::pwimsp@t.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sell</text:p>
          </table:table-cell>
          <table:table-cell office:value-type="string" calcext:value-type="string">
            <text:p>Yarnley</text:p>
          </table:table-cell>
          <table:table-cell office:value-type="string" calcext:value-type="string">
            <text:p>Sterley</text:p>
          </table:table-cell>
          <table:table-cell office:value-type="string" calcext:value-type="string">
            <text:p>914-820-0524</text:p>
          </table:table-cell>
          <table:table-cell office:value-type="string" calcext:value-type="string">
            <text:p>rsterleyq@loc.gov</text:p>
          </table:table-cell>
          <table:table-cell table:formula="of:=CONCATENATE([.A28];&quot;::&quot;;[.B28];&quot;::&quot;;[.C28];&quot;::&quot;;[.D28];&quot;::&quot;;[.E28])" office:value-type="string" office:string-value="Ransell::Yarnley::Sterley::914-820-0524::rsterleyq@loc.gov" calcext:value-type="string">
            <text:p>Ransell::Yarnley::Sterley::914-820-0524::rsterleyq@loc.g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ena</text:p>
          </table:table-cell>
          <table:table-cell office:value-type="string" calcext:value-type="string">
            <text:p>Ettridge</text:p>
          </table:table-cell>
          <table:table-cell office:value-type="string" calcext:value-type="string">
            <text:p>Goretti</text:p>
          </table:table-cell>
          <table:table-cell office:value-type="string" calcext:value-type="string">
            <text:p>201-119-2995</text:p>
          </table:table-cell>
          <table:table-cell office:value-type="string" calcext:value-type="string">
            <text:p>kgorettir@cornell.edu</text:p>
          </table:table-cell>
          <table:table-cell table:formula="of:=CONCATENATE([.A29];&quot;::&quot;;[.B29];&quot;::&quot;;[.C29];&quot;::&quot;;[.D29];&quot;::&quot;;[.E29])" office:value-type="string" office:string-value="Karena::Ettridge::Goretti::201-119-2995::kgorettir@cornell.edu" calcext:value-type="string">
            <text:p>Karena::Ettridge::Goretti::201-119-2995::kgorettir@cornell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un</text:p>
          </table:table-cell>
          <table:table-cell office:value-type="string" calcext:value-type="string">
            <text:p>Scholl</text:p>
          </table:table-cell>
          <table:table-cell office:value-type="string" calcext:value-type="string">
            <text:p>Le Monnier</text:p>
          </table:table-cell>
          <table:table-cell office:value-type="string" calcext:value-type="string">
            <text:p>486-500-4919</text:p>
          </table:table-cell>
          <table:table-cell office:value-type="string" calcext:value-type="string">
            <text:p>slemonniers@issuu.com</text:p>
          </table:table-cell>
          <table:table-cell table:formula="of:=CONCATENATE([.A30];&quot;::&quot;;[.B30];&quot;::&quot;;[.C30];&quot;::&quot;;[.D30];&quot;::&quot;;[.E30])" office:value-type="string" office:string-value="Shaun::Scholl::Le Monnier::486-500-4919::slemonniers@issuu.com" calcext:value-type="string">
            <text:p>Shaun::Scholl::Le Monnier::486-500-4919::slemonniers@issuu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ermo</text:p>
          </table:table-cell>
          <table:table-cell office:value-type="string" calcext:value-type="string">
            <text:p>Beddows</text:p>
          </table:table-cell>
          <table:table-cell office:value-type="string" calcext:value-type="string">
            <text:p>Whanstall</text:p>
          </table:table-cell>
          <table:table-cell office:value-type="string" calcext:value-type="string">
            <text:p>335-447-8303</text:p>
          </table:table-cell>
          <table:table-cell office:value-type="string" calcext:value-type="string">
            <text:p>gwhanstallt@furl.net</text:p>
          </table:table-cell>
          <table:table-cell table:formula="of:=CONCATENATE([.A31];&quot;::&quot;;[.B31];&quot;::&quot;;[.C31];&quot;::&quot;;[.D31];&quot;::&quot;;[.E31])" office:value-type="string" office:string-value="Guillermo::Beddows::Whanstall::335-447-8303::gwhanstallt@furl.net" calcext:value-type="string">
            <text:p>Guillermo::Beddows::Whanstall::335-447-8303::gwhanstallt@furl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la</text:p>
          </table:table-cell>
          <table:table-cell office:value-type="string" calcext:value-type="string">
            <text:p>Cometson</text:p>
          </table:table-cell>
          <table:table-cell office:value-type="string" calcext:value-type="string">
            <text:p>Schofield</text:p>
          </table:table-cell>
          <table:table-cell office:value-type="string" calcext:value-type="string">
            <text:p>366-965-6349</text:p>
          </table:table-cell>
          <table:table-cell office:value-type="string" calcext:value-type="string">
            <text:p>cschofieldu@jalbum.net</text:p>
          </table:table-cell>
          <table:table-cell table:formula="of:=CONCATENATE([.A32];&quot;::&quot;;[.B32];&quot;::&quot;;[.C32];&quot;::&quot;;[.D32];&quot;::&quot;;[.E32])" office:value-type="string" office:string-value="Cornela::Cometson::Schofield::366-965-6349::cschofieldu@jalbum.net" calcext:value-type="string">
            <text:p>Cornela::Cometson::Schofield::366-965-6349::cschofieldu@jalbum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delyn</text:p>
          </table:table-cell>
          <table:table-cell office:value-type="string" calcext:value-type="string">
            <text:p>Lindner</text:p>
          </table:table-cell>
          <table:table-cell office:value-type="string" calcext:value-type="string">
            <text:p>Alpes</text:p>
          </table:table-cell>
          <table:table-cell office:value-type="string" calcext:value-type="string">
            <text:p>471-632-1381</text:p>
          </table:table-cell>
          <table:table-cell office:value-type="string" calcext:value-type="string">
            <text:p>calpesv@npr.org</text:p>
          </table:table-cell>
          <table:table-cell table:formula="of:=CONCATENATE([.A33];&quot;::&quot;;[.B33];&quot;::&quot;;[.C33];&quot;::&quot;;[.D33];&quot;::&quot;;[.E33])" office:value-type="string" office:string-value="Cindelyn::Lindner::Alpes::471-632-1381::calpesv@npr.org" calcext:value-type="string">
            <text:p>Cindelyn::Lindner::Alpes::471-632-1381::calpesv@npr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lda</text:p>
          </table:table-cell>
          <table:table-cell office:value-type="string" calcext:value-type="string">
            <text:p>Bassilashvili</text:p>
          </table:table-cell>
          <table:table-cell office:value-type="string" calcext:value-type="string">
            <text:p>Osgardby</text:p>
          </table:table-cell>
          <table:table-cell office:value-type="string" calcext:value-type="string">
            <text:p>481-231-9356</text:p>
          </table:table-cell>
          <table:table-cell office:value-type="string" calcext:value-type="string">
            <text:p>mosgardbyw@qq.com</text:p>
          </table:table-cell>
          <table:table-cell table:formula="of:=CONCATENATE([.A34];&quot;::&quot;;[.B34];&quot;::&quot;;[.C34];&quot;::&quot;;[.D34];&quot;::&quot;;[.E34])" office:value-type="string" office:string-value="Matelda::Bassilashvili::Osgardby::481-231-9356::mosgardbyw@qq.com" calcext:value-type="string">
            <text:p>Matelda::Bassilashvili::Osgardby::481-231-9356::mosgardbyw@qq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wald</text:p>
          </table:table-cell>
          <table:table-cell office:value-type="string" calcext:value-type="string">
            <text:p>Formie</text:p>
          </table:table-cell>
          <table:table-cell office:value-type="string" calcext:value-type="string">
            <text:p>McCorley</text:p>
          </table:table-cell>
          <table:table-cell office:value-type="string" calcext:value-type="string">
            <text:p>887-831-1290</text:p>
          </table:table-cell>
          <table:table-cell office:value-type="string" calcext:value-type="string">
            <text:p>rmccorleyx@nyu.edu</text:p>
          </table:table-cell>
          <table:table-cell table:formula="of:=CONCATENATE([.A35];&quot;::&quot;;[.B35];&quot;::&quot;;[.C35];&quot;::&quot;;[.D35];&quot;::&quot;;[.E35])" office:value-type="string" office:string-value="Reinwald::Formie::McCorley::887-831-1290::rmccorleyx@nyu.edu" calcext:value-type="string">
            <text:p>Reinwald::Formie::McCorley::887-831-1290::rmccorleyx@nyu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yn</text:p>
          </table:table-cell>
          <table:table-cell office:value-type="string" calcext:value-type="string">
            <text:p>Wadwell</text:p>
          </table:table-cell>
          <table:table-cell office:value-type="string" calcext:value-type="string">
            <text:p>Molden</text:p>
          </table:table-cell>
          <table:table-cell office:value-type="string" calcext:value-type="string">
            <text:p>745-774-0252</text:p>
          </table:table-cell>
          <table:table-cell office:value-type="string" calcext:value-type="string">
            <text:p>mmoldeny@uol.com.br</text:p>
          </table:table-cell>
          <table:table-cell table:formula="of:=CONCATENATE([.A36];&quot;::&quot;;[.B36];&quot;::&quot;;[.C36];&quot;::&quot;;[.D36];&quot;::&quot;;[.E36])" office:value-type="string" office:string-value="Melvyn::Wadwell::Molden::745-774-0252::mmoldeny@uol.com.br" calcext:value-type="string">
            <text:p>Melvyn::Wadwell::Molden::745-774-0252::mmoldeny@uol.com.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524-997-3706</text:p>
          </table:table-cell>
          <table:table-cell office:value-type="string" calcext:value-type="string">
            <text:p>dcanadaz@creativecommons.org</text:p>
          </table:table-cell>
          <table:table-cell table:formula="of:=CONCATENATE([.A37];&quot;::&quot;;[.B37];&quot;::&quot;;[.C37];&quot;::&quot;;[.D37];&quot;::&quot;;[.E37])" office:value-type="string" office:string-value="Desiree::Free::Canada::524-997-3706::dcanadaz@creativecommons.org" calcext:value-type="string">
            <text:p>Desiree::Free::Canada::524-997-3706::dcanadaz@creativecommons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</text:p>
          </table:table-cell>
          <table:table-cell office:value-type="string" calcext:value-type="string">
            <text:p>Riccetti</text:p>
          </table:table-cell>
          <table:table-cell office:value-type="string" calcext:value-type="string">
            <text:p>Seater</text:p>
          </table:table-cell>
          <table:table-cell office:value-type="string" calcext:value-type="string">
            <text:p>690-538-5416</text:p>
          </table:table-cell>
          <table:table-cell office:value-type="string" calcext:value-type="string">
            <text:p>tseater10@seesaa.net</text:p>
          </table:table-cell>
          <table:table-cell table:formula="of:=CONCATENATE([.A38];&quot;::&quot;;[.B38];&quot;::&quot;;[.C38];&quot;::&quot;;[.D38];&quot;::&quot;;[.E38])" office:value-type="string" office:string-value="Teena::Riccetti::Seater::690-538-5416::tseater10@seesaa.net" calcext:value-type="string">
            <text:p>Teena::Riccetti::Seater::690-538-5416::tseater10@seesaa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ie</text:p>
          </table:table-cell>
          <table:table-cell office:value-type="string" calcext:value-type="string">
            <text:p>Labell</text:p>
          </table:table-cell>
          <table:table-cell office:value-type="string" calcext:value-type="string">
            <text:p>Tack</text:p>
          </table:table-cell>
          <table:table-cell office:value-type="string" calcext:value-type="string">
            <text:p>618-369-4663</text:p>
          </table:table-cell>
          <table:table-cell office:value-type="string" calcext:value-type="string">
            <text:p>ptack11@google.co.jp</text:p>
          </table:table-cell>
          <table:table-cell table:formula="of:=CONCATENATE([.A39];&quot;::&quot;;[.B39];&quot;::&quot;;[.C39];&quot;::&quot;;[.D39];&quot;::&quot;;[.E39])" office:value-type="string" office:string-value="Paulie::Labell::Tack::618-369-4663::ptack11@google.co.jp" calcext:value-type="string">
            <text:p>Paulie::Labell::Tack::618-369-4663::ptack11@google.co.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belle</text:p>
          </table:table-cell>
          <table:table-cell office:value-type="string" calcext:value-type="string">
            <text:p>Nyland</text:p>
          </table:table-cell>
          <table:table-cell office:value-type="string" calcext:value-type="string">
            <text:p>Pochon</text:p>
          </table:table-cell>
          <table:table-cell office:value-type="string" calcext:value-type="string">
            <text:p>552-558-3759</text:p>
          </table:table-cell>
          <table:table-cell office:value-type="string" calcext:value-type="string">
            <text:p>mpochon12@mac.com</text:p>
          </table:table-cell>
          <table:table-cell table:formula="of:=CONCATENATE([.A40];&quot;::&quot;;[.B40];&quot;::&quot;;[.C40];&quot;::&quot;;[.D40];&quot;::&quot;;[.E40])" office:value-type="string" office:string-value="Maybelle::Nyland::Pochon::552-558-3759::mpochon12@mac.com" calcext:value-type="string">
            <text:p>Maybelle::Nyland::Pochon::552-558-3759::mpochon12@mac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ni</text:p>
          </table:table-cell>
          <table:table-cell office:value-type="string" calcext:value-type="string">
            <text:p>Bleythin</text:p>
          </table:table-cell>
          <table:table-cell office:value-type="string" calcext:value-type="string">
            <text:p>Siveter</text:p>
          </table:table-cell>
          <table:table-cell office:value-type="string" calcext:value-type="string">
            <text:p>340-699-9033</text:p>
          </table:table-cell>
          <table:table-cell office:value-type="string" calcext:value-type="string">
            <text:p>gsiveter13@cbslocal.com</text:p>
          </table:table-cell>
          <table:table-cell table:formula="of:=CONCATENATE([.A41];&quot;::&quot;;[.B41];&quot;::&quot;;[.C41];&quot;::&quot;;[.D41];&quot;::&quot;;[.E41])" office:value-type="string" office:string-value="Gnni::Bleythin::Siveter::340-699-9033::gsiveter13@cbslocal.com" calcext:value-type="string">
            <text:p>Gnni::Bleythin::Siveter::340-699-9033::gsiveter13@cbsloca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zio</text:p>
          </table:table-cell>
          <table:table-cell office:value-type="string" calcext:value-type="string">
            <text:p>Brunroth</text:p>
          </table:table-cell>
          <table:table-cell office:value-type="string" calcext:value-type="string">
            <text:p>Craiker</text:p>
          </table:table-cell>
          <table:table-cell office:value-type="string" calcext:value-type="string">
            <text:p>752-404-8805</text:p>
          </table:table-cell>
          <table:table-cell office:value-type="string" calcext:value-type="string">
            <text:p>ocraiker14@ovh.net</text:p>
          </table:table-cell>
          <table:table-cell table:formula="of:=CONCATENATE([.A42];&quot;::&quot;;[.B42];&quot;::&quot;;[.C42];&quot;::&quot;;[.D42];&quot;::&quot;;[.E42])" office:value-type="string" office:string-value="Orazio::Brunroth::Craiker::752-404-8805::ocraiker14@ovh.net" calcext:value-type="string">
            <text:p>Orazio::Brunroth::Craiker::752-404-8805::ocraiker14@ovh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ine</text:p>
          </table:table-cell>
          <table:table-cell office:value-type="string" calcext:value-type="string">
            <text:p>Rathe</text:p>
          </table:table-cell>
          <table:table-cell office:value-type="string" calcext:value-type="string">
            <text:p>Kyles</text:p>
          </table:table-cell>
          <table:table-cell office:value-type="string" calcext:value-type="string">
            <text:p>860-489-7699</text:p>
          </table:table-cell>
          <table:table-cell office:value-type="string" calcext:value-type="string">
            <text:p>kkyles15@discovery.com</text:p>
          </table:table-cell>
          <table:table-cell table:formula="of:=CONCATENATE([.A43];&quot;::&quot;;[.B43];&quot;::&quot;;[.C43];&quot;::&quot;;[.D43];&quot;::&quot;;[.E43])" office:value-type="string" office:string-value="Katine::Rathe::Kyles::860-489-7699::kkyles15@discovery.com" calcext:value-type="string">
            <text:p>Katine::Rathe::Kyles::860-489-7699::kkyles15@discovery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aela</text:p>
          </table:table-cell>
          <table:table-cell office:value-type="string" calcext:value-type="string">
            <text:p>Downer</text:p>
          </table:table-cell>
          <table:table-cell office:value-type="string" calcext:value-type="string">
            <text:p>Paine</text:p>
          </table:table-cell>
          <table:table-cell office:value-type="string" calcext:value-type="string">
            <text:p>455-333-0074</text:p>
          </table:table-cell>
          <table:table-cell office:value-type="string" calcext:value-type="string">
            <text:p>mpaine16@microsoft.com</text:p>
          </table:table-cell>
          <table:table-cell table:formula="of:=CONCATENATE([.A44];&quot;::&quot;;[.B44];&quot;::&quot;;[.C44];&quot;::&quot;;[.D44];&quot;::&quot;;[.E44])" office:value-type="string" office:string-value="Micaela::Downer::Paine::455-333-0074::mpaine16@microsoft.com" calcext:value-type="string">
            <text:p>Micaela::Downer::Paine::455-333-0074::mpaine16@microsoft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gra</text:p>
          </table:table-cell>
          <table:table-cell office:value-type="string" calcext:value-type="string">
            <text:p>Stiger</text:p>
          </table:table-cell>
          <table:table-cell office:value-type="string" calcext:value-type="string">
            <text:p>Gossipin</text:p>
          </table:table-cell>
          <table:table-cell office:value-type="string" calcext:value-type="string">
            <text:p>685-319-6574</text:p>
          </table:table-cell>
          <table:table-cell office:value-type="string" calcext:value-type="string">
            <text:p>agossipin17@1688.com</text:p>
          </table:table-cell>
          <table:table-cell table:formula="of:=CONCATENATE([.A45];&quot;::&quot;;[.B45];&quot;::&quot;;[.C45];&quot;::&quot;;[.D45];&quot;::&quot;;[.E45])" office:value-type="string" office:string-value="Allegra::Stiger::Gossipin::685-319-6574::agossipin17@1688.com" calcext:value-type="string">
            <text:p>Allegra::Stiger::Gossipin::685-319-6574::agossipin17@1688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Ickovic</text:p>
          </table:table-cell>
          <table:table-cell office:value-type="string" calcext:value-type="string">
            <text:p>Abramov</text:p>
          </table:table-cell>
          <table:table-cell office:value-type="string" calcext:value-type="string">
            <text:p>620-957-3794</text:p>
          </table:table-cell>
          <table:table-cell office:value-type="string" calcext:value-type="string">
            <text:p>iabramov18@cornell.edu</text:p>
          </table:table-cell>
          <table:table-cell table:formula="of:=CONCATENATE([.A46];&quot;::&quot;;[.B46];&quot;::&quot;;[.C46];&quot;::&quot;;[.D46];&quot;::&quot;;[.E46])" office:value-type="string" office:string-value="Iris::Ickovic::Abramov::620-957-3794::iabramov18@cornell.edu" calcext:value-type="string">
            <text:p>Iris::Ickovic::Abramov::620-957-3794::iabramov18@cornell.e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McCurtin</text:p>
          </table:table-cell>
          <table:table-cell office:value-type="string" calcext:value-type="string">
            <text:p>Seeman</text:p>
          </table:table-cell>
          <table:table-cell office:value-type="string" calcext:value-type="string">
            <text:p>265-656-8231</text:p>
          </table:table-cell>
          <table:table-cell office:value-type="string" calcext:value-type="string">
            <text:p>nseeman19@sogou.com</text:p>
          </table:table-cell>
          <table:table-cell table:formula="of:=CONCATENATE([.A47];&quot;::&quot;;[.B47];&quot;::&quot;;[.C47];&quot;::&quot;;[.D47];&quot;::&quot;;[.E47])" office:value-type="string" office:string-value="North::McCurtin::Seeman::265-656-8231::nseeman19@sogou.com" calcext:value-type="string">
            <text:p>North::McCurtin::Seeman::265-656-8231::nseeman19@sogou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y</text:p>
          </table:table-cell>
          <table:table-cell office:value-type="string" calcext:value-type="string">
            <text:p>Neylan</text:p>
          </table:table-cell>
          <table:table-cell office:value-type="string" calcext:value-type="string">
            <text:p>Cobon</text:p>
          </table:table-cell>
          <table:table-cell office:value-type="string" calcext:value-type="string">
            <text:p>213-606-4764</text:p>
          </table:table-cell>
          <table:table-cell office:value-type="string" calcext:value-type="string">
            <text:p>jcobon1a@gov.uk</text:p>
          </table:table-cell>
          <table:table-cell table:formula="of:=CONCATENATE([.A48];&quot;::&quot;;[.B48];&quot;::&quot;;[.C48];&quot;::&quot;;[.D48];&quot;::&quot;;[.E48])" office:value-type="string" office:string-value="Johny::Neylan::Cobon::213-606-4764::jcobon1a@gov.uk" calcext:value-type="string">
            <text:p>Johny::Neylan::Cobon::213-606-4764::jcobon1a@gov.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y</text:p>
          </table:table-cell>
          <table:table-cell office:value-type="string" calcext:value-type="string">
            <text:p>Glader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648-561-3650</text:p>
          </table:table-cell>
          <table:table-cell office:value-type="string" calcext:value-type="string">
            <text:p>goats1b@sphinn.com</text:p>
          </table:table-cell>
          <table:table-cell table:formula="of:=CONCATENATE([.A49];&quot;::&quot;;[.B49];&quot;::&quot;;[.C49];&quot;::&quot;;[.D49];&quot;::&quot;;[.E49])" office:value-type="string" office:string-value="Garry::Glader::Oats::648-561-3650::goats1b@sphinn.com" calcext:value-type="string">
            <text:p>Garry::Glader::Oats::648-561-3650::goats1b@sphinn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Cregin</text:p>
          </table:table-cell>
          <table:table-cell office:value-type="string" calcext:value-type="string">
            <text:p>Weaving</text:p>
          </table:table-cell>
          <table:table-cell office:value-type="string" calcext:value-type="string">
            <text:p>468-633-3596</text:p>
          </table:table-cell>
          <table:table-cell office:value-type="string" calcext:value-type="string">
            <text:p>lweaving1c@vistaprint.com</text:p>
          </table:table-cell>
          <table:table-cell table:formula="of:=CONCATENATE([.A50];&quot;::&quot;;[.B50];&quot;::&quot;;[.C50];&quot;::&quot;;[.D50];&quot;::&quot;;[.E50])" office:value-type="string" office:string-value="Lucky::Cregin::Weaving::468-633-3596::lweaving1c@vistaprint.com" calcext:value-type="string">
            <text:p>Lucky::Cregin::Weaving::468-633-3596::lweaving1c@vistaprint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h</text:p>
          </table:table-cell>
          <table:table-cell office:value-type="string" calcext:value-type="string">
            <text:p>Hoy</text:p>
          </table:table-cell>
          <table:table-cell office:value-type="string" calcext:value-type="string">
            <text:p>Antram</text:p>
          </table:table-cell>
          <table:table-cell office:value-type="string" calcext:value-type="string">
            <text:p>861-455-4447</text:p>
          </table:table-cell>
          <table:table-cell office:value-type="string" calcext:value-type="string">
            <text:p>lantram1d@yahoo.co.jp</text:p>
          </table:table-cell>
          <table:table-cell table:formula="of:=CONCATENATE([.A51];&quot;::&quot;;[.B51];&quot;::&quot;;[.C51];&quot;::&quot;;[.D51];&quot;::&quot;;[.E51])" office:value-type="string" office:string-value="Leah::Hoy::Antram::861-455-4447::lantram1d@yahoo.co.jp" calcext:value-type="string">
            <text:p>Leah::Hoy::Antram::861-455-4447::lantram1d@yahoo.co.jp</text:p>
          </table:table-cell>
          <table:table-cell table:number-columns-repeated="2"/>
        </table:table-row>
      </table:table>
      <table:table table:name="asociaciones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referencia_llegada</text:p>
          </table:table-cell>
          <table:table-cell table:style-name="ce1" office:value-type="string" calcext:value-type="string">
            <text:p>responsable_id</text:p>
          </table:table-cell>
          <table:table-cell table:style-name="ce2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Sheridan</text:p>
          </table:table-cell>
          <table:table-cell table:formula="of:=RANDBETWEEN(1;30) + RANDBETWEEN(1;100)/100" office:value-type="float" office:value="30.64" calcext:value-type="float">
            <text:p>30.64</text:p>
          </table:table-cell>
          <table:table-cell office:value-type="string" calcext:value-type="string">
            <text:p>Penstemon eatonii A. Gray</text:p>
          </table:table-cell>
          <table:table-cell table:formula="of:=RANDBETWEEN(1;50)" office:value-type="float" office:value="37" calcext:value-type="float">
            <text:p>37</text:p>
          </table:table-cell>
          <table:table-cell table:formula="of:=CONCATENATE([.A2];&quot;::&quot;;[.B2];&quot;::&quot;;[.C2];&quot;::&quot;;[.D2])" office:value-type="string" office:string-value="Sheridan::25.03::Penstemon eatonii A. Gray::37" calcext:value-type="string">
            <text:p>Sheridan::25.03::Penstemon eatonii A. Gray::37</text:p>
          </table:table-cell>
        </table:table-row>
        <table:table-row table:style-name="ro1">
          <table:table-cell office:value-type="string" calcext:value-type="string">
            <text:p>Melody</text:p>
          </table:table-cell>
          <table:table-cell table:formula="of:=RANDBETWEEN(1;30) + RANDBETWEEN(1;100)/100" office:value-type="float" office:value="12.82" calcext:value-type="float">
            <text:p>12.82</text:p>
          </table:table-cell>
          <table:table-cell office:value-type="string" calcext:value-type="string">
            <text:p>Philadelphus zelleri Hu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CONCATENATE([.A3];&quot;::&quot;;[.B3];&quot;::&quot;;[.C3];&quot;::&quot;;[.D3])" office:value-type="string" office:string-value="Melody::12.82::Philadelphus zelleri Hu::13" calcext:value-type="string">
            <text:p>Melody::12.82::Philadelphus zelleri Hu::13</text:p>
          </table:table-cell>
        </table:table-row>
        <table:table-row table:style-name="ro1">
          <table:table-cell office:value-type="string" calcext:value-type="string">
            <text:p>Hudson</text:p>
          </table:table-cell>
          <table:table-cell table:formula="of:=RANDBETWEEN(1;30) + RANDBETWEEN(1;100)/100" office:value-type="float" office:value="5.61" calcext:value-type="float">
            <text:p>5.61</text:p>
          </table:table-cell>
          <table:table-cell office:value-type="string" calcext:value-type="string">
            <text:p>Rhamnus serrata Humb. &amp; Bonpl. ex Schult.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CONCATENATE([.A4];&quot;::&quot;;[.B4];&quot;::&quot;;[.C4];&quot;::&quot;;[.D4])" office:value-type="string" office:string-value="Hudson::5.61::Rhamnus serrata Humb. &amp; Bonpl. ex Schult.::28" calcext:value-type="string">
            <text:p>Hudson::5.61::Rhamnus serrata Humb. &amp; Bonpl. ex Schult.::28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table:formula="of:=RANDBETWEEN(1;30) + RANDBETWEEN(1;100)/100" office:value-type="float" office:value="30.99" calcext:value-type="float">
            <text:p>30.99</text:p>
          </table:table-cell>
          <table:table-cell office:value-type="string" calcext:value-type="string">
            <text:p>Castilleja caudata (Pennell) Rebr.</text:p>
          </table:table-cell>
          <table:table-cell table:formula="of:=RANDBETWEEN(1;50)" office:value-type="float" office:value="44" calcext:value-type="float">
            <text:p>44</text:p>
          </table:table-cell>
          <table:table-cell table:formula="of:=CONCATENATE([.A5];&quot;::&quot;;[.B5];&quot;::&quot;;[.C5];&quot;::&quot;;[.D5])" office:value-type="string" office:string-value="South::30.99::Castilleja caudata (Pennell) Rebr.::44" calcext:value-type="string">
            <text:p>South::30.99::Castilleja caudata (Pennell) Rebr.::44</text:p>
          </table:table-cell>
        </table:table-row>
        <table:table-row table:style-name="ro1">
          <table:table-cell office:value-type="string" calcext:value-type="string">
            <text:p>Melvin</text:p>
          </table:table-cell>
          <table:table-cell table:formula="of:=RANDBETWEEN(1;30) + RANDBETWEEN(1;100)/100" office:value-type="float" office:value="4.79" calcext:value-type="float">
            <text:p>4.79</text:p>
          </table:table-cell>
          <table:table-cell office:value-type="string" calcext:value-type="string">
            <text:p>Juncus hemiendytus F.J. Herm. var. hemiendytus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CONCATENATE([.A6];&quot;::&quot;;[.B6];&quot;::&quot;;[.C6];&quot;::&quot;;[.D6])" office:value-type="string" office:string-value="Melvin::4.79::Juncus hemiendytus F.J. Herm. var. hemiendytus::8" calcext:value-type="string">
            <text:p>Melvin::4.79::Juncus hemiendytus F.J. Herm. var. hemiendytus::8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formula="of:=RANDBETWEEN(1;30) + RANDBETWEEN(1;100)/100" office:value-type="float" office:value="5.41" calcext:value-type="float">
            <text:p>5.41</text:p>
          </table:table-cell>
          <table:table-cell office:value-type="string" calcext:value-type="string">
            <text:p>Mentzelia humilis (A. Gray) J. Darl.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CONCATENATE([.A7];&quot;::&quot;;[.B7];&quot;::&quot;;[.C7];&quot;::&quot;;[.D7])" office:value-type="string" office:string-value="Center::5.41::Mentzelia humilis (A. Gray) J. Darl.::22" calcext:value-type="string">
            <text:p>Center::5.41::Mentzelia humilis (A. Gray) J. Darl.::22</text:p>
          </table:table-cell>
        </table:table-row>
        <table:table-row table:style-name="ro1">
          <table:table-cell office:value-type="string" calcext:value-type="string">
            <text:p>Westerfield</text:p>
          </table:table-cell>
          <table:table-cell table:formula="of:=RANDBETWEEN(1;30) + RANDBETWEEN(1;100)/100" office:value-type="float" office:value="13.75" calcext:value-type="float">
            <text:p>13.75</text:p>
          </table:table-cell>
          <table:table-cell office:value-type="string" calcext:value-type="string">
            <text:p>Trimezia Salisb. ex Herb.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CONCATENATE([.A8];&quot;::&quot;;[.B8];&quot;::&quot;;[.C8];&quot;::&quot;;[.D8])" office:value-type="string" office:string-value="Westerfield::13.75::Trimezia Salisb. ex Herb.::18" calcext:value-type="string">
            <text:p>Westerfield::13.75::Trimezia Salisb. ex Herb.::18</text:p>
          </table:table-cell>
        </table:table-row>
        <table:table-row table:style-name="ro1">
          <table:table-cell office:value-type="string" calcext:value-type="string">
            <text:p>Springs</text:p>
          </table:table-cell>
          <table:table-cell table:formula="of:=RANDBETWEEN(1;30) + RANDBETWEEN(1;100)/100" office:value-type="float" office:value="21.94" calcext:value-type="float">
            <text:p>21.94</text:p>
          </table:table-cell>
          <table:table-cell office:value-type="string" calcext:value-type="string">
            <text:p>×Elyhordeum dutillyanum Lepage</text:p>
          </table:table-cell>
          <table:table-cell table:formula="of:=RANDBETWEEN(1;50)" office:value-type="float" office:value="36" calcext:value-type="float">
            <text:p>36</text:p>
          </table:table-cell>
          <table:table-cell table:formula="of:=CONCATENATE([.A9];&quot;::&quot;;[.B9];&quot;::&quot;;[.C9];&quot;::&quot;;[.D9])" office:value-type="string" office:string-value="Springs::21.94::×Elyhordeum dutillyanum Lepage::36" calcext:value-type="string">
            <text:p>Springs::21.94::×Elyhordeum dutillyanum Lepage::36</text:p>
          </table:table-cell>
        </table:table-row>
        <table:table-row table:style-name="ro1">
          <table:table-cell office:value-type="string" calcext:value-type="string">
            <text:p>Pawling</text:p>
          </table:table-cell>
          <table:table-cell table:formula="of:=RANDBETWEEN(1;30) + RANDBETWEEN(1;100)/100" office:value-type="float" office:value="11.64" calcext:value-type="float">
            <text:p>11.64</text:p>
          </table:table-cell>
          <table:table-cell office:value-type="string" calcext:value-type="string">
            <text:p>Oenothera kunthiana (Spach) Munz</text:p>
          </table:table-cell>
          <table:table-cell table:formula="of:=RANDBETWEEN(1;50)" office:value-type="float" office:value="40" calcext:value-type="float">
            <text:p>40</text:p>
          </table:table-cell>
          <table:table-cell table:formula="of:=CONCATENATE([.A10];&quot;::&quot;;[.B10];&quot;::&quot;;[.C10];&quot;::&quot;;[.D10])" office:value-type="string" office:string-value="Pawling::11.64::Oenothera kunthiana (Spach) Munz::40" calcext:value-type="string">
            <text:p>Pawling::11.64::Oenothera kunthiana (Spach) Munz::40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table:formula="of:=RANDBETWEEN(1;30) + RANDBETWEEN(1;100)/100" office:value-type="float" office:value="21.91" calcext:value-type="float">
            <text:p>21.91</text:p>
          </table:table-cell>
          <table:table-cell office:value-type="string" calcext:value-type="string">
            <text:p>Phyllopsora furfuracea (Pers.) Zahlbr.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CONCATENATE([.A11];&quot;::&quot;;[.B11];&quot;::&quot;;[.C11];&quot;::&quot;;[.D11])" office:value-type="string" office:string-value="Judy::21.91::Phyllopsora furfuracea (Pers.) Zahlbr.::21" calcext:value-type="string">
            <text:p>Judy::21.91::Phyllopsora furfuracea (Pers.) Zahlbr.::21</text:p>
          </table:table-cell>
        </table:table-row>
        <table:table-row table:style-name="ro1">
          <table:table-cell office:value-type="string" calcext:value-type="string">
            <text:p>Brentwood</text:p>
          </table:table-cell>
          <table:table-cell table:formula="of:=RANDBETWEEN(1;30) + RANDBETWEEN(1;100)/100" office:value-type="float" office:value="21.02" calcext:value-type="float">
            <text:p>21.02</text:p>
          </table:table-cell>
          <table:table-cell office:value-type="string" calcext:value-type="string">
            <text:p>Pseudophoenix sargentii H. Wendl. ex Sarg.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CONCATENATE([.A12];&quot;::&quot;;[.B12];&quot;::&quot;;[.C12];&quot;::&quot;;[.D12])" office:value-type="string" office:string-value="Brentwood::21.02::Pseudophoenix sargentii H. Wendl. ex Sarg.::29" calcext:value-type="string">
            <text:p>Brentwood::21.02::Pseudophoenix sargentii H. Wendl. ex Sarg.::29</text:p>
          </table:table-cell>
        </table:table-row>
        <table:table-row table:style-name="ro1">
          <table:table-cell office:value-type="string" calcext:value-type="string">
            <text:p>Garrison</text:p>
          </table:table-cell>
          <table:table-cell table:formula="of:=RANDBETWEEN(1;30) + RANDBETWEEN(1;100)/100" office:value-type="float" office:value="3" calcext:value-type="float">
            <text:p>3</text:p>
          </table:table-cell>
          <table:table-cell office:value-type="string" calcext:value-type="string">
            <text:p>Viola selkirkii Pursh ex Goldie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CONCATENATE([.A13];&quot;::&quot;;[.B13];&quot;::&quot;;[.C13];&quot;::&quot;;[.D13])" office:value-type="string" office:string-value="Garrison::3::Viola selkirkii Pursh ex Goldie::11" calcext:value-type="string">
            <text:p>Garrison::3::Viola selkirkii Pursh ex Goldie::11</text:p>
          </table:table-cell>
        </table:table-row>
        <table:table-row table:style-name="ro1">
          <table:table-cell office:value-type="string" calcext:value-type="string">
            <text:p>Crest Line</text:p>
          </table:table-cell>
          <table:table-cell table:formula="of:=RANDBETWEEN(1;30) + RANDBETWEEN(1;100)/100" office:value-type="float" office:value="10.1" calcext:value-type="float">
            <text:p>10.1</text:p>
          </table:table-cell>
          <table:table-cell office:value-type="string" calcext:value-type="string">
            <text:p>Carex marina Dewey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CONCATENATE([.A14];&quot;::&quot;;[.B14];&quot;::&quot;;[.C14];&quot;::&quot;;[.D14])" office:value-type="string" office:string-value="Crest Line::10.1::Carex marina Dewey::47" calcext:value-type="string">
            <text:p>Crest Line::10.1::Carex marina Dewey::47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table:formula="of:=RANDBETWEEN(1;30) + RANDBETWEEN(1;100)/100" office:value-type="float" office:value="27.99" calcext:value-type="float">
            <text:p>27.99</text:p>
          </table:table-cell>
          <table:table-cell office:value-type="string" calcext:value-type="string">
            <text:p>Parnassia caroliniana Michx.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CONCATENATE([.A15];&quot;::&quot;;[.B15];&quot;::&quot;;[.C15];&quot;::&quot;;[.D15])" office:value-type="string" office:string-value="Maryland::27.99::Parnassia caroliniana Michx.::15" calcext:value-type="string">
            <text:p>Maryland::27.99::Parnassia caroliniana Michx.::15</text:p>
          </table:table-cell>
        </table:table-row>
        <table:table-row table:style-name="ro1">
          <table:table-cell office:value-type="string" calcext:value-type="string">
            <text:p>Delladonna</text:p>
          </table:table-cell>
          <table:table-cell table:formula="of:=RANDBETWEEN(1;30) + RANDBETWEEN(1;100)/100" office:value-type="float" office:value="27.82" calcext:value-type="float">
            <text:p>27.82</text:p>
          </table:table-cell>
          <table:table-cell office:value-type="string" calcext:value-type="string">
            <text:p>Scirpus atrovirens Willd.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CONCATENATE([.A16];&quot;::&quot;;[.B16];&quot;::&quot;;[.C16];&quot;::&quot;;[.D16])" office:value-type="string" office:string-value="Delladonna::27.82::Scirpus atrovirens Willd.::21" calcext:value-type="string">
            <text:p>Delladonna::27.82::Scirpus atrovirens Willd.::21</text:p>
          </table:table-cell>
        </table:table-row>
        <table:table-row table:style-name="ro1">
          <table:table-cell office:value-type="string" calcext:value-type="string">
            <text:p>Forster</text:p>
          </table:table-cell>
          <table:table-cell table:formula="of:=RANDBETWEEN(1;30) + RANDBETWEEN(1;100)/100" office:value-type="float" office:value="29.26" calcext:value-type="float">
            <text:p>29.26</text:p>
          </table:table-cell>
          <table:table-cell office:value-type="string" calcext:value-type="string">
            <text:p>Physocarpus monogynus (Torr.) J.M. Coult.</text:p>
          </table:table-cell>
          <table:table-cell table:formula="of:=RANDBETWEEN(1;50)" office:value-type="float" office:value="36" calcext:value-type="float">
            <text:p>36</text:p>
          </table:table-cell>
          <table:table-cell table:formula="of:=CONCATENATE([.A17];&quot;::&quot;;[.B17];&quot;::&quot;;[.C17];&quot;::&quot;;[.D17])" office:value-type="string" office:string-value="Forster::29.26::Physocarpus monogynus (Torr.) J.M. Coult.::36" calcext:value-type="string">
            <text:p>Forster::29.26::Physocarpus monogynus (Torr.) J.M. Coult.::36</text:p>
          </table:table-cell>
        </table:table-row>
        <table:table-row table:style-name="ro1">
          <table:table-cell office:value-type="string" calcext:value-type="string">
            <text:p>Sutteridge</text:p>
          </table:table-cell>
          <table:table-cell table:formula="of:=RANDBETWEEN(1;30) + RANDBETWEEN(1;100)/100" office:value-type="float" office:value="6.98" calcext:value-type="float">
            <text:p>6.98</text:p>
          </table:table-cell>
          <table:table-cell office:value-type="string" calcext:value-type="string">
            <text:p>Cylindropuntia ×neoarbuscula (Griffiths) F.M. Knuth (pro sp.)</text:p>
          </table:table-cell>
          <table:table-cell table:formula="of:=RANDBETWEEN(1;50)" office:value-type="float" office:value="30" calcext:value-type="float">
            <text:p>30</text:p>
          </table:table-cell>
          <table:table-cell table:formula="of:=CONCATENATE([.A18];&quot;::&quot;;[.B18];&quot;::&quot;;[.C18];&quot;::&quot;;[.D18])" office:value-type="string" office:string-value="Sutteridge::6.98::Cylindropuntia ×neoarbuscula (Griffiths) F.M. Knuth (pro sp.)::30" calcext:value-type="string">
            <text:p>Sutteridge::6.98::Cylindropuntia ×neoarbuscula (Griffiths) F.M. Knuth (pro sp.)::30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table:formula="of:=RANDBETWEEN(1;30) + RANDBETWEEN(1;100)/100" office:value-type="float" office:value="8.41" calcext:value-type="float">
            <text:p>8.41</text:p>
          </table:table-cell>
          <table:table-cell office:value-type="string" calcext:value-type="string">
            <text:p>Batis P. Br.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CONCATENATE([.A19];&quot;::&quot;;[.B19];&quot;::&quot;;[.C19];&quot;::&quot;;[.D19])" office:value-type="string" office:string-value="Utah::8.41::Batis P. Br.::11" calcext:value-type="string">
            <text:p>Utah::8.41::Batis P. Br.::11</text:p>
          </table:table-cell>
        </table:table-row>
        <table:table-row table:style-name="ro1">
          <table:table-cell office:value-type="string" calcext:value-type="string">
            <text:p>Del Mar</text:p>
          </table:table-cell>
          <table:table-cell table:formula="of:=RANDBETWEEN(1;30) + RANDBETWEEN(1;100)/100" office:value-type="float" office:value="23.44" calcext:value-type="float">
            <text:p>23.44</text:p>
          </table:table-cell>
          <table:table-cell office:value-type="string" calcext:value-type="string">
            <text:p>Luina serpentina Cronquist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CONCATENATE([.A20];&quot;::&quot;;[.B20];&quot;::&quot;;[.C20];&quot;::&quot;;[.D20])" office:value-type="string" office:string-value="Del Mar::23.44::Luina serpentina Cronquist::16" calcext:value-type="string">
            <text:p>Del Mar::23.44::Luina serpentina Cronquist::16</text:p>
          </table:table-cell>
        </table:table-row>
        <table:table-row table:style-name="ro1">
          <table:table-cell office:value-type="string" calcext:value-type="string">
            <text:p>Garrison</text:p>
          </table:table-cell>
          <table:table-cell table:formula="of:=RANDBETWEEN(1;30) + RANDBETWEEN(1;100)/100" office:value-type="float" office:value="21.28" calcext:value-type="float">
            <text:p>21.28</text:p>
          </table:table-cell>
          <table:table-cell office:value-type="string" calcext:value-type="string">
            <text:p>Crataegus consanguinea Beadle</text:p>
          </table:table-cell>
          <table:table-cell table:formula="of:=RANDBETWEEN(1;50)" office:value-type="float" office:value="48" calcext:value-type="float">
            <text:p>48</text:p>
          </table:table-cell>
          <table:table-cell table:formula="of:=CONCATENATE([.A21];&quot;::&quot;;[.B21];&quot;::&quot;;[.C21];&quot;::&quot;;[.D21])" office:value-type="string" office:string-value="Garrison::21.28::Crataegus consanguinea Beadle::48" calcext:value-type="string">
            <text:p>Garrison::21.28::Crataegus consanguinea Beadle::48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table:formula="of:=RANDBETWEEN(1;30) + RANDBETWEEN(1;100)/100" office:value-type="float" office:value="24.4" calcext:value-type="float">
            <text:p>24.4</text:p>
          </table:table-cell>
          <table:table-cell office:value-type="string" calcext:value-type="string">
            <text:p>Cryptantha grahamii I.M. Johnst.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CONCATENATE([.A22];&quot;::&quot;;[.B22];&quot;::&quot;;[.C22];&quot;::&quot;;[.D22])" office:value-type="string" office:string-value="Hanover::24.4::Cryptantha grahamii I.M. Johnst.::18" calcext:value-type="string">
            <text:p>Hanover::24.4::Cryptantha grahamii I.M. Johnst.::18</text:p>
          </table:table-cell>
        </table:table-row>
        <table:table-row table:style-name="ro1">
          <table:table-cell office:value-type="string" calcext:value-type="string">
            <text:p>Stoughton</text:p>
          </table:table-cell>
          <table:table-cell table:formula="of:=RANDBETWEEN(1;30) + RANDBETWEEN(1;100)/100" office:value-type="float" office:value="14.48" calcext:value-type="float">
            <text:p>14.48</text:p>
          </table:table-cell>
          <table:table-cell office:value-type="string" calcext:value-type="string">
            <text:p>Virola theiodora (Spruce ex Benth.) Warb.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CONCATENATE([.A23];&quot;::&quot;;[.B23];&quot;::&quot;;[.C23];&quot;::&quot;;[.D23])" office:value-type="string" office:string-value="Stoughton::14.48::Virola theiodora (Spruce ex Benth.) Warb.::22" calcext:value-type="string">
            <text:p>Stoughton::14.48::Virola theiodora (Spruce ex Benth.) Warb.::22</text:p>
          </table:table-cell>
        </table:table-row>
        <table:table-row table:style-name="ro1">
          <table:table-cell office:value-type="string" calcext:value-type="string">
            <text:p>Wayridge</text:p>
          </table:table-cell>
          <table:table-cell table:formula="of:=RANDBETWEEN(1;30) + RANDBETWEEN(1;100)/100" office:value-type="float" office:value="9.62" calcext:value-type="float">
            <text:p>9.62</text:p>
          </table:table-cell>
          <table:table-cell office:value-type="string" calcext:value-type="string">
            <text:p>Cynodontium Bruch &amp; Schimp. ex Schimp.</text:p>
          </table:table-cell>
          <table:table-cell table:formula="of:=RANDBETWEEN(1;50)" office:value-type="float" office:value="37" calcext:value-type="float">
            <text:p>37</text:p>
          </table:table-cell>
          <table:table-cell table:formula="of:=CONCATENATE([.A24];&quot;::&quot;;[.B24];&quot;::&quot;;[.C24];&quot;::&quot;;[.D24])" office:value-type="string" office:string-value="Wayridge::9.62::Cynodontium Bruch &amp; Schimp. ex Schimp.::37" calcext:value-type="string">
            <text:p>Wayridge::9.62::Cynodontium Bruch &amp; Schimp. ex Schimp.::37</text:p>
          </table:table-cell>
        </table:table-row>
        <table:table-row table:style-name="ro1">
          <table:table-cell office:value-type="string" calcext:value-type="string">
            <text:p>Loeprich</text:p>
          </table:table-cell>
          <table:table-cell table:formula="of:=RANDBETWEEN(1;30) + RANDBETWEEN(1;100)/100" office:value-type="float" office:value="12.98" calcext:value-type="float">
            <text:p>12.98</text:p>
          </table:table-cell>
          <table:table-cell office:value-type="string" calcext:value-type="string">
            <text:p>Calotropis gigantea (L.) W.T. Aiton</text:p>
          </table:table-cell>
          <table:table-cell table:formula="of:=RANDBETWEEN(1;50)" office:value-type="float" office:value="44" calcext:value-type="float">
            <text:p>44</text:p>
          </table:table-cell>
          <table:table-cell table:formula="of:=CONCATENATE([.A25];&quot;::&quot;;[.B25];&quot;::&quot;;[.C25];&quot;::&quot;;[.D25])" office:value-type="string" office:string-value="Loeprich::12.98::Calotropis gigantea (L.) W.T. Aiton::44" calcext:value-type="string">
            <text:p>Loeprich::12.98::Calotropis gigantea (L.) W.T. Aiton::44</text:p>
          </table:table-cell>
        </table:table-row>
        <table:table-row table:style-name="ro1">
          <table:table-cell office:value-type="string" calcext:value-type="string">
            <text:p>Hayes</text:p>
          </table:table-cell>
          <table:table-cell table:formula="of:=RANDBETWEEN(1;30) + RANDBETWEEN(1;100)/100" office:value-type="float" office:value="4.13" calcext:value-type="float">
            <text:p>4.13</text:p>
          </table:table-cell>
          <table:table-cell office:value-type="string" calcext:value-type="string">
            <text:p>Umbilicaria polyphylla (L.) Baumg.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CONCATENATE([.A26];&quot;::&quot;;[.B26];&quot;::&quot;;[.C26];&quot;::&quot;;[.D26])" office:value-type="string" office:string-value="Hayes::4.13::Umbilicaria polyphylla (L.) Baumg.::25" calcext:value-type="string">
            <text:p>Hayes::4.13::Umbilicaria polyphylla (L.) Baumg.::25</text:p>
          </table:table-cell>
        </table:table-row>
        <table:table-row table:style-name="ro1">
          <table:table-cell office:value-type="string" calcext:value-type="string">
            <text:p>Tomscot</text:p>
          </table:table-cell>
          <table:table-cell table:formula="of:=RANDBETWEEN(1;30) + RANDBETWEEN(1;100)/100" office:value-type="float" office:value="22.55" calcext:value-type="float">
            <text:p>22.55</text:p>
          </table:table-cell>
          <table:table-cell office:value-type="string" calcext:value-type="string">
            <text:p>Fumaria parviflora Lam.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CONCATENATE([.A27];&quot;::&quot;;[.B27];&quot;::&quot;;[.C27];&quot;::&quot;;[.D27])" office:value-type="string" office:string-value="Tomscot::22.55::Fumaria parviflora Lam.::13" calcext:value-type="string">
            <text:p>Tomscot::22.55::Fumaria parviflora Lam.::1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RANDBETWEEN(1;30) + RANDBETWEEN(1;100)/100" office:value-type="float" office:value="20.7" calcext:value-type="float">
            <text:p>20.7</text:p>
          </table:table-cell>
          <table:table-cell office:value-type="string" calcext:value-type="string">
            <text:p>Stachys bullata Benth.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CONCATENATE([.A28];&quot;::&quot;;[.B28];&quot;::&quot;;[.C28];&quot;::&quot;;[.D28])" office:value-type="string" office:string-value="Green::20.7::Stachys bullata Benth.::21" calcext:value-type="string">
            <text:p>Green::20.7::Stachys bullata Benth.::21</text:p>
          </table:table-cell>
        </table:table-row>
        <table:table-row table:style-name="ro1">
          <table:table-cell office:value-type="string" calcext:value-type="string">
            <text:p>Moose</text:p>
          </table:table-cell>
          <table:table-cell table:formula="of:=RANDBETWEEN(1;30) + RANDBETWEEN(1;100)/100" office:value-type="float" office:value="24.85" calcext:value-type="float">
            <text:p>24.85</text:p>
          </table:table-cell>
          <table:table-cell office:value-type="string" calcext:value-type="string">
            <text:p>Gentianella propinqua (Richardson) J.M. Gillett ssp. propinqua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CONCATENATE([.A29];&quot;::&quot;;[.B29];&quot;::&quot;;[.C29];&quot;::&quot;;[.D29])" office:value-type="string" office:string-value="Moose::24.85::Gentianella propinqua (Richardson) J.M. Gillett ssp. propinqua::45" calcext:value-type="string">
            <text:p>Moose::24.85::Gentianella propinqua (Richardson) J.M. Gillett ssp. propinqua::45</text:p>
          </table:table-cell>
        </table:table-row>
        <table:table-row table:style-name="ro1">
          <table:table-cell office:value-type="string" calcext:value-type="string">
            <text:p>Anzinger</text:p>
          </table:table-cell>
          <table:table-cell table:formula="of:=RANDBETWEEN(1;30) + RANDBETWEEN(1;100)/100" office:value-type="float" office:value="7.94" calcext:value-type="float">
            <text:p>7.94</text:p>
          </table:table-cell>
          <table:table-cell office:value-type="string" calcext:value-type="string">
            <text:p>Allium robinsonii L.F. Hend.</text:p>
          </table:table-cell>
          <table:table-cell table:formula="of:=RANDBETWEEN(1;50)" office:value-type="float" office:value="4" calcext:value-type="float">
            <text:p>4</text:p>
          </table:table-cell>
          <table:table-cell table:formula="of:=CONCATENATE([.A30];&quot;::&quot;;[.B30];&quot;::&quot;;[.C30];&quot;::&quot;;[.D30])" office:value-type="string" office:string-value="Anzinger::7.94::Allium robinsonii L.F. Hend.::4" calcext:value-type="string">
            <text:p>Anzinger::7.94::Allium robinsonii L.F. Hend.::4</text:p>
          </table:table-cell>
        </table:table-row>
        <table:table-row table:style-name="ro1">
          <table:table-cell office:value-type="string" calcext:value-type="string">
            <text:p>Springview</text:p>
          </table:table-cell>
          <table:table-cell table:formula="of:=RANDBETWEEN(1;30) + RANDBETWEEN(1;100)/100" office:value-type="float" office:value="13.33" calcext:value-type="float">
            <text:p>13.33</text:p>
          </table:table-cell>
          <table:table-cell office:value-type="string" calcext:value-type="string">
            <text:p>Bryoerythrophyllum Chen</text:p>
          </table:table-cell>
          <table:table-cell table:formula="of:=RANDBETWEEN(1;50)" office:value-type="float" office:value="2" calcext:value-type="float">
            <text:p>2</text:p>
          </table:table-cell>
          <table:table-cell table:formula="of:=CONCATENATE([.A31];&quot;::&quot;;[.B31];&quot;::&quot;;[.C31];&quot;::&quot;;[.D31])" office:value-type="string" office:string-value="Springview::13.33::Bryoerythrophyllum Chen::2" calcext:value-type="string">
            <text:p>Springview::13.33::Bryoerythrophyllum Chen::2</text:p>
          </table:table-cell>
        </table:table-row>
        <table:table-row table:style-name="ro1">
          <table:table-cell office:value-type="string" calcext:value-type="string">
            <text:p>Schurz</text:p>
          </table:table-cell>
          <table:table-cell table:formula="of:=RANDBETWEEN(1;30) + RANDBETWEEN(1;100)/100" office:value-type="float" office:value="21.23" calcext:value-type="float">
            <text:p>21.23</text:p>
          </table:table-cell>
          <table:table-cell office:value-type="string" calcext:value-type="string">
            <text:p>Caltha palustris L. var. palustris</text:p>
          </table:table-cell>
          <table:table-cell table:formula="of:=RANDBETWEEN(1;50)" office:value-type="float" office:value="43" calcext:value-type="float">
            <text:p>43</text:p>
          </table:table-cell>
          <table:table-cell table:formula="of:=CONCATENATE([.A32];&quot;::&quot;;[.B32];&quot;::&quot;;[.C32];&quot;::&quot;;[.D32])" office:value-type="string" office:string-value="Schurz::21.23::Caltha palustris L. var. palustris::43" calcext:value-type="string">
            <text:p>Schurz::21.23::Caltha palustris L. var. palustris::43</text:p>
          </table:table-cell>
        </table:table-row>
        <table:table-row table:style-name="ro1">
          <table:table-cell office:value-type="string" calcext:value-type="string">
            <text:p>Walton</text:p>
          </table:table-cell>
          <table:table-cell table:formula="of:=RANDBETWEEN(1;30) + RANDBETWEEN(1;100)/100" office:value-type="float" office:value="25.41" calcext:value-type="float">
            <text:p>25.41</text:p>
          </table:table-cell>
          <table:table-cell office:value-type="string" calcext:value-type="string">
            <text:p>Zeuxine strateumatica (L.) Schltr.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CONCATENATE([.A33];&quot;::&quot;;[.B33];&quot;::&quot;;[.C33];&quot;::&quot;;[.D33])" office:value-type="string" office:string-value="Walton::25.41::Zeuxine strateumatica (L.) Schltr.::12" calcext:value-type="string">
            <text:p>Walton::25.41::Zeuxine strateumatica (L.) Schltr.::12</text:p>
          </table:table-cell>
        </table:table-row>
        <table:table-row table:style-name="ro1">
          <table:table-cell office:value-type="string" calcext:value-type="string">
            <text:p>Gulseth</text:p>
          </table:table-cell>
          <table:table-cell table:formula="of:=RANDBETWEEN(1;30) + RANDBETWEEN(1;100)/100" office:value-type="float" office:value="9.45" calcext:value-type="float">
            <text:p>9.45</text:p>
          </table:table-cell>
          <table:table-cell office:value-type="string" calcext:value-type="string">
            <text:p>Anthoxanthum odoratum L. ssp. odoratum</text:p>
          </table:table-cell>
          <table:table-cell table:formula="of:=RANDBETWEEN(1;50)" office:value-type="float" office:value="26" calcext:value-type="float">
            <text:p>26</text:p>
          </table:table-cell>
          <table:table-cell table:formula="of:=CONCATENATE([.A34];&quot;::&quot;;[.B34];&quot;::&quot;;[.C34];&quot;::&quot;;[.D34])" office:value-type="string" office:string-value="Gulseth::9.45::Anthoxanthum odoratum L. ssp. odoratum::26" calcext:value-type="string">
            <text:p>Gulseth::9.45::Anthoxanthum odoratum L. ssp. odoratum::26</text:p>
          </table:table-cell>
        </table:table-row>
        <table:table-row table:style-name="ro1">
          <table:table-cell office:value-type="string" calcext:value-type="string">
            <text:p>Fairview</text:p>
          </table:table-cell>
          <table:table-cell table:formula="of:=RANDBETWEEN(1;30) + RANDBETWEEN(1;100)/100" office:value-type="float" office:value="12.98" calcext:value-type="float">
            <text:p>12.98</text:p>
          </table:table-cell>
          <table:table-cell office:value-type="string" calcext:value-type="string">
            <text:p>Arnica ×diversifolia Greene (pro sp.)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CONCATENATE([.A35];&quot;::&quot;;[.B35];&quot;::&quot;;[.C35];&quot;::&quot;;[.D35])" office:value-type="string" office:string-value="Fairview::12.98::Arnica ×diversifolia Greene (pro sp.)::18" calcext:value-type="string">
            <text:p>Fairview::12.98::Arnica ×diversifolia Greene (pro sp.)::18</text:p>
          </table:table-cell>
        </table:table-row>
        <table:table-row table:style-name="ro1">
          <table:table-cell office:value-type="string" calcext:value-type="string">
            <text:p>Arrowood</text:p>
          </table:table-cell>
          <table:table-cell table:formula="of:=RANDBETWEEN(1;30) + RANDBETWEEN(1;100)/100" office:value-type="float" office:value="18.94" calcext:value-type="float">
            <text:p>18.94</text:p>
          </table:table-cell>
          <table:table-cell office:value-type="string" calcext:value-type="string">
            <text:p>Melaleuca lanceolata Otto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CONCATENATE([.A36];&quot;::&quot;;[.B36];&quot;::&quot;;[.C36];&quot;::&quot;;[.D36])" office:value-type="string" office:string-value="Arrowood::18.94::Melaleuca lanceolata Otto::50" calcext:value-type="string">
            <text:p>Arrowood::18.94::Melaleuca lanceolata Otto::50</text:p>
          </table:table-cell>
        </table:table-row>
        <table:table-row table:style-name="ro1">
          <table:table-cell office:value-type="string" calcext:value-type="string">
            <text:p>Coolidge</text:p>
          </table:table-cell>
          <table:table-cell table:formula="of:=RANDBETWEEN(1;30) + RANDBETWEEN(1;100)/100" office:value-type="float" office:value="27.87" calcext:value-type="float">
            <text:p>27.87</text:p>
          </table:table-cell>
          <table:table-cell office:value-type="string" calcext:value-type="string">
            <text:p>Selaginella wallacei Hieron.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CONCATENATE([.A37];&quot;::&quot;;[.B37];&quot;::&quot;;[.C37];&quot;::&quot;;[.D37])" office:value-type="string" office:string-value="Coolidge::27.87::Selaginella wallacei Hieron.::29" calcext:value-type="string">
            <text:p>Coolidge::27.87::Selaginella wallacei Hieron.::29</text:p>
          </table:table-cell>
        </table:table-row>
        <table:table-row table:style-name="ro1">
          <table:table-cell office:value-type="string" calcext:value-type="string">
            <text:p>Carioca</text:p>
          </table:table-cell>
          <table:table-cell table:formula="of:=RANDBETWEEN(1;30) + RANDBETWEEN(1;100)/100" office:value-type="float" office:value="27.77" calcext:value-type="float">
            <text:p>27.77</text:p>
          </table:table-cell>
          <table:table-cell office:value-type="string" calcext:value-type="string">
            <text:p>Dillenia L.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CONCATENATE([.A38];&quot;::&quot;;[.B38];&quot;::&quot;;[.C38];&quot;::&quot;;[.D38])" office:value-type="string" office:string-value="Carioca::27.77::Dillenia L.::21" calcext:value-type="string">
            <text:p>Carioca::27.77::Dillenia L.::21</text:p>
          </table:table-cell>
        </table:table-row>
        <table:table-row table:style-name="ro1">
          <table:table-cell office:value-type="string" calcext:value-type="string">
            <text:p>Hermina</text:p>
          </table:table-cell>
          <table:table-cell table:formula="of:=RANDBETWEEN(1;30) + RANDBETWEEN(1;100)/100" office:value-type="float" office:value="27.12" calcext:value-type="float">
            <text:p>27.12</text:p>
          </table:table-cell>
          <table:table-cell office:value-type="string" calcext:value-type="string">
            <text:p>Phaseolus lunatus L.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CONCATENATE([.A39];&quot;::&quot;;[.B39];&quot;::&quot;;[.C39];&quot;::&quot;;[.D39])" office:value-type="string" office:string-value="Hermina::27.12::Phaseolus lunatus L.::17" calcext:value-type="string">
            <text:p>Hermina::27.12::Phaseolus lunatus L.::17</text:p>
          </table:table-cell>
        </table:table-row>
        <table:table-row table:style-name="ro1">
          <table:table-cell office:value-type="string" calcext:value-type="string">
            <text:p>Grasskamp</text:p>
          </table:table-cell>
          <table:table-cell table:formula="of:=RANDBETWEEN(1;30) + RANDBETWEEN(1;100)/100" office:value-type="float" office:value="7.81" calcext:value-type="float">
            <text:p>7.81</text:p>
          </table:table-cell>
          <table:table-cell office:value-type="string" calcext:value-type="string">
            <text:p>Icacina A. Juss.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CONCATENATE([.A40];&quot;::&quot;;[.B40];&quot;::&quot;;[.C40];&quot;::&quot;;[.D40])" office:value-type="string" office:string-value="Grasskamp::7.81::Icacina A. Juss.::3" calcext:value-type="string">
            <text:p>Grasskamp::7.81::Icacina A. Juss.::3</text:p>
          </table:table-cell>
        </table:table-row>
        <table:table-row table:style-name="ro1">
          <table:table-cell office:value-type="string" calcext:value-type="string">
            <text:p>Nobel</text:p>
          </table:table-cell>
          <table:table-cell table:formula="of:=RANDBETWEEN(1;30) + RANDBETWEEN(1;100)/100" office:value-type="float" office:value="8.91" calcext:value-type="float">
            <text:p>8.91</text:p>
          </table:table-cell>
          <table:table-cell office:value-type="string" calcext:value-type="string">
            <text:p>Labordia helleri Sherff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CONCATENATE([.A41];&quot;::&quot;;[.B41];&quot;::&quot;;[.C41];&quot;::&quot;;[.D41])" office:value-type="string" office:string-value="Nobel::8.91::Labordia helleri Sherff::38" calcext:value-type="string">
            <text:p>Nobel::8.91::Labordia helleri Sherff::38</text:p>
          </table:table-cell>
        </table:table-row>
        <table:table-row table:style-name="ro1">
          <table:table-cell office:value-type="string" calcext:value-type="string">
            <text:p>Norway Maple</text:p>
          </table:table-cell>
          <table:table-cell table:formula="of:=RANDBETWEEN(1;30) + RANDBETWEEN(1;100)/100" office:value-type="float" office:value="24.81" calcext:value-type="float">
            <text:p>24.81</text:p>
          </table:table-cell>
          <table:table-cell office:value-type="string" calcext:value-type="string">
            <text:p>Platyschkuhria integrifolia (A. Gray) Rydb. var. desertorum (M.E. Jones) W. Ellison</text:p>
          </table:table-cell>
          <table:table-cell table:formula="of:=RANDBETWEEN(1;50)" office:value-type="float" office:value="6" calcext:value-type="float">
            <text:p>6</text:p>
          </table:table-cell>
          <table:table-cell table:formula="of:=CONCATENATE([.A42];&quot;::&quot;;[.B42];&quot;::&quot;;[.C42];&quot;::&quot;;[.D42])" office:value-type="string" office:string-value="Norway Maple::24.81::Platyschkuhria integrifolia (A. Gray) Rydb. var. desertorum (M.E. Jones) W. Ellison::6" calcext:value-type="string">
            <text:p>Norway Maple::24.81::Platyschkuhria integrifolia (A. Gray) Rydb. var. desertorum (M.E. Jones) W. Ellison::6</text:p>
          </table:table-cell>
        </table:table-row>
        <table:table-row table:style-name="ro1">
          <table:table-cell office:value-type="string" calcext:value-type="string">
            <text:p>Schiller</text:p>
          </table:table-cell>
          <table:table-cell table:formula="of:=RANDBETWEEN(1;30) + RANDBETWEEN(1;100)/100" office:value-type="float" office:value="30.85" calcext:value-type="float">
            <text:p>30.85</text:p>
          </table:table-cell>
          <table:table-cell office:value-type="string" calcext:value-type="string">
            <text:p>Russelia equisetiformis Schltdl. &amp; Cham.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CONCATENATE([.A43];&quot;::&quot;;[.B43];&quot;::&quot;;[.C43];&quot;::&quot;;[.D43])" office:value-type="string" office:string-value="Schiller::30.85::Russelia equisetiformis Schltdl. &amp; Cham.::29" calcext:value-type="string">
            <text:p>Schiller::30.85::Russelia equisetiformis Schltdl. &amp; Cham.::29</text:p>
          </table:table-cell>
        </table:table-row>
        <table:table-row table:style-name="ro1">
          <table:table-cell office:value-type="string" calcext:value-type="string">
            <text:p>Glacier Hill</text:p>
          </table:table-cell>
          <table:table-cell table:formula="of:=RANDBETWEEN(1;30) + RANDBETWEEN(1;100)/100" office:value-type="float" office:value="11.12" calcext:value-type="float">
            <text:p>11.12</text:p>
          </table:table-cell>
          <table:table-cell office:value-type="string" calcext:value-type="string">
            <text:p>Isopterygiopsis pulchella (Hedw.) Z. Iwats.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CONCATENATE([.A44];&quot;::&quot;;[.B44];&quot;::&quot;;[.C44];&quot;::&quot;;[.D44])" office:value-type="string" office:string-value="Glacier Hill::11.12::Isopterygiopsis pulchella (Hedw.) Z. Iwats.::31" calcext:value-type="string">
            <text:p>Glacier Hill::11.12::Isopterygiopsis pulchella (Hedw.) Z. Iwats.::31</text:p>
          </table:table-cell>
        </table:table-row>
        <table:table-row table:style-name="ro1">
          <table:table-cell office:value-type="string" calcext:value-type="string">
            <text:p>Summerview</text:p>
          </table:table-cell>
          <table:table-cell table:formula="of:=RANDBETWEEN(1;30) + RANDBETWEEN(1;100)/100" office:value-type="float" office:value="11.45" calcext:value-type="float">
            <text:p>11.45</text:p>
          </table:table-cell>
          <table:table-cell office:value-type="string" calcext:value-type="string">
            <text:p>Panicum elephantipes Nees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CONCATENATE([.A45];&quot;::&quot;;[.B45];&quot;::&quot;;[.C45];&quot;::&quot;;[.D45])" office:value-type="string" office:string-value="Summerview::11.45::Panicum elephantipes Nees::50" calcext:value-type="string">
            <text:p>Summerview::11.45::Panicum elephantipes Nees::50</text:p>
          </table:table-cell>
        </table:table-row>
        <table:table-row table:style-name="ro1">
          <table:table-cell office:value-type="string" calcext:value-type="string">
            <text:p>Westridge</text:p>
          </table:table-cell>
          <table:table-cell table:formula="of:=RANDBETWEEN(1;30) + RANDBETWEEN(1;100)/100" office:value-type="float" office:value="17.96" calcext:value-type="float">
            <text:p>17.96</text:p>
          </table:table-cell>
          <table:table-cell office:value-type="string" calcext:value-type="string">
            <text:p>Sedum spathulifolium Hook. ssp. spathulifolium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CONCATENATE([.A46];&quot;::&quot;;[.B46];&quot;::&quot;;[.C46];&quot;::&quot;;[.D46])" office:value-type="string" office:string-value="Westridge::17.96::Sedum spathulifolium Hook. ssp. spathulifolium::28" calcext:value-type="string">
            <text:p>Westridge::17.96::Sedum spathulifolium Hook. ssp. spathulifolium::28</text:p>
          </table:table-cell>
        </table:table-row>
        <table:table-row table:style-name="ro1">
          <table:table-cell office:value-type="string" calcext:value-type="string">
            <text:p>Westport</text:p>
          </table:table-cell>
          <table:table-cell table:formula="of:=RANDBETWEEN(1;30) + RANDBETWEEN(1;100)/100" office:value-type="float" office:value="8.69" calcext:value-type="float">
            <text:p>8.69</text:p>
          </table:table-cell>
          <table:table-cell office:value-type="string" calcext:value-type="string">
            <text:p>Tetraneuris linearifolia (Hook.) Greene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CONCATENATE([.A47];&quot;::&quot;;[.B47];&quot;::&quot;;[.C47];&quot;::&quot;;[.D47])" office:value-type="string" office:string-value="Westport::8.69::Tetraneuris linearifolia (Hook.) Greene::15" calcext:value-type="string">
            <text:p>Westport::8.69::Tetraneuris linearifolia (Hook.) Greene::15</text:p>
          </table:table-cell>
        </table:table-row>
        <table:table-row table:style-name="ro1">
          <table:table-cell office:value-type="string" calcext:value-type="string">
            <text:p>Packers</text:p>
          </table:table-cell>
          <table:table-cell table:formula="of:=RANDBETWEEN(1;30) + RANDBETWEEN(1;100)/100" office:value-type="float" office:value="29" calcext:value-type="float">
            <text:p>29</text:p>
          </table:table-cell>
          <table:table-cell office:value-type="string" calcext:value-type="string">
            <text:p>Navarretia mellita Greene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CONCATENATE([.A48];&quot;::&quot;;[.B48];&quot;::&quot;;[.C48];&quot;::&quot;;[.D48])" office:value-type="string" office:string-value="Packers::29::Navarretia mellita Greene::13" calcext:value-type="string">
            <text:p>Packers::29::Navarretia mellita Greene::13</text:p>
          </table:table-cell>
        </table:table-row>
        <table:table-row table:style-name="ro1">
          <table:table-cell office:value-type="string" calcext:value-type="string">
            <text:p>Caliangt</text:p>
          </table:table-cell>
          <table:table-cell table:formula="of:=RANDBETWEEN(1;30) + RANDBETWEEN(1;100)/100" office:value-type="float" office:value="21.14" calcext:value-type="float">
            <text:p>21.14</text:p>
          </table:table-cell>
          <table:table-cell office:value-type="string" calcext:value-type="string">
            <text:p>Mimulus moschatus Douglas ex Lindl. var. longiflorus A. Gray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CONCATENATE([.A49];&quot;::&quot;;[.B49];&quot;::&quot;;[.C49];&quot;::&quot;;[.D49])" office:value-type="string" office:string-value="Caliangt::21.14::Mimulus moschatus Douglas ex Lindl. var. longiflorus A. Gray::46" calcext:value-type="string">
            <text:p>Caliangt::21.14::Mimulus moschatus Douglas ex Lindl. var. longiflorus A. Gray::46</text:p>
          </table:table-cell>
        </table:table-row>
        <table:table-row table:style-name="ro1">
          <table:table-cell office:value-type="string" calcext:value-type="string">
            <text:p>Fairfield</text:p>
          </table:table-cell>
          <table:table-cell table:formula="of:=RANDBETWEEN(1;30) + RANDBETWEEN(1;100)/100" office:value-type="float" office:value="6.9" calcext:value-type="float">
            <text:p>6.9</text:p>
          </table:table-cell>
          <table:table-cell office:value-type="string" calcext:value-type="string">
            <text:p>Ramalina sinensis Jatta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CONCATENATE([.A50];&quot;::&quot;;[.B50];&quot;::&quot;;[.C50];&quot;::&quot;;[.D50])" office:value-type="string" office:string-value="Fairfield::6.9::Ramalina sinensis Jatta::14" calcext:value-type="string">
            <text:p>Fairfield::6.9::Ramalina sinensis Jatta::14</text:p>
          </table:table-cell>
        </table:table-row>
        <table:table-row table:style-name="ro1">
          <table:table-cell office:value-type="string" calcext:value-type="string">
            <text:p>Anthes</text:p>
          </table:table-cell>
          <table:table-cell table:formula="of:=RANDBETWEEN(1;30) + RANDBETWEEN(1;100)/100" office:value-type="float" office:value="21.93" calcext:value-type="float">
            <text:p>21.93</text:p>
          </table:table-cell>
          <table:table-cell office:value-type="string" calcext:value-type="string">
            <text:p>Nephrolepis falcata (Cav.) C. Chr.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CONCATENATE([.A51];&quot;::&quot;;[.B51];&quot;::&quot;;[.C51];&quot;::&quot;;[.D51])" office:value-type="string" office:string-value="Anthes::21.93::Nephrolepis falcata (Cav.) C. Chr.::8" calcext:value-type="string">
            <text:p>Anthes::21.93::Nephrolepis falcata (Cav.) C. Chr.::8</text:p>
          </table:table-cell>
        </table:table-row>
        <table:table-row table:style-name="ro1">
          <table:table-cell office:value-type="string" calcext:value-type="string">
            <text:p>Heath</text:p>
          </table:table-cell>
          <table:table-cell table:formula="of:=RANDBETWEEN(1;30) + RANDBETWEEN(1;100)/100" office:value-type="float" office:value="2" calcext:value-type="float">
            <text:p>2</text:p>
          </table:table-cell>
          <table:table-cell office:value-type="string" calcext:value-type="string">
            <text:p>Leptosiphon pygmaeus (Brand) J.M. Porter &amp; L.A. Johnson ssp. continentalis (P.H. Raven) J.M. Porter &amp; L.A. Johnson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CONCATENATE([.A52];&quot;::&quot;;[.B52];&quot;::&quot;;[.C52];&quot;::&quot;;[.D52])" office:value-type="string" office:string-value="Heath::2::Leptosiphon pygmaeus (Brand) J.M. Porter &amp; L.A. Johnson ssp. continentalis (P.H. Raven) J.M. Porter &amp; L.A. Johnson::1" calcext:value-type="string">
            <text:p>Heath::2::Leptosiphon pygmaeus (Brand) J.M. Porter &amp; L.A. Johnson ssp. continentalis (P.H. Raven) J.M. Porter &amp; L.A. Johnson::1</text:p>
          </table:table-cell>
        </table:table-row>
        <table:table-row table:style-name="ro1">
          <table:table-cell office:value-type="string" calcext:value-type="string">
            <text:p>Eliot</text:p>
          </table:table-cell>
          <table:table-cell table:formula="of:=RANDBETWEEN(1;30) + RANDBETWEEN(1;100)/100" office:value-type="float" office:value="4.76" calcext:value-type="float">
            <text:p>4.76</text:p>
          </table:table-cell>
          <table:table-cell office:value-type="string" calcext:value-type="string">
            <text:p>Chaenotheca laevigata Nadv.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CONCATENATE([.A53];&quot;::&quot;;[.B53];&quot;::&quot;;[.C53];&quot;::&quot;;[.D53])" office:value-type="string" office:string-value="Eliot::4.76::Chaenotheca laevigata Nadv.::27" calcext:value-type="string">
            <text:p>Eliot::4.76::Chaenotheca laevigata Nadv.::27</text:p>
          </table:table-cell>
        </table:table-row>
        <table:table-row table:style-name="ro1">
          <table:table-cell office:value-type="string" calcext:value-type="string">
            <text:p>Maple</text:p>
          </table:table-cell>
          <table:table-cell table:formula="of:=RANDBETWEEN(1;30) + RANDBETWEEN(1;100)/100" office:value-type="float" office:value="24.88" calcext:value-type="float">
            <text:p>24.88</text:p>
          </table:table-cell>
          <table:table-cell office:value-type="string" calcext:value-type="string">
            <text:p>Fimbristylis puberula (Michx.) Vahl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CONCATENATE([.A54];&quot;::&quot;;[.B54];&quot;::&quot;;[.C54];&quot;::&quot;;[.D54])" office:value-type="string" office:string-value="Maple::24.88::Fimbristylis puberula (Michx.) Vahl::22" calcext:value-type="string">
            <text:p>Maple::24.88::Fimbristylis puberula (Michx.) Vahl::22</text:p>
          </table:table-cell>
        </table:table-row>
        <table:table-row table:style-name="ro1">
          <table:table-cell office:value-type="string" calcext:value-type="string">
            <text:p>Golf View</text:p>
          </table:table-cell>
          <table:table-cell table:formula="of:=RANDBETWEEN(1;30) + RANDBETWEEN(1;100)/100" office:value-type="float" office:value="3.38" calcext:value-type="float">
            <text:p>3.38</text:p>
          </table:table-cell>
          <table:table-cell office:value-type="string" calcext:value-type="string">
            <text:p>Fontinalis antipyretica Hedw. var. antipyretica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CONCATENATE([.A55];&quot;::&quot;;[.B55];&quot;::&quot;;[.C55];&quot;::&quot;;[.D55])" office:value-type="string" office:string-value="Golf View::3.38::Fontinalis antipyretica Hedw. var. antipyretica::8" calcext:value-type="string">
            <text:p>Golf View::3.38::Fontinalis antipyretica Hedw. var. antipyretica::8</text:p>
          </table:table-cell>
        </table:table-row>
        <table:table-row table:style-name="ro1">
          <table:table-cell office:value-type="string" calcext:value-type="string">
            <text:p>Kensington</text:p>
          </table:table-cell>
          <table:table-cell table:formula="of:=RANDBETWEEN(1;30) + RANDBETWEEN(1;100)/100" office:value-type="float" office:value="22.01" calcext:value-type="float">
            <text:p>22.01</text:p>
          </table:table-cell>
          <table:table-cell office:value-type="string" calcext:value-type="string">
            <text:p>Vulpia microstachys (Nutt.) Munro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CONCATENATE([.A56];&quot;::&quot;;[.B56];&quot;::&quot;;[.C56];&quot;::&quot;;[.D56])" office:value-type="string" office:string-value="Kensington::22.01::Vulpia microstachys (Nutt.) Munro::16" calcext:value-type="string">
            <text:p>Kensington::22.01::Vulpia microstachys (Nutt.) Munro::16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table:formula="of:=RANDBETWEEN(1;30) + RANDBETWEEN(1;100)/100" office:value-type="float" office:value="26.68" calcext:value-type="float">
            <text:p>26.68</text:p>
          </table:table-cell>
          <table:table-cell office:value-type="string" calcext:value-type="string">
            <text:p>Pilostyles Guill.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CONCATENATE([.A57];&quot;::&quot;;[.B57];&quot;::&quot;;[.C57];&quot;::&quot;;[.D57])" office:value-type="string" office:string-value="Hoffman::26.68::Pilostyles Guill.::18" calcext:value-type="string">
            <text:p>Hoffman::26.68::Pilostyles Guill.::18</text:p>
          </table:table-cell>
        </table:table-row>
        <table:table-row table:style-name="ro1">
          <table:table-cell office:value-type="string" calcext:value-type="string">
            <text:p>Bluestem</text:p>
          </table:table-cell>
          <table:table-cell table:formula="of:=RANDBETWEEN(1;30) + RANDBETWEEN(1;100)/100" office:value-type="float" office:value="1.8" calcext:value-type="float">
            <text:p>1.8</text:p>
          </table:table-cell>
          <table:table-cell office:value-type="string" calcext:value-type="string">
            <text:p>Sphagnum warnstorfii Russow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CONCATENATE([.A58];&quot;::&quot;;[.B58];&quot;::&quot;;[.C58];&quot;::&quot;;[.D58])" office:value-type="string" office:string-value="Bluestem::1.8::Sphagnum warnstorfii Russow::34" calcext:value-type="string">
            <text:p>Bluestem::1.8::Sphagnum warnstorfii Russow::34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formula="of:=RANDBETWEEN(1;30) + RANDBETWEEN(1;100)/100" office:value-type="float" office:value="24.7" calcext:value-type="float">
            <text:p>24.7</text:p>
          </table:table-cell>
          <table:table-cell office:value-type="string" calcext:value-type="string">
            <text:p>Frangula californica (Eschsch.) A. Gray ssp. tomentella (Benth.) Kartesz &amp; Gandhi</text:p>
          </table:table-cell>
          <table:table-cell table:formula="of:=RANDBETWEEN(1;50)" office:value-type="float" office:value="10" calcext:value-type="float">
            <text:p>10</text:p>
          </table:table-cell>
          <table:table-cell table:formula="of:=CONCATENATE([.A59];&quot;::&quot;;[.B59];&quot;::&quot;;[.C59];&quot;::&quot;;[.D59])" office:value-type="string" office:string-value="Center::24.7::Frangula californica (Eschsch.) A. Gray ssp. tomentella (Benth.) Kartesz &amp; Gandhi::10" calcext:value-type="string">
            <text:p>Center::24.7::Frangula californica (Eschsch.) A. Gray ssp. tomentella (Benth.) Kartesz &amp; Gandhi::10</text:p>
          </table:table-cell>
        </table:table-row>
        <table:table-row table:style-name="ro1">
          <table:table-cell office:value-type="string" calcext:value-type="string">
            <text:p>Muir</text:p>
          </table:table-cell>
          <table:table-cell table:formula="of:=RANDBETWEEN(1;30) + RANDBETWEEN(1;100)/100" office:value-type="float" office:value="11.09" calcext:value-type="float">
            <text:p>11.09</text:p>
          </table:table-cell>
          <table:table-cell office:value-type="string" calcext:value-type="string">
            <text:p>Notholaena trichomanoides (L.) Desv.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CONCATENATE([.A60];&quot;::&quot;;[.B60];&quot;::&quot;;[.C60];&quot;::&quot;;[.D60])" office:value-type="string" office:string-value="Muir::11.09::Notholaena trichomanoides (L.) Desv.::11" calcext:value-type="string">
            <text:p>Muir::11.09::Notholaena trichomanoides (L.) Desv.::11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table:formula="of:=RANDBETWEEN(1;30) + RANDBETWEEN(1;100)/100" office:value-type="float" office:value="12.95" calcext:value-type="float">
            <text:p>12.95</text:p>
          </table:table-cell>
          <table:table-cell office:value-type="string" calcext:value-type="string">
            <text:p>Sidalcea elegans Greene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CONCATENATE([.A61];&quot;::&quot;;[.B61];&quot;::&quot;;[.C61];&quot;::&quot;;[.D61])" office:value-type="string" office:string-value="Service::12.95::Sidalcea elegans Greene::8" calcext:value-type="string">
            <text:p>Service::12.95::Sidalcea elegans Greene::8</text:p>
          </table:table-cell>
        </table:table-row>
        <table:table-row table:style-name="ro1">
          <table:table-cell office:value-type="string" calcext:value-type="string">
            <text:p>Forest Run</text:p>
          </table:table-cell>
          <table:table-cell table:formula="of:=RANDBETWEEN(1;30) + RANDBETWEEN(1;100)/100" office:value-type="float" office:value="23.71" calcext:value-type="float">
            <text:p>23.71</text:p>
          </table:table-cell>
          <table:table-cell office:value-type="string" calcext:value-type="string">
            <text:p>Hieracium ×atramentarium (Naegeli &amp; Peter) Zahn ex Engl. (pro sp.)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CONCATENATE([.A62];&quot;::&quot;;[.B62];&quot;::&quot;;[.C62];&quot;::&quot;;[.D62])" office:value-type="string" office:string-value="Forest Run::23.71::Hieracium ×atramentarium (Naegeli &amp; Peter) Zahn ex Engl. (pro sp.)::5" calcext:value-type="string">
            <text:p>Forest Run::23.71::Hieracium ×atramentarium (Naegeli &amp; Peter) Zahn ex Engl. (pro sp.)::5</text:p>
          </table:table-cell>
        </table:table-row>
        <table:table-row table:style-name="ro1">
          <table:table-cell office:value-type="string" calcext:value-type="string">
            <text:p>Rockefeller</text:p>
          </table:table-cell>
          <table:table-cell table:formula="of:=RANDBETWEEN(1;30) + RANDBETWEEN(1;100)/100" office:value-type="float" office:value="8.4" calcext:value-type="float">
            <text:p>8.4</text:p>
          </table:table-cell>
          <table:table-cell office:value-type="string" calcext:value-type="string">
            <text:p>Menyanthes L.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CONCATENATE([.A63];&quot;::&quot;;[.B63];&quot;::&quot;;[.C63];&quot;::&quot;;[.D63])" office:value-type="string" office:string-value="Rockefeller::8.4::Menyanthes L.::21" calcext:value-type="string">
            <text:p>Rockefeller::8.4::Menyanthes L.::21</text:p>
          </table:table-cell>
        </table:table-row>
        <table:table-row table:style-name="ro1">
          <table:table-cell office:value-type="string" calcext:value-type="string">
            <text:p>Hermina</text:p>
          </table:table-cell>
          <table:table-cell table:formula="of:=RANDBETWEEN(1;30) + RANDBETWEEN(1;100)/100" office:value-type="float" office:value="18.5" calcext:value-type="float">
            <text:p>18.5</text:p>
          </table:table-cell>
          <table:table-cell office:value-type="string" calcext:value-type="string">
            <text:p>Orthothecium chryseum (Schwägr.) Schimp. var. cochlearifolium (Lindb.) Limpr.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CONCATENATE([.A64];&quot;::&quot;;[.B64];&quot;::&quot;;[.C64];&quot;::&quot;;[.D64])" office:value-type="string" office:string-value="Hermina::18.5::Orthothecium chryseum (Schwägr.) Schimp. var. cochlearifolium (Lindb.) Limpr.::7" calcext:value-type="string">
            <text:p>Hermina::18.5::Orthothecium chryseum (Schwägr.) Schimp. var. cochlearifolium (Lindb.) Limpr.::7</text:p>
          </table:table-cell>
        </table:table-row>
        <table:table-row table:style-name="ro1">
          <table:table-cell office:value-type="string" calcext:value-type="string">
            <text:p>Summit</text:p>
          </table:table-cell>
          <table:table-cell table:formula="of:=RANDBETWEEN(1;30) + RANDBETWEEN(1;100)/100" office:value-type="float" office:value="13.55" calcext:value-type="float">
            <text:p>13.55</text:p>
          </table:table-cell>
          <table:table-cell office:value-type="string" calcext:value-type="string">
            <text:p>Amblystegium Schimp.</text:p>
          </table:table-cell>
          <table:table-cell table:formula="of:=RANDBETWEEN(1;50)" office:value-type="float" office:value="40" calcext:value-type="float">
            <text:p>40</text:p>
          </table:table-cell>
          <table:table-cell table:formula="of:=CONCATENATE([.A65];&quot;::&quot;;[.B65];&quot;::&quot;;[.C65];&quot;::&quot;;[.D65])" office:value-type="string" office:string-value="Summit::13.55::Amblystegium Schimp.::40" calcext:value-type="string">
            <text:p>Summit::13.55::Amblystegium Schimp.::40</text:p>
          </table:table-cell>
        </table:table-row>
        <table:table-row table:style-name="ro1">
          <table:table-cell office:value-type="string" calcext:value-type="string">
            <text:p>Birchwood</text:p>
          </table:table-cell>
          <table:table-cell table:formula="of:=RANDBETWEEN(1;30) + RANDBETWEEN(1;100)/100" office:value-type="float" office:value="26.64" calcext:value-type="float">
            <text:p>26.64</text:p>
          </table:table-cell>
          <table:table-cell office:value-type="string" calcext:value-type="string">
            <text:p>Egeria Planch.</text:p>
          </table:table-cell>
          <table:table-cell table:formula="of:=RANDBETWEEN(1;50)" office:value-type="float" office:value="36" calcext:value-type="float">
            <text:p>36</text:p>
          </table:table-cell>
          <table:table-cell table:formula="of:=CONCATENATE([.A66];&quot;::&quot;;[.B66];&quot;::&quot;;[.C66];&quot;::&quot;;[.D66])" office:value-type="string" office:string-value="Birchwood::26.64::Egeria Planch.::36" calcext:value-type="string">
            <text:p>Birchwood::26.64::Egeria Planch.::36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table:formula="of:=RANDBETWEEN(1;30) + RANDBETWEEN(1;100)/100" office:value-type="float" office:value="27.61" calcext:value-type="float">
            <text:p>27.61</text:p>
          </table:table-cell>
          <table:table-cell office:value-type="string" calcext:value-type="string">
            <text:p>Jamesia americana Torr. &amp; A. Gray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CONCATENATE([.A67];&quot;::&quot;;[.B67];&quot;::&quot;;[.C67];&quot;::&quot;;[.D67])" office:value-type="string" office:string-value="Vera::27.61::Jamesia americana Torr. &amp; A. Gray::33" calcext:value-type="string">
            <text:p>Vera::27.61::Jamesia americana Torr. &amp; A. Gray::33</text:p>
          </table:table-cell>
        </table:table-row>
        <table:table-row table:style-name="ro1">
          <table:table-cell office:value-type="string" calcext:value-type="string">
            <text:p>Rigney</text:p>
          </table:table-cell>
          <table:table-cell table:formula="of:=RANDBETWEEN(1;30) + RANDBETWEEN(1;100)/100" office:value-type="float" office:value="9.24" calcext:value-type="float">
            <text:p>9.24</text:p>
          </table:table-cell>
          <table:table-cell office:value-type="string" calcext:value-type="string">
            <text:p>Orthotrichum exiguum Sull.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CONCATENATE([.A68];&quot;::&quot;;[.B68];&quot;::&quot;;[.C68];&quot;::&quot;;[.D68])" office:value-type="string" office:string-value="Rigney::9.24::Orthotrichum exiguum Sull.::27" calcext:value-type="string">
            <text:p>Rigney::9.24::Orthotrichum exiguum Sull.::27</text:p>
          </table:table-cell>
        </table:table-row>
        <table:table-row table:style-name="ro1">
          <table:table-cell office:value-type="string" calcext:value-type="string">
            <text:p>High Crossing</text:p>
          </table:table-cell>
          <table:table-cell table:formula="of:=RANDBETWEEN(1;30) + RANDBETWEEN(1;100)/100" office:value-type="float" office:value="3.19" calcext:value-type="float">
            <text:p>3.19</text:p>
          </table:table-cell>
          <table:table-cell office:value-type="string" calcext:value-type="string">
            <text:p>Parkia R. Br.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CONCATENATE([.A69];&quot;::&quot;;[.B69];&quot;::&quot;;[.C69];&quot;::&quot;;[.D69])" office:value-type="string" office:string-value="High Crossing::3.19::Parkia R. Br.::16" calcext:value-type="string">
            <text:p>High Crossing::3.19::Parkia R. Br.::16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RANDBETWEEN(1;30) + RANDBETWEEN(1;100)/100" office:value-type="float" office:value="9.57" calcext:value-type="float">
            <text:p>9.57</text:p>
          </table:table-cell>
          <table:table-cell office:value-type="string" calcext:value-type="string">
            <text:p>Carex hendersonii L.H. Bailey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CONCATENATE([.A70];&quot;::&quot;;[.B70];&quot;::&quot;;[.C70];&quot;::&quot;;[.D70])" office:value-type="string" office:string-value="Forest::9.57::Carex hendersonii L.H. Bailey::22" calcext:value-type="string">
            <text:p>Forest::9.57::Carex hendersonii L.H. Bailey::22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table:formula="of:=RANDBETWEEN(1;30) + RANDBETWEEN(1;100)/100" office:value-type="float" office:value="9.35" calcext:value-type="float">
            <text:p>9.35</text:p>
          </table:table-cell>
          <table:table-cell office:value-type="string" calcext:value-type="string">
            <text:p>Peltula michoacanensis (de Lesd.) Wetmore</text:p>
          </table:table-cell>
          <table:table-cell table:formula="of:=RANDBETWEEN(1;50)" office:value-type="float" office:value="36" calcext:value-type="float">
            <text:p>36</text:p>
          </table:table-cell>
          <table:table-cell table:formula="of:=CONCATENATE([.A71];&quot;::&quot;;[.B71];&quot;::&quot;;[.C71];&quot;::&quot;;[.D71])" office:value-type="string" office:string-value="Golf::9.35::Peltula michoacanensis (de Lesd.) Wetmore::36" calcext:value-type="string">
            <text:p>Golf::9.35::Peltula michoacanensis (de Lesd.) Wetmore::36</text:p>
          </table:table-cell>
        </table:table-row>
        <table:table-row table:style-name="ro1">
          <table:table-cell office:value-type="string" calcext:value-type="string">
            <text:p>Mosinee</text:p>
          </table:table-cell>
          <table:table-cell table:formula="of:=RANDBETWEEN(1;30) + RANDBETWEEN(1;100)/100" office:value-type="float" office:value="23.57" calcext:value-type="float">
            <text:p>23.57</text:p>
          </table:table-cell>
          <table:table-cell office:value-type="string" calcext:value-type="string">
            <text:p>Sansevieria roxburghiana Schult. &amp; Schult. f.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CONCATENATE([.A72];&quot;::&quot;;[.B72];&quot;::&quot;;[.C72];&quot;::&quot;;[.D72])" office:value-type="string" office:string-value="Mosinee::23.57::Sansevieria roxburghiana Schult. &amp; Schult. f.::5" calcext:value-type="string">
            <text:p>Mosinee::23.57::Sansevieria roxburghiana Schult. &amp; Schult. f.::5</text:p>
          </table:table-cell>
        </table:table-row>
        <table:table-row table:style-name="ro1">
          <table:table-cell office:value-type="string" calcext:value-type="string">
            <text:p>Lindbergh</text:p>
          </table:table-cell>
          <table:table-cell table:formula="of:=RANDBETWEEN(1;30) + RANDBETWEEN(1;100)/100" office:value-type="float" office:value="15.9" calcext:value-type="float">
            <text:p>15.9</text:p>
          </table:table-cell>
          <table:table-cell office:value-type="string" calcext:value-type="string">
            <text:p>Myagrum perfoliatum L.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CONCATENATE([.A73];&quot;::&quot;;[.B73];&quot;::&quot;;[.C73];&quot;::&quot;;[.D73])" office:value-type="string" office:string-value="Lindbergh::15.9::Myagrum perfoliatum L.::46" calcext:value-type="string">
            <text:p>Lindbergh::15.9::Myagrum perfoliatum L.::46</text:p>
          </table:table-cell>
        </table:table-row>
        <table:table-row table:style-name="ro1">
          <table:table-cell office:value-type="string" calcext:value-type="string">
            <text:p>Gulseth</text:p>
          </table:table-cell>
          <table:table-cell table:formula="of:=RANDBETWEEN(1;30) + RANDBETWEEN(1;100)/100" office:value-type="float" office:value="6.98" calcext:value-type="float">
            <text:p>6.98</text:p>
          </table:table-cell>
          <table:table-cell office:value-type="string" calcext:value-type="string">
            <text:p>Lecidella flavosorediata (Vezda) Hertel &amp; Leuckert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CONCATENATE([.A74];&quot;::&quot;;[.B74];&quot;::&quot;;[.C74];&quot;::&quot;;[.D74])" office:value-type="string" office:string-value="Gulseth::6.98::Lecidella flavosorediata (Vezda) Hertel &amp; Leuckert::20" calcext:value-type="string">
            <text:p>Gulseth::6.98::Lecidella flavosorediata (Vezda) Hertel &amp; Leuckert::20</text:p>
          </table:table-cell>
        </table:table-row>
        <table:table-row table:style-name="ro1">
          <table:table-cell office:value-type="string" calcext:value-type="string">
            <text:p>Blaine</text:p>
          </table:table-cell>
          <table:table-cell table:formula="of:=RANDBETWEEN(1;30) + RANDBETWEEN(1;100)/100" office:value-type="float" office:value="18.71" calcext:value-type="float">
            <text:p>18.71</text:p>
          </table:table-cell>
          <table:table-cell office:value-type="string" calcext:value-type="string">
            <text:p>Leavenworthia stylosa A. Gray</text:p>
          </table:table-cell>
          <table:table-cell table:formula="of:=RANDBETWEEN(1;50)" office:value-type="float" office:value="6" calcext:value-type="float">
            <text:p>6</text:p>
          </table:table-cell>
          <table:table-cell table:formula="of:=CONCATENATE([.A75];&quot;::&quot;;[.B75];&quot;::&quot;;[.C75];&quot;::&quot;;[.D75])" office:value-type="string" office:string-value="Blaine::18.71::Leavenworthia stylosa A. Gray::6" calcext:value-type="string">
            <text:p>Blaine::18.71::Leavenworthia stylosa A. Gray::6</text:p>
          </table:table-cell>
        </table:table-row>
        <table:table-row table:style-name="ro1">
          <table:table-cell office:value-type="string" calcext:value-type="string">
            <text:p>Grover</text:p>
          </table:table-cell>
          <table:table-cell table:formula="of:=RANDBETWEEN(1;30) + RANDBETWEEN(1;100)/100" office:value-type="float" office:value="17.85" calcext:value-type="float">
            <text:p>17.85</text:p>
          </table:table-cell>
          <table:table-cell office:value-type="string" calcext:value-type="string">
            <text:p>Monochoria hastata (L.) Solms [excluded]</text:p>
          </table:table-cell>
          <table:table-cell table:formula="of:=RANDBETWEEN(1;50)" office:value-type="float" office:value="4" calcext:value-type="float">
            <text:p>4</text:p>
          </table:table-cell>
          <table:table-cell table:formula="of:=CONCATENATE([.A76];&quot;::&quot;;[.B76];&quot;::&quot;;[.C76];&quot;::&quot;;[.D76])" office:value-type="string" office:string-value="Grover::17.85::Monochoria hastata (L.) Solms [excluded]::4" calcext:value-type="string">
            <text:p>Grover::17.85::Monochoria hastata (L.) Solms [excluded]::4</text:p>
          </table:table-cell>
        </table:table-row>
        <table:table-row table:style-name="ro1">
          <table:table-cell office:value-type="string" calcext:value-type="string">
            <text:p>Arrowood</text:p>
          </table:table-cell>
          <table:table-cell table:formula="of:=RANDBETWEEN(1;30) + RANDBETWEEN(1;100)/100" office:value-type="float" office:value="27" calcext:value-type="float">
            <text:p>27</text:p>
          </table:table-cell>
          <table:table-cell office:value-type="string" calcext:value-type="string">
            <text:p>Topelia P.M. Jørg. &amp; Vezda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CONCATENATE([.A77];&quot;::&quot;;[.B77];&quot;::&quot;;[.C77];&quot;::&quot;;[.D77])" office:value-type="string" office:string-value="Arrowood::27::Topelia P.M. Jørg. &amp; Vezda::23" calcext:value-type="string">
            <text:p>Arrowood::27::Topelia P.M. Jørg. &amp; Vezda::23</text:p>
          </table:table-cell>
        </table:table-row>
        <table:table-row table:style-name="ro1">
          <table:table-cell office:value-type="string" calcext:value-type="string">
            <text:p>Nova</text:p>
          </table:table-cell>
          <table:table-cell table:formula="of:=RANDBETWEEN(1;30) + RANDBETWEEN(1;100)/100" office:value-type="float" office:value="3.98" calcext:value-type="float">
            <text:p>3.98</text:p>
          </table:table-cell>
          <table:table-cell office:value-type="string" calcext:value-type="string">
            <text:p>Lythrum thymifolia L.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CONCATENATE([.A78];&quot;::&quot;;[.B78];&quot;::&quot;;[.C78];&quot;::&quot;;[.D78])" office:value-type="string" office:string-value="Nova::3.98::Lythrum thymifolia L.::31" calcext:value-type="string">
            <text:p>Nova::3.98::Lythrum thymifolia L.::31</text:p>
          </table:table-cell>
        </table:table-row>
        <table:table-row table:style-name="ro1">
          <table:table-cell office:value-type="string" calcext:value-type="string">
            <text:p>Boyd</text:p>
          </table:table-cell>
          <table:table-cell table:formula="of:=RANDBETWEEN(1;30) + RANDBETWEEN(1;100)/100" office:value-type="float" office:value="7.06" calcext:value-type="float">
            <text:p>7.06</text:p>
          </table:table-cell>
          <table:table-cell office:value-type="string" calcext:value-type="string">
            <text:p>Caulophyllum giganteum (Farw.) Loconte &amp; Blackwell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CONCATENATE([.A79];&quot;::&quot;;[.B79];&quot;::&quot;;[.C79];&quot;::&quot;;[.D79])" office:value-type="string" office:string-value="Boyd::7.06::Caulophyllum giganteum (Farw.) Loconte &amp; Blackwell::23" calcext:value-type="string">
            <text:p>Boyd::7.06::Caulophyllum giganteum (Farw.) Loconte &amp; Blackwell::23</text:p>
          </table:table-cell>
        </table:table-row>
        <table:table-row table:style-name="ro1">
          <table:table-cell office:value-type="string" calcext:value-type="string">
            <text:p>Messerschmidt</text:p>
          </table:table-cell>
          <table:table-cell table:formula="of:=RANDBETWEEN(1;30) + RANDBETWEEN(1;100)/100" office:value-type="float" office:value="28.38" calcext:value-type="float">
            <text:p>28.38</text:p>
          </table:table-cell>
          <table:table-cell office:value-type="string" calcext:value-type="string">
            <text:p>Cyperus floridanus Britton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CONCATENATE([.A80];&quot;::&quot;;[.B80];&quot;::&quot;;[.C80];&quot;::&quot;;[.D80])" office:value-type="string" office:string-value="Messerschmidt::28.38::Cyperus floridanus Britton::7" calcext:value-type="string">
            <text:p>Messerschmidt::28.38::Cyperus floridanus Britton::7</text:p>
          </table:table-cell>
        </table:table-row>
        <table:table-row table:style-name="ro1">
          <table:table-cell office:value-type="string" calcext:value-type="string">
            <text:p>Northview</text:p>
          </table:table-cell>
          <table:table-cell table:formula="of:=RANDBETWEEN(1;30) + RANDBETWEEN(1;100)/100" office:value-type="float" office:value="14.74" calcext:value-type="float">
            <text:p>14.74</text:p>
          </table:table-cell>
          <table:table-cell office:value-type="string" calcext:value-type="string">
            <text:p>Cladonia bacilliformis (Nyl.) Gluck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CONCATENATE([.A81];&quot;::&quot;;[.B81];&quot;::&quot;;[.C81];&quot;::&quot;;[.D81])" office:value-type="string" office:string-value="Northview::14.74::Cladonia bacilliformis (Nyl.) Gluck::31" calcext:value-type="string">
            <text:p>Northview::14.74::Cladonia bacilliformis (Nyl.) Gluck::31</text:p>
          </table:table-cell>
        </table:table-row>
        <table:table-row table:style-name="ro1">
          <table:table-cell office:value-type="string" calcext:value-type="string">
            <text:p>Stang</text:p>
          </table:table-cell>
          <table:table-cell table:formula="of:=RANDBETWEEN(1;30) + RANDBETWEEN(1;100)/100" office:value-type="float" office:value="8.03" calcext:value-type="float">
            <text:p>8.03</text:p>
          </table:table-cell>
          <table:table-cell office:value-type="string" calcext:value-type="string">
            <text:p>Sibbaldiopsis Rydb.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CONCATENATE([.A82];&quot;::&quot;;[.B82];&quot;::&quot;;[.C82];&quot;::&quot;;[.D82])" office:value-type="string" office:string-value="Stang::8.03::Sibbaldiopsis Rydb.::8" calcext:value-type="string">
            <text:p>Stang::8.03::Sibbaldiopsis Rydb.::8</text:p>
          </table:table-cell>
        </table:table-row>
        <table:table-row table:style-name="ro1">
          <table:table-cell office:value-type="string" calcext:value-type="string">
            <text:p>Mallard</text:p>
          </table:table-cell>
          <table:table-cell table:formula="of:=RANDBETWEEN(1;30) + RANDBETWEEN(1;100)/100" office:value-type="float" office:value="14.41" calcext:value-type="float">
            <text:p>14.41</text:p>
          </table:table-cell>
          <table:table-cell office:value-type="string" calcext:value-type="string">
            <text:p>Eriogonum jamesii Benth. var. jamesii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CONCATENATE([.A83];&quot;::&quot;;[.B83];&quot;::&quot;;[.C83];&quot;::&quot;;[.D83])" office:value-type="string" office:string-value="Mallard::14.41::Eriogonum jamesii Benth. var. jamesii::11" calcext:value-type="string">
            <text:p>Mallard::14.41::Eriogonum jamesii Benth. var. jamesii::11</text:p>
          </table:table-cell>
        </table:table-row>
        <table:table-row table:style-name="ro1">
          <table:table-cell office:value-type="string" calcext:value-type="string">
            <text:p>Summerview</text:p>
          </table:table-cell>
          <table:table-cell table:formula="of:=RANDBETWEEN(1;30) + RANDBETWEEN(1;100)/100" office:value-type="float" office:value="27.92" calcext:value-type="float">
            <text:p>27.92</text:p>
          </table:table-cell>
          <table:table-cell office:value-type="string" calcext:value-type="string">
            <text:p>Astragalus ensiformis M.E. Jones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CONCATENATE([.A84];&quot;::&quot;;[.B84];&quot;::&quot;;[.C84];&quot;::&quot;;[.D84])" office:value-type="string" office:string-value="Summerview::27.92::Astragalus ensiformis M.E. Jones::20" calcext:value-type="string">
            <text:p>Summerview::27.92::Astragalus ensiformis M.E. Jones::20</text:p>
          </table:table-cell>
        </table:table-row>
        <table:table-row table:style-name="ro1">
          <table:table-cell office:value-type="string" calcext:value-type="string">
            <text:p>Maple Wood</text:p>
          </table:table-cell>
          <table:table-cell table:formula="of:=RANDBETWEEN(1;30) + RANDBETWEEN(1;100)/100" office:value-type="float" office:value="30.63" calcext:value-type="float">
            <text:p>30.63</text:p>
          </table:table-cell>
          <table:table-cell office:value-type="string" calcext:value-type="string">
            <text:p>Polysporina lapponica (Ach. ex Schaerer) Degel.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CONCATENATE([.A85];&quot;::&quot;;[.B85];&quot;::&quot;;[.C85];&quot;::&quot;;[.D85])" office:value-type="string" office:string-value="Maple Wood::30.63::Polysporina lapponica (Ach. ex Schaerer) Degel.::12" calcext:value-type="string">
            <text:p>Maple Wood::30.63::Polysporina lapponica (Ach. ex Schaerer) Degel.::12</text:p>
          </table:table-cell>
        </table:table-row>
        <table:table-row table:style-name="ro1">
          <table:table-cell office:value-type="string" calcext:value-type="string">
            <text:p>Forster</text:p>
          </table:table-cell>
          <table:table-cell table:formula="of:=RANDBETWEEN(1;30) + RANDBETWEEN(1;100)/100" office:value-type="float" office:value="17.87" calcext:value-type="float">
            <text:p>17.87</text:p>
          </table:table-cell>
          <table:table-cell office:value-type="string" calcext:value-type="string">
            <text:p>Parmotremopsis antillensis (Nyl.) Elix &amp; Hale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CONCATENATE([.A86];&quot;::&quot;;[.B86];&quot;::&quot;;[.C86];&quot;::&quot;;[.D86])" office:value-type="string" office:string-value="Forster::17.87::Parmotremopsis antillensis (Nyl.) Elix &amp; Hale::35" calcext:value-type="string">
            <text:p>Forster::17.87::Parmotremopsis antillensis (Nyl.) Elix &amp; Hale::35</text:p>
          </table:table-cell>
        </table:table-row>
        <table:table-row table:style-name="ro1">
          <table:table-cell office:value-type="string" calcext:value-type="string">
            <text:p>Novick</text:p>
          </table:table-cell>
          <table:table-cell table:formula="of:=RANDBETWEEN(1;30) + RANDBETWEEN(1;100)/100" office:value-type="float" office:value="30.2" calcext:value-type="float">
            <text:p>30.2</text:p>
          </table:table-cell>
          <table:table-cell office:value-type="string" calcext:value-type="string">
            <text:p>Wilkesia gymnoxiphium A. Gray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CONCATENATE([.A87];&quot;::&quot;;[.B87];&quot;::&quot;;[.C87];&quot;::&quot;;[.D87])" office:value-type="string" office:string-value="Novick::30.2::Wilkesia gymnoxiphium A. Gray::27" calcext:value-type="string">
            <text:p>Novick::30.2::Wilkesia gymnoxiphium A. Gray::27</text:p>
          </table:table-cell>
        </table:table-row>
        <table:table-row table:style-name="ro1">
          <table:table-cell office:value-type="string" calcext:value-type="string">
            <text:p>Fairfield</text:p>
          </table:table-cell>
          <table:table-cell table:formula="of:=RANDBETWEEN(1;30) + RANDBETWEEN(1;100)/100" office:value-type="float" office:value="30.81" calcext:value-type="float">
            <text:p>30.81</text:p>
          </table:table-cell>
          <table:table-cell office:value-type="string" calcext:value-type="string">
            <text:p>Luzula multiflora (Ehrh.) Lej.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CONCATENATE([.A88];&quot;::&quot;;[.B88];&quot;::&quot;;[.C88];&quot;::&quot;;[.D88])" office:value-type="string" office:string-value="Fairfield::30.81::Luzula multiflora (Ehrh.) Lej.::29" calcext:value-type="string">
            <text:p>Fairfield::30.81::Luzula multiflora (Ehrh.) Lej.::29</text:p>
          </table:table-cell>
        </table:table-row>
        <table:table-row table:style-name="ro1">
          <table:table-cell office:value-type="string" calcext:value-type="string">
            <text:p>Moulton</text:p>
          </table:table-cell>
          <table:table-cell table:formula="of:=RANDBETWEEN(1;30) + RANDBETWEEN(1;100)/100" office:value-type="float" office:value="11.11" calcext:value-type="float">
            <text:p>11.11</text:p>
          </table:table-cell>
          <table:table-cell office:value-type="string" calcext:value-type="string">
            <text:p>Populus simonii Carrière [excluded]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CONCATENATE([.A89];&quot;::&quot;;[.B89];&quot;::&quot;;[.C89];&quot;::&quot;;[.D89])" office:value-type="string" office:string-value="Moulton::11.11::Populus simonii Carrière [excluded]::49" calcext:value-type="string">
            <text:p>Moulton::11.11::Populus simonii Carrière [excluded]::49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table:formula="of:=RANDBETWEEN(1;30) + RANDBETWEEN(1;100)/100" office:value-type="float" office:value="13.37" calcext:value-type="float">
            <text:p>13.37</text:p>
          </table:table-cell>
          <table:table-cell office:value-type="string" calcext:value-type="string">
            <text:p>Hieracium scabrum Michx.</text:p>
          </table:table-cell>
          <table:table-cell table:formula="of:=RANDBETWEEN(1;50)" office:value-type="float" office:value="32" calcext:value-type="float">
            <text:p>32</text:p>
          </table:table-cell>
          <table:table-cell table:formula="of:=CONCATENATE([.A90];&quot;::&quot;;[.B90];&quot;::&quot;;[.C90];&quot;::&quot;;[.D90])" office:value-type="string" office:string-value="Superior::13.37::Hieracium scabrum Michx.::32" calcext:value-type="string">
            <text:p>Superior::13.37::Hieracium scabrum Michx.::32</text:p>
          </table:table-cell>
        </table:table-row>
        <table:table-row table:style-name="ro1">
          <table:table-cell office:value-type="string" calcext:value-type="string">
            <text:p>Hollow Ridge</text:p>
          </table:table-cell>
          <table:table-cell table:formula="of:=RANDBETWEEN(1;30) + RANDBETWEEN(1;100)/100" office:value-type="float" office:value="19.13" calcext:value-type="float">
            <text:p>19.13</text:p>
          </table:table-cell>
          <table:table-cell office:value-type="string" calcext:value-type="string">
            <text:p>Malacothrix similis W.S. Davis &amp; P.H. Raven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CONCATENATE([.A91];&quot;::&quot;;[.B91];&quot;::&quot;;[.C91];&quot;::&quot;;[.D91])" office:value-type="string" office:string-value="Hollow Ridge::19.13::Malacothrix similis W.S. Davis &amp; P.H. Raven::49" calcext:value-type="string">
            <text:p>Hollow Ridge::19.13::Malacothrix similis W.S. Davis &amp; P.H. Raven::49</text:p>
          </table:table-cell>
        </table:table-row>
        <table:table-row table:style-name="ro1">
          <table:table-cell office:value-type="string" calcext:value-type="string">
            <text:p>Sutherland</text:p>
          </table:table-cell>
          <table:table-cell table:formula="of:=RANDBETWEEN(1;30) + RANDBETWEEN(1;100)/100" office:value-type="float" office:value="6.12" calcext:value-type="float">
            <text:p>6.12</text:p>
          </table:table-cell>
          <table:table-cell office:value-type="string" calcext:value-type="string">
            <text:p>Dasynotus I.M. Johnst.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CONCATENATE([.A92];&quot;::&quot;;[.B92];&quot;::&quot;;[.C92];&quot;::&quot;;[.D92])" office:value-type="string" office:string-value="Sutherland::6.12::Dasynotus I.M. Johnst.::27" calcext:value-type="string">
            <text:p>Sutherland::6.12::Dasynotus I.M. Johnst.::27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table:formula="of:=RANDBETWEEN(1;30) + RANDBETWEEN(1;100)/100" office:value-type="float" office:value="10.92" calcext:value-type="float">
            <text:p>10.92</text:p>
          </table:table-cell>
          <table:table-cell office:value-type="string" calcext:value-type="string">
            <text:p>Larix lyallii Parl.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CONCATENATE([.A93];&quot;::&quot;;[.B93];&quot;::&quot;;[.C93];&quot;::&quot;;[.D93])" office:value-type="string" office:string-value="Nancy::10.92::Larix lyallii Parl.::42" calcext:value-type="string">
            <text:p>Nancy::10.92::Larix lyallii Parl.::42</text:p>
          </table:table-cell>
        </table:table-row>
        <table:table-row table:style-name="ro1">
          <table:table-cell office:value-type="string" calcext:value-type="string">
            <text:p>Eastlawn</text:p>
          </table:table-cell>
          <table:table-cell table:formula="of:=RANDBETWEEN(1;30) + RANDBETWEEN(1;100)/100" office:value-type="float" office:value="18.98" calcext:value-type="float">
            <text:p>18.98</text:p>
          </table:table-cell>
          <table:table-cell office:value-type="string" calcext:value-type="string">
            <text:p>Epilobium hornemannii Rchb. ssp. behringianum (Hausskn.) Hoch &amp; P.H. Raven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CONCATENATE([.A94];&quot;::&quot;;[.B94];&quot;::&quot;;[.C94];&quot;::&quot;;[.D94])" office:value-type="string" office:string-value="Eastlawn::18.98::Epilobium hornemannii Rchb. ssp. behringianum (Hausskn.) Hoch &amp; P.H. Raven::7" calcext:value-type="string">
            <text:p>Eastlawn::18.98::Epilobium hornemannii Rchb. ssp. behringianum (Hausskn.) Hoch &amp; P.H. Raven::7</text:p>
          </table:table-cell>
        </table:table-row>
        <table:table-row table:style-name="ro1">
          <table:table-cell office:value-type="string" calcext:value-type="string">
            <text:p>Hollow Ridge</text:p>
          </table:table-cell>
          <table:table-cell table:formula="of:=RANDBETWEEN(1;30) + RANDBETWEEN(1;100)/100" office:value-type="float" office:value="13.49" calcext:value-type="float">
            <text:p>13.49</text:p>
          </table:table-cell>
          <table:table-cell office:value-type="string" calcext:value-type="string">
            <text:p>Draba aprica Beadle</text:p>
          </table:table-cell>
          <table:table-cell table:formula="of:=RANDBETWEEN(1;50)" office:value-type="float" office:value="10" calcext:value-type="float">
            <text:p>10</text:p>
          </table:table-cell>
          <table:table-cell table:formula="of:=CONCATENATE([.A95];&quot;::&quot;;[.B95];&quot;::&quot;;[.C95];&quot;::&quot;;[.D95])" office:value-type="string" office:string-value="Hollow Ridge::13.49::Draba aprica Beadle::10" calcext:value-type="string">
            <text:p>Hollow Ridge::13.49::Draba aprica Beadle::10</text:p>
          </table:table-cell>
        </table:table-row>
        <table:table-row table:style-name="ro1">
          <table:table-cell office:value-type="string" calcext:value-type="string">
            <text:p>Express</text:p>
          </table:table-cell>
          <table:table-cell table:formula="of:=RANDBETWEEN(1;30) + RANDBETWEEN(1;100)/100" office:value-type="float" office:value="6.14" calcext:value-type="float">
            <text:p>6.14</text:p>
          </table:table-cell>
          <table:table-cell office:value-type="string" calcext:value-type="string">
            <text:p>Cirsium occidentale (Nutt.) Jeps. var. californicum (A. Gray) Keil &amp; C. Turner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CONCATENATE([.A96];&quot;::&quot;;[.B96];&quot;::&quot;;[.C96];&quot;::&quot;;[.D96])" office:value-type="string" office:string-value="Express::6.14::Cirsium occidentale (Nutt.) Jeps. var. californicum (A. Gray) Keil &amp; C. Turner::29" calcext:value-type="string">
            <text:p>Express::6.14::Cirsium occidentale (Nutt.) Jeps. var. californicum (A. Gray) Keil &amp; C. Turner::29</text:p>
          </table:table-cell>
        </table:table-row>
        <table:table-row table:style-name="ro1">
          <table:table-cell office:value-type="string" calcext:value-type="string">
            <text:p>Everett</text:p>
          </table:table-cell>
          <table:table-cell table:formula="of:=RANDBETWEEN(1;30) + RANDBETWEEN(1;100)/100" office:value-type="float" office:value="11.12" calcext:value-type="float">
            <text:p>11.12</text:p>
          </table:table-cell>
          <table:table-cell office:value-type="string" calcext:value-type="string">
            <text:p>Houstonia acerosa (A. Gray) A. Gray ex Benth. &amp; Hook. f. var. acerosa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CONCATENATE([.A97];&quot;::&quot;;[.B97];&quot;::&quot;;[.C97];&quot;::&quot;;[.D97])" office:value-type="string" office:string-value="Everett::11.12::Houstonia acerosa (A. Gray) A. Gray ex Benth. &amp; Hook. f. var. acerosa::27" calcext:value-type="string">
            <text:p>Everett::11.12::Houstonia acerosa (A. Gray) A. Gray ex Benth. &amp; Hook. f. var. acerosa::27</text:p>
          </table:table-cell>
        </table:table-row>
        <table:table-row table:style-name="ro1">
          <table:table-cell office:value-type="string" calcext:value-type="string">
            <text:p>Elka</text:p>
          </table:table-cell>
          <table:table-cell table:formula="of:=RANDBETWEEN(1;30) + RANDBETWEEN(1;100)/100" office:value-type="float" office:value="28.69" calcext:value-type="float">
            <text:p>28.69</text:p>
          </table:table-cell>
          <table:table-cell office:value-type="string" calcext:value-type="string">
            <text:p>Castilleja salsuginosa N.H. Holmgren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CONCATENATE([.A98];&quot;::&quot;;[.B98];&quot;::&quot;;[.C98];&quot;::&quot;;[.D98])" office:value-type="string" office:string-value="Elka::28.69::Castilleja salsuginosa N.H. Holmgren::49" calcext:value-type="string">
            <text:p>Elka::28.69::Castilleja salsuginosa N.H. Holmgren::49</text:p>
          </table:table-cell>
        </table:table-row>
        <table:table-row table:style-name="ro1">
          <table:table-cell office:value-type="string" calcext:value-type="string">
            <text:p>Merrick</text:p>
          </table:table-cell>
          <table:table-cell table:formula="of:=RANDBETWEEN(1;30) + RANDBETWEEN(1;100)/100" office:value-type="float" office:value="26.64" calcext:value-type="float">
            <text:p>26.64</text:p>
          </table:table-cell>
          <table:table-cell office:value-type="string" calcext:value-type="string">
            <text:p>Platanthera ×lassenii Schrenk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CONCATENATE([.A99];&quot;::&quot;;[.B99];&quot;::&quot;;[.C99];&quot;::&quot;;[.D99])" office:value-type="string" office:string-value="Merrick::26.64::Platanthera ×lassenii Schrenk::22" calcext:value-type="string">
            <text:p>Merrick::26.64::Platanthera ×lassenii Schrenk::22</text:p>
          </table:table-cell>
        </table:table-row>
        <table:table-row table:style-name="ro1">
          <table:table-cell office:value-type="string" calcext:value-type="string">
            <text:p>Barby</text:p>
          </table:table-cell>
          <table:table-cell table:formula="of:=RANDBETWEEN(1;30) + RANDBETWEEN(1;100)/100" office:value-type="float" office:value="15.61" calcext:value-type="float">
            <text:p>15.61</text:p>
          </table:table-cell>
          <table:table-cell office:value-type="string" calcext:value-type="string">
            <text:p>Calliergon cordifolium (Hedw.) Kindb.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CONCATENATE([.A100];&quot;::&quot;;[.B100];&quot;::&quot;;[.C100];&quot;::&quot;;[.D100])" office:value-type="string" office:string-value="Barby::15.61::Calliergon cordifolium (Hedw.) Kindb.::23" calcext:value-type="string">
            <text:p>Barby::15.61::Calliergon cordifolium (Hedw.) Kindb.::23</text:p>
          </table:table-cell>
        </table:table-row>
        <table:table-row table:style-name="ro1">
          <table:table-cell office:value-type="string" calcext:value-type="string">
            <text:p>Sommers</text:p>
          </table:table-cell>
          <table:table-cell table:formula="of:=RANDBETWEEN(1;30) + RANDBETWEEN(1;100)/100" office:value-type="float" office:value="28.99" calcext:value-type="float">
            <text:p>28.99</text:p>
          </table:table-cell>
          <table:table-cell office:value-type="string" calcext:value-type="string">
            <text:p>Chamaesyce thymifolia (L.) Millsp.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CONCATENATE([.A101];&quot;::&quot;;[.B101];&quot;::&quot;;[.C101];&quot;::&quot;;[.D101])" office:value-type="string" office:string-value="Sommers::28.99::Chamaesyce thymifolia (L.) Millsp.::1" calcext:value-type="string">
            <text:p>Sommers::28.99::Chamaesyce thymifolia (L.) Millsp.::1</text:p>
          </table:table-cell>
        </table:table-row>
        <table:table-row table:style-name="ro1">
          <table:table-cell office:value-type="string" calcext:value-type="string">
            <text:p>Truax</text:p>
          </table:table-cell>
          <table:table-cell table:formula="of:=RANDBETWEEN(1;30) + RANDBETWEEN(1;100)/100" office:value-type="float" office:value="4.42" calcext:value-type="float">
            <text:p>4.42</text:p>
          </table:table-cell>
          <table:table-cell office:value-type="string" calcext:value-type="string">
            <text:p>Solidago mollis Bartlett var. mollis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CONCATENATE([.A102];&quot;::&quot;;[.B102];&quot;::&quot;;[.C102];&quot;::&quot;;[.D102])" office:value-type="string" office:string-value="Truax::4.42::Solidago mollis Bartlett var. mollis::33" calcext:value-type="string">
            <text:p>Truax::4.42::Solidago mollis Bartlett var. mollis::33</text:p>
          </table:table-cell>
        </table:table-row>
        <table:table-row table:style-name="ro1">
          <table:table-cell office:value-type="string" calcext:value-type="string">
            <text:p>Shopko</text:p>
          </table:table-cell>
          <table:table-cell table:formula="of:=RANDBETWEEN(1;30) + RANDBETWEEN(1;100)/100" office:value-type="float" office:value="7.95" calcext:value-type="float">
            <text:p>7.95</text:p>
          </table:table-cell>
          <table:table-cell office:value-type="string" calcext:value-type="string">
            <text:p>Nymphoides indica (L.) Kuntze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CONCATENATE([.A103];&quot;::&quot;;[.B103];&quot;::&quot;;[.C103];&quot;::&quot;;[.D103])" office:value-type="string" office:string-value="Shopko::7.95::Nymphoides indica (L.) Kuntze::45" calcext:value-type="string">
            <text:p>Shopko::7.95::Nymphoides indica (L.) Kuntze::45</text:p>
          </table:table-cell>
        </table:table-row>
        <table:table-row table:style-name="ro1">
          <table:table-cell office:value-type="string" calcext:value-type="string">
            <text:p>Kedzie</text:p>
          </table:table-cell>
          <table:table-cell table:formula="of:=RANDBETWEEN(1;30) + RANDBETWEEN(1;100)/100" office:value-type="float" office:value="19.78" calcext:value-type="float">
            <text:p>19.78</text:p>
          </table:table-cell>
          <table:table-cell office:value-type="string" calcext:value-type="string">
            <text:p>Gaillardia aestivalis (Walter) H. Rock var. aestivalis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CONCATENATE([.A104];&quot;::&quot;;[.B104];&quot;::&quot;;[.C104];&quot;::&quot;;[.D104])" office:value-type="string" office:string-value="Kedzie::19.78::Gaillardia aestivalis (Walter) H. Rock var. aestivalis::41" calcext:value-type="string">
            <text:p>Kedzie::19.78::Gaillardia aestivalis (Walter) H. Rock var. aestivalis::41</text:p>
          </table:table-cell>
        </table:table-row>
        <table:table-row table:style-name="ro1">
          <table:table-cell office:value-type="string" calcext:value-type="string">
            <text:p>Lakewood</text:p>
          </table:table-cell>
          <table:table-cell table:formula="of:=RANDBETWEEN(1;30) + RANDBETWEEN(1;100)/100" office:value-type="float" office:value="10.06" calcext:value-type="float">
            <text:p>10.06</text:p>
          </table:table-cell>
          <table:table-cell office:value-type="string" calcext:value-type="string">
            <text:p>Dalea tenuifolia (A. Gray) Shinners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CONCATENATE([.A105];&quot;::&quot;;[.B105];&quot;::&quot;;[.C105];&quot;::&quot;;[.D105])" office:value-type="string" office:string-value="Lakewood::10.06::Dalea tenuifolia (A. Gray) Shinners::12" calcext:value-type="string">
            <text:p>Lakewood::10.06::Dalea tenuifolia (A. Gray) Shinners::12</text:p>
          </table:table-cell>
        </table:table-row>
        <table:table-row table:style-name="ro1">
          <table:table-cell office:value-type="string" calcext:value-type="string">
            <text:p>Rutledge</text:p>
          </table:table-cell>
          <table:table-cell table:formula="of:=RANDBETWEEN(1;30) + RANDBETWEEN(1;100)/100" office:value-type="float" office:value="16.17" calcext:value-type="float">
            <text:p>16.17</text:p>
          </table:table-cell>
          <table:table-cell office:value-type="string" calcext:value-type="string">
            <text:p>Acer nigrum Michx. f.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CONCATENATE([.A106];&quot;::&quot;;[.B106];&quot;::&quot;;[.C106];&quot;::&quot;;[.D106])" office:value-type="string" office:string-value="Rutledge::16.17::Acer nigrum Michx. f.::27" calcext:value-type="string">
            <text:p>Rutledge::16.17::Acer nigrum Michx. f.::27</text:p>
          </table:table-cell>
        </table:table-row>
        <table:table-row table:style-name="ro1">
          <table:table-cell office:value-type="string" calcext:value-type="string">
            <text:p>Hudson</text:p>
          </table:table-cell>
          <table:table-cell table:formula="of:=RANDBETWEEN(1;30) + RANDBETWEEN(1;100)/100" office:value-type="float" office:value="4.92" calcext:value-type="float">
            <text:p>4.92</text:p>
          </table:table-cell>
          <table:table-cell office:value-type="string" calcext:value-type="string">
            <text:p>Mimosa texana (A. Gray) Small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CONCATENATE([.A107];&quot;::&quot;;[.B107];&quot;::&quot;;[.C107];&quot;::&quot;;[.D107])" office:value-type="string" office:string-value="Hudson::4.92::Mimosa texana (A. Gray) Small::39" calcext:value-type="string">
            <text:p>Hudson::4.92::Mimosa texana (A. Gray) Small::39</text:p>
          </table:table-cell>
        </table:table-row>
        <table:table-row table:style-name="ro1">
          <table:table-cell office:value-type="string" calcext:value-type="string">
            <text:p>Hazelcrest</text:p>
          </table:table-cell>
          <table:table-cell table:formula="of:=RANDBETWEEN(1;30) + RANDBETWEEN(1;100)/100" office:value-type="float" office:value="1.53" calcext:value-type="float">
            <text:p>1.53</text:p>
          </table:table-cell>
          <table:table-cell office:value-type="string" calcext:value-type="string">
            <text:p>Thelypteris opulenta (Kaulf.) Fosberg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CONCATENATE([.A108];&quot;::&quot;;[.B108];&quot;::&quot;;[.C108];&quot;::&quot;;[.D108])" office:value-type="string" office:string-value="Hazelcrest::1.53::Thelypteris opulenta (Kaulf.) Fosberg::19" calcext:value-type="string">
            <text:p>Hazelcrest::1.53::Thelypteris opulenta (Kaulf.) Fosberg::19</text:p>
          </table:table-cell>
        </table:table-row>
        <table:table-row table:style-name="ro1">
          <table:table-cell office:value-type="string" calcext:value-type="string">
            <text:p>Reindahl</text:p>
          </table:table-cell>
          <table:table-cell table:formula="of:=RANDBETWEEN(1;30) + RANDBETWEEN(1;100)/100" office:value-type="float" office:value="2.46" calcext:value-type="float">
            <text:p>2.46</text:p>
          </table:table-cell>
          <table:table-cell office:value-type="string" calcext:value-type="string">
            <text:p>Rubus arizonensis Focke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CONCATENATE([.A109];&quot;::&quot;;[.B109];&quot;::&quot;;[.C109];&quot;::&quot;;[.D109])" office:value-type="string" office:string-value="Reindahl::2.46::Rubus arizonensis Focke::5" calcext:value-type="string">
            <text:p>Reindahl::2.46::Rubus arizonensis Focke::5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table:formula="of:=RANDBETWEEN(1;30) + RANDBETWEEN(1;100)/100" office:value-type="float" office:value="2.01" calcext:value-type="float">
            <text:p>2.01</text:p>
          </table:table-cell>
          <table:table-cell office:value-type="string" calcext:value-type="string">
            <text:p>Tillandsia fasciculata Sw. var. densispica Mez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CONCATENATE([.A110];&quot;::&quot;;[.B110];&quot;::&quot;;[.C110];&quot;::&quot;;[.D110])" office:value-type="string" office:string-value="Vera::2.01::Tillandsia fasciculata Sw. var. densispica Mez::46" calcext:value-type="string">
            <text:p>Vera::2.01::Tillandsia fasciculata Sw. var. densispica Mez::46</text:p>
          </table:table-cell>
        </table:table-row>
        <table:table-row table:style-name="ro1">
          <table:table-cell office:value-type="string" calcext:value-type="string">
            <text:p>Pepper Wood</text:p>
          </table:table-cell>
          <table:table-cell table:formula="of:=RANDBETWEEN(1;30) + RANDBETWEEN(1;100)/100" office:value-type="float" office:value="28.07" calcext:value-type="float">
            <text:p>28.07</text:p>
          </table:table-cell>
          <table:table-cell office:value-type="string" calcext:value-type="string">
            <text:p>Cycas revoluta Thunb.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CONCATENATE([.A111];&quot;::&quot;;[.B111];&quot;::&quot;;[.C111];&quot;::&quot;;[.D111])" office:value-type="string" office:string-value="Pepper Wood::28.07::Cycas revoluta Thunb.::39" calcext:value-type="string">
            <text:p>Pepper Wood::28.07::Cycas revoluta Thunb.::39</text:p>
          </table:table-cell>
        </table:table-row>
        <table:table-row table:style-name="ro1">
          <table:table-cell office:value-type="string" calcext:value-type="string">
            <text:p>Anniversary</text:p>
          </table:table-cell>
          <table:table-cell table:formula="of:=RANDBETWEEN(1;30) + RANDBETWEEN(1;100)/100" office:value-type="float" office:value="15.23" calcext:value-type="float">
            <text:p>15.23</text:p>
          </table:table-cell>
          <table:table-cell office:value-type="string" calcext:value-type="string">
            <text:p>Acacia suaveolens (Sm.) Willd.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CONCATENATE([.A112];&quot;::&quot;;[.B112];&quot;::&quot;;[.C112];&quot;::&quot;;[.D112])" office:value-type="string" office:string-value="Anniversary::15.23::Acacia suaveolens (Sm.) Willd.::22" calcext:value-type="string">
            <text:p>Anniversary::15.23::Acacia suaveolens (Sm.) Willd.::22</text:p>
          </table:table-cell>
        </table:table-row>
        <table:table-row table:style-name="ro1">
          <table:table-cell office:value-type="string" calcext:value-type="string">
            <text:p>Prairie Rose</text:p>
          </table:table-cell>
          <table:table-cell table:formula="of:=RANDBETWEEN(1;30) + RANDBETWEEN(1;100)/100" office:value-type="float" office:value="9.3" calcext:value-type="float">
            <text:p>9.3</text:p>
          </table:table-cell>
          <table:table-cell office:value-type="string" calcext:value-type="string">
            <text:p>Tripogon major Hook. f.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CONCATENATE([.A113];&quot;::&quot;;[.B113];&quot;::&quot;;[.C113];&quot;::&quot;;[.D113])" office:value-type="string" office:string-value="Prairie Rose::9.3::Tripogon major Hook. f.::45" calcext:value-type="string">
            <text:p>Prairie Rose::9.3::Tripogon major Hook. f.::45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table:formula="of:=RANDBETWEEN(1;30) + RANDBETWEEN(1;100)/100" office:value-type="float" office:value="13.1" calcext:value-type="float">
            <text:p>13.1</text:p>
          </table:table-cell>
          <table:table-cell office:value-type="string" calcext:value-type="string">
            <text:p>Luzula divaricata S. Watson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CONCATENATE([.A114];&quot;::&quot;;[.B114];&quot;::&quot;;[.C114];&quot;::&quot;;[.D114])" office:value-type="string" office:string-value="Johnson::13.1::Luzula divaricata S. Watson::25" calcext:value-type="string">
            <text:p>Johnson::13.1::Luzula divaricata S. Watson::25</text:p>
          </table:table-cell>
        </table:table-row>
        <table:table-row table:style-name="ro1">
          <table:table-cell office:value-type="string" calcext:value-type="string">
            <text:p>Birchwood</text:p>
          </table:table-cell>
          <table:table-cell table:formula="of:=RANDBETWEEN(1;30) + RANDBETWEEN(1;100)/100" office:value-type="float" office:value="9.96" calcext:value-type="float">
            <text:p>9.96</text:p>
          </table:table-cell>
          <table:table-cell office:value-type="string" calcext:value-type="string">
            <text:p>Fuchsia arborescens Sims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CONCATENATE([.A115];&quot;::&quot;;[.B115];&quot;::&quot;;[.C115];&quot;::&quot;;[.D115])" office:value-type="string" office:string-value="Birchwood::9.96::Fuchsia arborescens Sims::50" calcext:value-type="string">
            <text:p>Birchwood::9.96::Fuchsia arborescens Sims::50</text:p>
          </table:table-cell>
        </table:table-row>
        <table:table-row table:style-name="ro1">
          <table:table-cell office:value-type="string" calcext:value-type="string">
            <text:p>Rigney</text:p>
          </table:table-cell>
          <table:table-cell table:formula="of:=RANDBETWEEN(1;30) + RANDBETWEEN(1;100)/100" office:value-type="float" office:value="12.34" calcext:value-type="float">
            <text:p>12.34</text:p>
          </table:table-cell>
          <table:table-cell office:value-type="string" calcext:value-type="string">
            <text:p>Asplenium ×kokeense W.H. Wagner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CONCATENATE([.A116];&quot;::&quot;;[.B116];&quot;::&quot;;[.C116];&quot;::&quot;;[.D116])" office:value-type="string" office:string-value="Rigney::12.34::Asplenium ×kokeense W.H. Wagner::1" calcext:value-type="string">
            <text:p>Rigney::12.34::Asplenium ×kokeense W.H. Wagner::1</text:p>
          </table:table-cell>
        </table:table-row>
        <table:table-row table:style-name="ro1">
          <table:table-cell office:value-type="string" calcext:value-type="string">
            <text:p>Lunder</text:p>
          </table:table-cell>
          <table:table-cell table:formula="of:=RANDBETWEEN(1;30) + RANDBETWEEN(1;100)/100" office:value-type="float" office:value="30.65" calcext:value-type="float">
            <text:p>30.65</text:p>
          </table:table-cell>
          <table:table-cell office:value-type="string" calcext:value-type="string">
            <text:p>Pentalinon luteum (L.) B.F. Hansen &amp; Wunderlin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CONCATENATE([.A117];&quot;::&quot;;[.B117];&quot;::&quot;;[.C117];&quot;::&quot;;[.D117])" office:value-type="string" office:string-value="Lunder::30.65::Pentalinon luteum (L.) B.F. Hansen &amp; Wunderlin::15" calcext:value-type="string">
            <text:p>Lunder::30.65::Pentalinon luteum (L.) B.F. Hansen &amp; Wunderlin::15</text:p>
          </table:table-cell>
        </table:table-row>
        <table:table-row table:style-name="ro1">
          <table:table-cell office:value-type="string" calcext:value-type="string">
            <text:p>Oneill</text:p>
          </table:table-cell>
          <table:table-cell table:formula="of:=RANDBETWEEN(1;30) + RANDBETWEEN(1;100)/100" office:value-type="float" office:value="26.75" calcext:value-type="float">
            <text:p>26.75</text:p>
          </table:table-cell>
          <table:table-cell office:value-type="string" calcext:value-type="string">
            <text:p>Diellia leucostegioides (Baker) W.H. Wagner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CONCATENATE([.A118];&quot;::&quot;;[.B118];&quot;::&quot;;[.C118];&quot;::&quot;;[.D118])" office:value-type="string" office:string-value="Oneill::26.75::Diellia leucostegioides (Baker) W.H. Wagner::1" calcext:value-type="string">
            <text:p>Oneill::26.75::Diellia leucostegioides (Baker) W.H. Wagner::1</text:p>
          </table:table-cell>
        </table:table-row>
        <table:table-row table:style-name="ro1">
          <table:table-cell office:value-type="string" calcext:value-type="string">
            <text:p>Old Gate</text:p>
          </table:table-cell>
          <table:table-cell table:formula="of:=RANDBETWEEN(1;30) + RANDBETWEEN(1;100)/100" office:value-type="float" office:value="2.99" calcext:value-type="float">
            <text:p>2.99</text:p>
          </table:table-cell>
          <table:table-cell office:value-type="string" calcext:value-type="string">
            <text:p>Gaillardia pinnatifida Torr. var. pinnatifida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CONCATENATE([.A119];&quot;::&quot;;[.B119];&quot;::&quot;;[.C119];&quot;::&quot;;[.D119])" office:value-type="string" office:string-value="Old Gate::2.99::Gaillardia pinnatifida Torr. var. pinnatifida::34" calcext:value-type="string">
            <text:p>Old Gate::2.99::Gaillardia pinnatifida Torr. var. pinnatifida::34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table:formula="of:=RANDBETWEEN(1;30) + RANDBETWEEN(1;100)/100" office:value-type="float" office:value="17.79" calcext:value-type="float">
            <text:p>17.79</text:p>
          </table:table-cell>
          <table:table-cell office:value-type="string" calcext:value-type="string">
            <text:p>Scleria pauciflora Muhl. ex Willd.</text:p>
          </table:table-cell>
          <table:table-cell table:formula="of:=RANDBETWEEN(1;50)" office:value-type="float" office:value="40" calcext:value-type="float">
            <text:p>40</text:p>
          </table:table-cell>
          <table:table-cell table:formula="of:=CONCATENATE([.A120];&quot;::&quot;;[.B120];&quot;::&quot;;[.C120];&quot;::&quot;;[.D120])" office:value-type="string" office:string-value="Brown::17.79::Scleria pauciflora Muhl. ex Willd.::40" calcext:value-type="string">
            <text:p>Brown::17.79::Scleria pauciflora Muhl. ex Willd.::40</text:p>
          </table:table-cell>
        </table:table-row>
        <table:table-row table:style-name="ro1">
          <table:table-cell office:value-type="string" calcext:value-type="string">
            <text:p>Manufacturers</text:p>
          </table:table-cell>
          <table:table-cell table:formula="of:=RANDBETWEEN(1;30) + RANDBETWEEN(1;100)/100" office:value-type="float" office:value="2.36" calcext:value-type="float">
            <text:p>2.36</text:p>
          </table:table-cell>
          <table:table-cell office:value-type="string" calcext:value-type="string">
            <text:p>Rauvolfia serpentina (L.) Benth. ex Kurz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CONCATENATE([.A121];&quot;::&quot;;[.B121];&quot;::&quot;;[.C121];&quot;::&quot;;[.D121])" office:value-type="string" office:string-value="Manufacturers::2.36::Rauvolfia serpentina (L.) Benth. ex Kurz::23" calcext:value-type="string">
            <text:p>Manufacturers::2.36::Rauvolfia serpentina (L.) Benth. ex Kurz::23</text:p>
          </table:table-cell>
        </table:table-row>
        <table:table-row table:style-name="ro1">
          <table:table-cell office:value-type="string" calcext:value-type="string">
            <text:p>Stang</text:p>
          </table:table-cell>
          <table:table-cell table:formula="of:=RANDBETWEEN(1;30) + RANDBETWEEN(1;100)/100" office:value-type="float" office:value="28.99" calcext:value-type="float">
            <text:p>28.99</text:p>
          </table:table-cell>
          <table:table-cell office:value-type="string" calcext:value-type="string">
            <text:p>Verrucaria Schrad.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CONCATENATE([.A122];&quot;::&quot;;[.B122];&quot;::&quot;;[.C122];&quot;::&quot;;[.D122])" office:value-type="string" office:string-value="Stang::28.99::Verrucaria Schrad.::17" calcext:value-type="string">
            <text:p>Stang::28.99::Verrucaria Schrad.::17</text:p>
          </table:table-cell>
        </table:table-row>
        <table:table-row table:style-name="ro1">
          <table:table-cell office:value-type="string" calcext:value-type="string">
            <text:p>Gale</text:p>
          </table:table-cell>
          <table:table-cell table:formula="of:=RANDBETWEEN(1;30) + RANDBETWEEN(1;100)/100" office:value-type="float" office:value="25.99" calcext:value-type="float">
            <text:p>25.99</text:p>
          </table:table-cell>
          <table:table-cell office:value-type="string" calcext:value-type="string">
            <text:p>Carex ×sullivantii Boott</text:p>
          </table:table-cell>
          <table:table-cell table:formula="of:=RANDBETWEEN(1;50)" office:value-type="float" office:value="24" calcext:value-type="float">
            <text:p>24</text:p>
          </table:table-cell>
          <table:table-cell table:formula="of:=CONCATENATE([.A123];&quot;::&quot;;[.B123];&quot;::&quot;;[.C123];&quot;::&quot;;[.D123])" office:value-type="string" office:string-value="Gale::25.99::Carex ×sullivantii Boott::24" calcext:value-type="string">
            <text:p>Gale::25.99::Carex ×sullivantii Boott::24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table:formula="of:=RANDBETWEEN(1;30) + RANDBETWEEN(1;100)/100" office:value-type="float" office:value="9.82" calcext:value-type="float">
            <text:p>9.82</text:p>
          </table:table-cell>
          <table:table-cell office:value-type="string" calcext:value-type="string">
            <text:p>Gentiana ×billingtonii Farw. (pro sp.)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CONCATENATE([.A124];&quot;::&quot;;[.B124];&quot;::&quot;;[.C124];&quot;::&quot;;[.D124])" office:value-type="string" office:string-value="North::9.82::Gentiana ×billingtonii Farw. (pro sp.)::13" calcext:value-type="string">
            <text:p>North::9.82::Gentiana ×billingtonii Farw. (pro sp.)::13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table:formula="of:=RANDBETWEEN(1;30) + RANDBETWEEN(1;100)/100" office:value-type="float" office:value="2.61" calcext:value-type="float">
            <text:p>2.61</text:p>
          </table:table-cell>
          <table:table-cell office:value-type="string" calcext:value-type="string">
            <text:p>Calyptranthes zuzygium (L.) Sw.</text:p>
          </table:table-cell>
          <table:table-cell table:formula="of:=RANDBETWEEN(1;50)" office:value-type="float" office:value="37" calcext:value-type="float">
            <text:p>37</text:p>
          </table:table-cell>
          <table:table-cell table:formula="of:=CONCATENATE([.A125];&quot;::&quot;;[.B125];&quot;::&quot;;[.C125];&quot;::&quot;;[.D125])" office:value-type="string" office:string-value="International::2.61::Calyptranthes zuzygium (L.) Sw.::37" calcext:value-type="string">
            <text:p>International::2.61::Calyptranthes zuzygium (L.) Sw.::37</text:p>
          </table:table-cell>
        </table:table-row>
        <table:table-row table:style-name="ro1">
          <table:table-cell office:value-type="string" calcext:value-type="string">
            <text:p>Redwing</text:p>
          </table:table-cell>
          <table:table-cell table:formula="of:=RANDBETWEEN(1;30) + RANDBETWEEN(1;100)/100" office:value-type="float" office:value="11.7" calcext:value-type="float">
            <text:p>11.7</text:p>
          </table:table-cell>
          <table:table-cell office:value-type="string" calcext:value-type="string">
            <text:p>Lupinus roseolus Rydb.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CONCATENATE([.A126];&quot;::&quot;;[.B126];&quot;::&quot;;[.C126];&quot;::&quot;;[.D126])" office:value-type="string" office:string-value="Redwing::11.7::Lupinus roseolus Rydb.::5" calcext:value-type="string">
            <text:p>Redwing::11.7::Lupinus roseolus Rydb.::5</text:p>
          </table:table-cell>
        </table:table-row>
        <table:table-row table:style-name="ro1">
          <table:table-cell office:value-type="string" calcext:value-type="string">
            <text:p>Westport</text:p>
          </table:table-cell>
          <table:table-cell table:formula="of:=RANDBETWEEN(1;30) + RANDBETWEEN(1;100)/100" office:value-type="float" office:value="29.34" calcext:value-type="float">
            <text:p>29.34</text:p>
          </table:table-cell>
          <table:table-cell office:value-type="string" calcext:value-type="string">
            <text:p>Dipteryx Schreb.</text:p>
          </table:table-cell>
          <table:table-cell table:formula="of:=RANDBETWEEN(1;50)" office:value-type="float" office:value="37" calcext:value-type="float">
            <text:p>37</text:p>
          </table:table-cell>
          <table:table-cell table:formula="of:=CONCATENATE([.A127];&quot;::&quot;;[.B127];&quot;::&quot;;[.C127];&quot;::&quot;;[.D127])" office:value-type="string" office:string-value="Westport::29.34::Dipteryx Schreb.::37" calcext:value-type="string">
            <text:p>Westport::29.34::Dipteryx Schreb.::37</text:p>
          </table:table-cell>
        </table:table-row>
        <table:table-row table:style-name="ro1">
          <table:table-cell office:value-type="string" calcext:value-type="string">
            <text:p>Spenser</text:p>
          </table:table-cell>
          <table:table-cell table:formula="of:=RANDBETWEEN(1;30) + RANDBETWEEN(1;100)/100" office:value-type="float" office:value="28.38" calcext:value-type="float">
            <text:p>28.38</text:p>
          </table:table-cell>
          <table:table-cell office:value-type="string" calcext:value-type="string">
            <text:p>Psidium calyptranthoides Alain</text:p>
          </table:table-cell>
          <table:table-cell table:formula="of:=RANDBETWEEN(1;50)" office:value-type="float" office:value="36" calcext:value-type="float">
            <text:p>36</text:p>
          </table:table-cell>
          <table:table-cell table:formula="of:=CONCATENATE([.A128];&quot;::&quot;;[.B128];&quot;::&quot;;[.C128];&quot;::&quot;;[.D128])" office:value-type="string" office:string-value="Spenser::28.38::Psidium calyptranthoides Alain::36" calcext:value-type="string">
            <text:p>Spenser::28.38::Psidium calyptranthoides Alain::36</text:p>
          </table:table-cell>
        </table:table-row>
        <table:table-row table:style-name="ro1">
          <table:table-cell office:value-type="string" calcext:value-type="string">
            <text:p>4th</text:p>
          </table:table-cell>
          <table:table-cell table:formula="of:=RANDBETWEEN(1;30) + RANDBETWEEN(1;100)/100" office:value-type="float" office:value="18.88" calcext:value-type="float">
            <text:p>18.88</text:p>
          </table:table-cell>
          <table:table-cell office:value-type="string" calcext:value-type="string">
            <text:p>Krigia biflora (Walter) S.F. Blake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CONCATENATE([.A129];&quot;::&quot;;[.B129];&quot;::&quot;;[.C129];&quot;::&quot;;[.D129])" office:value-type="string" office:string-value="4th::18.88::Krigia biflora (Walter) S.F. Blake::9" calcext:value-type="string">
            <text:p>4th::18.88::Krigia biflora (Walter) S.F. Blake::9</text:p>
          </table:table-cell>
        </table:table-row>
        <table:table-row table:style-name="ro1">
          <table:table-cell office:value-type="string" calcext:value-type="string">
            <text:p>Laurel</text:p>
          </table:table-cell>
          <table:table-cell table:formula="of:=RANDBETWEEN(1;30) + RANDBETWEEN(1;100)/100" office:value-type="float" office:value="29.11" calcext:value-type="float">
            <text:p>29.11</text:p>
          </table:table-cell>
          <table:table-cell office:value-type="string" calcext:value-type="string">
            <text:p>Geranium multiflorum A. Gray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CONCATENATE([.A130];&quot;::&quot;;[.B130];&quot;::&quot;;[.C130];&quot;::&quot;;[.D130])" office:value-type="string" office:string-value="Laurel::29.11::Geranium multiflorum A. Gray::12" calcext:value-type="string">
            <text:p>Laurel::29.11::Geranium multiflorum A. Gray::12</text:p>
          </table:table-cell>
        </table:table-row>
        <table:table-row table:style-name="ro1">
          <table:table-cell office:value-type="string" calcext:value-type="string">
            <text:p>Delladonna</text:p>
          </table:table-cell>
          <table:table-cell table:formula="of:=RANDBETWEEN(1;30) + RANDBETWEEN(1;100)/100" office:value-type="float" office:value="16.6" calcext:value-type="float">
            <text:p>16.6</text:p>
          </table:table-cell>
          <table:table-cell office:value-type="string" calcext:value-type="string">
            <text:p>Harrisia fragrans Small ex Britton &amp; Rose</text:p>
          </table:table-cell>
          <table:table-cell table:formula="of:=RANDBETWEEN(1;50)" office:value-type="float" office:value="36" calcext:value-type="float">
            <text:p>36</text:p>
          </table:table-cell>
          <table:table-cell table:formula="of:=CONCATENATE([.A131];&quot;::&quot;;[.B131];&quot;::&quot;;[.C131];&quot;::&quot;;[.D131])" office:value-type="string" office:string-value="Delladonna::16.6::Harrisia fragrans Small ex Britton &amp; Rose::36" calcext:value-type="string">
            <text:p>Delladonna::16.6::Harrisia fragrans Small ex Britton &amp; Rose::36</text:p>
          </table:table-cell>
        </table:table-row>
        <table:table-row table:style-name="ro1">
          <table:table-cell office:value-type="string" calcext:value-type="string">
            <text:p>Dapin</text:p>
          </table:table-cell>
          <table:table-cell table:formula="of:=RANDBETWEEN(1;30) + RANDBETWEEN(1;100)/100" office:value-type="float" office:value="24.29" calcext:value-type="float">
            <text:p>24.29</text:p>
          </table:table-cell>
          <table:table-cell office:value-type="string" calcext:value-type="string">
            <text:p>Coprosma elliptica W.R.B. Oliv.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CONCATENATE([.A132];&quot;::&quot;;[.B132];&quot;::&quot;;[.C132];&quot;::&quot;;[.D132])" office:value-type="string" office:string-value="Dapin::24.29::Coprosma elliptica W.R.B. Oliv.::19" calcext:value-type="string">
            <text:p>Dapin::24.29::Coprosma elliptica W.R.B. Oliv.::19</text:p>
          </table:table-cell>
        </table:table-row>
        <table:table-row table:style-name="ro1">
          <table:table-cell office:value-type="string" calcext:value-type="string">
            <text:p>Mockingbird</text:p>
          </table:table-cell>
          <table:table-cell table:formula="of:=RANDBETWEEN(1;30) + RANDBETWEEN(1;100)/100" office:value-type="float" office:value="14.24" calcext:value-type="float">
            <text:p>14.24</text:p>
          </table:table-cell>
          <table:table-cell office:value-type="string" calcext:value-type="string">
            <text:p>Splachnum vasculosum Hedw.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CONCATENATE([.A133];&quot;::&quot;;[.B133];&quot;::&quot;;[.C133];&quot;::&quot;;[.D133])" office:value-type="string" office:string-value="Mockingbird::14.24::Splachnum vasculosum Hedw.::20" calcext:value-type="string">
            <text:p>Mockingbird::14.24::Splachnum vasculosum Hedw.::20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table:formula="of:=RANDBETWEEN(1;30) + RANDBETWEEN(1;100)/100" office:value-type="float" office:value="6.53" calcext:value-type="float">
            <text:p>6.53</text:p>
          </table:table-cell>
          <table:table-cell office:value-type="string" calcext:value-type="string">
            <text:p>Corispermum pallidum Mosyakin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CONCATENATE([.A134];&quot;::&quot;;[.B134];&quot;::&quot;;[.C134];&quot;::&quot;;[.D134])" office:value-type="string" office:string-value="Vermont::6.53::Corispermum pallidum Mosyakin::14" calcext:value-type="string">
            <text:p>Vermont::6.53::Corispermum pallidum Mosyakin::14</text:p>
          </table:table-cell>
        </table:table-row>
        <table:table-row table:style-name="ro1">
          <table:table-cell office:value-type="string" calcext:value-type="string">
            <text:p>Northport</text:p>
          </table:table-cell>
          <table:table-cell table:formula="of:=RANDBETWEEN(1;30) + RANDBETWEEN(1;100)/100" office:value-type="float" office:value="16.66" calcext:value-type="float">
            <text:p>16.66</text:p>
          </table:table-cell>
          <table:table-cell office:value-type="string" calcext:value-type="string">
            <text:p>Quercus ×discreta Laughlin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CONCATENATE([.A135];&quot;::&quot;;[.B135];&quot;::&quot;;[.C135];&quot;::&quot;;[.D135])" office:value-type="string" office:string-value="Northport::16.66::Quercus ×discreta Laughlin::49" calcext:value-type="string">
            <text:p>Northport::16.66::Quercus ×discreta Laughlin::49</text:p>
          </table:table-cell>
        </table:table-row>
        <table:table-row table:style-name="ro1">
          <table:table-cell office:value-type="string" calcext:value-type="string">
            <text:p>8th</text:p>
          </table:table-cell>
          <table:table-cell table:formula="of:=RANDBETWEEN(1;30) + RANDBETWEEN(1;100)/100" office:value-type="float" office:value="12.72" calcext:value-type="float">
            <text:p>12.72</text:p>
          </table:table-cell>
          <table:table-cell office:value-type="string" calcext:value-type="string">
            <text:p>Valerianella chenopodiifolia (Pursh) DC.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CONCATENATE([.A136];&quot;::&quot;;[.B136];&quot;::&quot;;[.C136];&quot;::&quot;;[.D136])" office:value-type="string" office:string-value="8th::12.72::Valerianella chenopodiifolia (Pursh) DC.::16" calcext:value-type="string">
            <text:p>8th::12.72::Valerianella chenopodiifolia (Pursh) DC.::16</text:p>
          </table:table-cell>
        </table:table-row>
        <table:table-row table:style-name="ro1">
          <table:table-cell office:value-type="string" calcext:value-type="string">
            <text:p>Londonderry</text:p>
          </table:table-cell>
          <table:table-cell table:formula="of:=RANDBETWEEN(1;30) + RANDBETWEEN(1;100)/100" office:value-type="float" office:value="28.63" calcext:value-type="float">
            <text:p>28.63</text:p>
          </table:table-cell>
          <table:table-cell office:value-type="string" calcext:value-type="string">
            <text:p>Rinodina oregana H. Magn.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CONCATENATE([.A137];&quot;::&quot;;[.B137];&quot;::&quot;;[.C137];&quot;::&quot;;[.D137])" office:value-type="string" office:string-value="Londonderry::28.63::Rinodina oregana H. Magn.::42" calcext:value-type="string">
            <text:p>Londonderry::28.63::Rinodina oregana H. Magn.::42</text:p>
          </table:table-cell>
        </table:table-row>
        <table:table-row table:style-name="ro1">
          <table:table-cell office:value-type="string" calcext:value-type="string">
            <text:p>Hovde</text:p>
          </table:table-cell>
          <table:table-cell table:formula="of:=RANDBETWEEN(1;30) + RANDBETWEEN(1;100)/100" office:value-type="float" office:value="6.34" calcext:value-type="float">
            <text:p>6.34</text:p>
          </table:table-cell>
          <table:table-cell office:value-type="string" calcext:value-type="string">
            <text:p>Eriochloa michauxii (Poir.) Hitchc.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CONCATENATE([.A138];&quot;::&quot;;[.B138];&quot;::&quot;;[.C138];&quot;::&quot;;[.D138])" office:value-type="string" office:string-value="Hovde::6.34::Eriochloa michauxii (Poir.) Hitchc.::28" calcext:value-type="string">
            <text:p>Hovde::6.34::Eriochloa michauxii (Poir.) Hitchc.::28</text:p>
          </table:table-cell>
        </table:table-row>
        <table:table-row table:style-name="ro1">
          <table:table-cell office:value-type="string" calcext:value-type="string">
            <text:p>Messerschmidt</text:p>
          </table:table-cell>
          <table:table-cell table:formula="of:=RANDBETWEEN(1;30) + RANDBETWEEN(1;100)/100" office:value-type="float" office:value="13.32" calcext:value-type="float">
            <text:p>13.32</text:p>
          </table:table-cell>
          <table:table-cell office:value-type="string" calcext:value-type="string">
            <text:p>Aralia elata (Miq.) Seem.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CONCATENATE([.A139];&quot;::&quot;;[.B139];&quot;::&quot;;[.C139];&quot;::&quot;;[.D139])" office:value-type="string" office:string-value="Messerschmidt::13.32::Aralia elata (Miq.) Seem.::33" calcext:value-type="string">
            <text:p>Messerschmidt::13.32::Aralia elata (Miq.) Seem.::33</text:p>
          </table:table-cell>
        </table:table-row>
        <table:table-row table:style-name="ro1">
          <table:table-cell office:value-type="string" calcext:value-type="string">
            <text:p>Monica</text:p>
          </table:table-cell>
          <table:table-cell table:formula="of:=RANDBETWEEN(1;30) + RANDBETWEEN(1;100)/100" office:value-type="float" office:value="18.75" calcext:value-type="float">
            <text:p>18.75</text:p>
          </table:table-cell>
          <table:table-cell office:value-type="string" calcext:value-type="string">
            <text:p>Eurybia chlorolepis (Burgess) G.L. Nesom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CONCATENATE([.A140];&quot;::&quot;;[.B140];&quot;::&quot;;[.C140];&quot;::&quot;;[.D140])" office:value-type="string" office:string-value="Monica::18.75::Eurybia chlorolepis (Burgess) G.L. Nesom::31" calcext:value-type="string">
            <text:p>Monica::18.75::Eurybia chlorolepis (Burgess) G.L. Nesom::31</text:p>
          </table:table-cell>
        </table:table-row>
        <table:table-row table:style-name="ro1">
          <table:table-cell office:value-type="string" calcext:value-type="string">
            <text:p>Debs</text:p>
          </table:table-cell>
          <table:table-cell table:formula="of:=RANDBETWEEN(1;30) + RANDBETWEEN(1;100)/100" office:value-type="float" office:value="12.51" calcext:value-type="float">
            <text:p>12.51</text:p>
          </table:table-cell>
          <table:table-cell office:value-type="string" calcext:value-type="string">
            <text:p>Solidago missouriensis Nutt. var. fasciculata Holz.</text:p>
          </table:table-cell>
          <table:table-cell table:formula="of:=RANDBETWEEN(1;50)" office:value-type="float" office:value="10" calcext:value-type="float">
            <text:p>10</text:p>
          </table:table-cell>
          <table:table-cell table:formula="of:=CONCATENATE([.A141];&quot;::&quot;;[.B141];&quot;::&quot;;[.C141];&quot;::&quot;;[.D141])" office:value-type="string" office:string-value="Debs::12.51::Solidago missouriensis Nutt. var. fasciculata Holz.::10" calcext:value-type="string">
            <text:p>Debs::12.51::Solidago missouriensis Nutt. var. fasciculata Holz.::10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table:formula="of:=RANDBETWEEN(1;30) + RANDBETWEEN(1;100)/100" office:value-type="float" office:value="27.13" calcext:value-type="float">
            <text:p>27.13</text:p>
          </table:table-cell>
          <table:table-cell office:value-type="string" calcext:value-type="string">
            <text:p>Salix raupii Argus</text:p>
          </table:table-cell>
          <table:table-cell table:formula="of:=RANDBETWEEN(1;50)" office:value-type="float" office:value="10" calcext:value-type="float">
            <text:p>10</text:p>
          </table:table-cell>
          <table:table-cell table:formula="of:=CONCATENATE([.A142];&quot;::&quot;;[.B142];&quot;::&quot;;[.C142];&quot;::&quot;;[.D142])" office:value-type="string" office:string-value="Hoffman::27.13::Salix raupii Argus::10" calcext:value-type="string">
            <text:p>Hoffman::27.13::Salix raupii Argus::10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table:formula="of:=RANDBETWEEN(1;30) + RANDBETWEEN(1;100)/100" office:value-type="float" office:value="2.92" calcext:value-type="float">
            <text:p>2.92</text:p>
          </table:table-cell>
          <table:table-cell office:value-type="string" calcext:value-type="string">
            <text:p>Psorothamnus arborescens (Torr. ex A. Gray) Barneby var. minutifolius (Parish) Barneby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CONCATENATE([.A143];&quot;::&quot;;[.B143];&quot;::&quot;;[.C143];&quot;::&quot;;[.D143])" office:value-type="string" office:string-value="Dixon::2.92::Psorothamnus arborescens (Torr. ex A. Gray) Barneby var. minutifolius (Parish) Barneby::9" calcext:value-type="string">
            <text:p>Dixon::2.92::Psorothamnus arborescens (Torr. ex A. Gray) Barneby var. minutifolius (Parish) Barneby::9</text:p>
          </table:table-cell>
        </table:table-row>
        <table:table-row table:style-name="ro1">
          <table:table-cell office:value-type="string" calcext:value-type="string">
            <text:p>Coolidge</text:p>
          </table:table-cell>
          <table:table-cell table:formula="of:=RANDBETWEEN(1;30) + RANDBETWEEN(1;100)/100" office:value-type="float" office:value="20.01" calcext:value-type="float">
            <text:p>20.01</text:p>
          </table:table-cell>
          <table:table-cell office:value-type="string" calcext:value-type="string">
            <text:p>Tauschia howellii (J.M. Coult. &amp; Rose) J.F. Macbr.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CONCATENATE([.A144];&quot;::&quot;;[.B144];&quot;::&quot;;[.C144];&quot;::&quot;;[.D144])" office:value-type="string" office:string-value="Coolidge::20.01::Tauschia howellii (J.M. Coult. &amp; Rose) J.F. Macbr.::3" calcext:value-type="string">
            <text:p>Coolidge::20.01::Tauschia howellii (J.M. Coult. &amp; Rose) J.F. Macbr.::3</text:p>
          </table:table-cell>
        </table:table-row>
        <table:table-row table:style-name="ro1">
          <table:table-cell office:value-type="string" calcext:value-type="string">
            <text:p>Springview</text:p>
          </table:table-cell>
          <table:table-cell table:formula="of:=RANDBETWEEN(1;30) + RANDBETWEEN(1;100)/100" office:value-type="float" office:value="4.74" calcext:value-type="float">
            <text:p>4.74</text:p>
          </table:table-cell>
          <table:table-cell office:value-type="string" calcext:value-type="string">
            <text:p>Solidago pinetorum Small</text:p>
          </table:table-cell>
          <table:table-cell table:formula="of:=RANDBETWEEN(1;50)" office:value-type="float" office:value="48" calcext:value-type="float">
            <text:p>48</text:p>
          </table:table-cell>
          <table:table-cell table:formula="of:=CONCATENATE([.A145];&quot;::&quot;;[.B145];&quot;::&quot;;[.C145];&quot;::&quot;;[.D145])" office:value-type="string" office:string-value="Springview::4.74::Solidago pinetorum Small::48" calcext:value-type="string">
            <text:p>Springview::4.74::Solidago pinetorum Small::48</text:p>
          </table:table-cell>
        </table:table-row>
        <table:table-row table:style-name="ro1">
          <table:table-cell office:value-type="string" calcext:value-type="string">
            <text:p>Rowland</text:p>
          </table:table-cell>
          <table:table-cell table:formula="of:=RANDBETWEEN(1;30) + RANDBETWEEN(1;100)/100" office:value-type="float" office:value="26.58" calcext:value-type="float">
            <text:p>26.58</text:p>
          </table:table-cell>
          <table:table-cell office:value-type="string" calcext:value-type="string">
            <text:p>Verbena ×clemensiorum Moldenke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CONCATENATE([.A146];&quot;::&quot;;[.B146];&quot;::&quot;;[.C146];&quot;::&quot;;[.D146])" office:value-type="string" office:string-value="Rowland::26.58::Verbena ×clemensiorum Moldenke::19" calcext:value-type="string">
            <text:p>Rowland::26.58::Verbena ×clemensiorum Moldenke::19</text:p>
          </table:table-cell>
        </table:table-row>
        <table:table-row table:style-name="ro1">
          <table:table-cell office:value-type="string" calcext:value-type="string">
            <text:p>Jay</text:p>
          </table:table-cell>
          <table:table-cell table:formula="of:=RANDBETWEEN(1;30) + RANDBETWEEN(1;100)/100" office:value-type="float" office:value="4.87" calcext:value-type="float">
            <text:p>4.87</text:p>
          </table:table-cell>
          <table:table-cell office:value-type="string" calcext:value-type="string">
            <text:p>Richardia tricocca (Torr. &amp; A. Gray) Standl.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CONCATENATE([.A147];&quot;::&quot;;[.B147];&quot;::&quot;;[.C147];&quot;::&quot;;[.D147])" office:value-type="string" office:string-value="Jay::4.87::Richardia tricocca (Torr. &amp; A. Gray) Standl.::35" calcext:value-type="string">
            <text:p>Jay::4.87::Richardia tricocca (Torr. &amp; A. Gray) Standl.::35</text:p>
          </table:table-cell>
        </table:table-row>
        <table:table-row table:style-name="ro1">
          <table:table-cell office:value-type="string" calcext:value-type="string">
            <text:p>Merrick</text:p>
          </table:table-cell>
          <table:table-cell table:formula="of:=RANDBETWEEN(1;30) + RANDBETWEEN(1;100)/100" office:value-type="float" office:value="2.9" calcext:value-type="float">
            <text:p>2.9</text:p>
          </table:table-cell>
          <table:table-cell office:value-type="string" calcext:value-type="string">
            <text:p>Melinis minutiflora P. Beauv.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CONCATENATE([.A148];&quot;::&quot;;[.B148];&quot;::&quot;;[.C148];&quot;::&quot;;[.D148])" office:value-type="string" office:string-value="Merrick::2.9::Melinis minutiflora P. Beauv.::9" calcext:value-type="string">
            <text:p>Merrick::2.9::Melinis minutiflora P. Beauv.::9</text:p>
          </table:table-cell>
        </table:table-row>
        <table:table-row table:style-name="ro1">
          <table:table-cell office:value-type="string" calcext:value-type="string">
            <text:p>Towne</text:p>
          </table:table-cell>
          <table:table-cell table:formula="of:=RANDBETWEEN(1;30) + RANDBETWEEN(1;100)/100" office:value-type="float" office:value="14.38" calcext:value-type="float">
            <text:p>14.38</text:p>
          </table:table-cell>
          <table:table-cell office:value-type="string" calcext:value-type="string">
            <text:p>Penstemon leiophyllus Pennell var. leiophyllus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CONCATENATE([.A149];&quot;::&quot;;[.B149];&quot;::&quot;;[.C149];&quot;::&quot;;[.D149])" office:value-type="string" office:string-value="Towne::14.38::Penstemon leiophyllus Pennell var. leiophyllus::22" calcext:value-type="string">
            <text:p>Towne::14.38::Penstemon leiophyllus Pennell var. leiophyllus::22</text:p>
          </table:table-cell>
        </table:table-row>
        <table:table-row table:style-name="ro1">
          <table:table-cell office:value-type="string" calcext:value-type="string">
            <text:p>Maple</text:p>
          </table:table-cell>
          <table:table-cell table:formula="of:=RANDBETWEEN(1;30) + RANDBETWEEN(1;100)/100" office:value-type="float" office:value="28.88" calcext:value-type="float">
            <text:p>28.88</text:p>
          </table:table-cell>
          <table:table-cell office:value-type="string" calcext:value-type="string">
            <text:p>Catapyrenium lachneum (Ach.) R. Sant.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CONCATENATE([.A150];&quot;::&quot;;[.B150];&quot;::&quot;;[.C150];&quot;::&quot;;[.D150])" office:value-type="string" office:string-value="Maple::28.88::Catapyrenium lachneum (Ach.) R. Sant.::15" calcext:value-type="string">
            <text:p>Maple::28.88::Catapyrenium lachneum (Ach.) R. Sant.::15</text:p>
          </table:table-cell>
        </table:table-row>
        <table:table-row table:style-name="ro1">
          <table:table-cell office:value-type="string" calcext:value-type="string">
            <text:p>Maple Wood</text:p>
          </table:table-cell>
          <table:table-cell table:formula="of:=RANDBETWEEN(1;30) + RANDBETWEEN(1;100)/100" office:value-type="float" office:value="21.58" calcext:value-type="float">
            <text:p>21.58</text:p>
          </table:table-cell>
          <table:table-cell office:value-type="string" calcext:value-type="string">
            <text:p>Caesalpinia pulcherrima (L.) Sw.</text:p>
          </table:table-cell>
          <table:table-cell table:formula="of:=RANDBETWEEN(1;50)" office:value-type="float" office:value="30" calcext:value-type="float">
            <text:p>30</text:p>
          </table:table-cell>
          <table:table-cell table:formula="of:=CONCATENATE([.A151];&quot;::&quot;;[.B151];&quot;::&quot;;[.C151];&quot;::&quot;;[.D151])" office:value-type="string" office:string-value="Maple Wood::21.58::Caesalpinia pulcherrima (L.) Sw.::30" calcext:value-type="string">
            <text:p>Maple Wood::21.58::Caesalpinia pulcherrima (L.) Sw.::30</text:p>
          </table:table-cell>
        </table:table-row>
        <table:table-row table:style-name="ro1">
          <table:table-cell office:value-type="string" calcext:value-type="string">
            <text:p>Sachtjen</text:p>
          </table:table-cell>
          <table:table-cell table:formula="of:=RANDBETWEEN(1;30) + RANDBETWEEN(1;100)/100" office:value-type="float" office:value="13.41" calcext:value-type="float">
            <text:p>13.41</text:p>
          </table:table-cell>
          <table:table-cell office:value-type="string" calcext:value-type="string">
            <text:p>Arnica chamissonis Less. ssp. foliosa (Nutt.) Maguire var. bernardina (Greene) Maguire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CONCATENATE([.A152];&quot;::&quot;;[.B152];&quot;::&quot;;[.C152];&quot;::&quot;;[.D152])" office:value-type="string" office:string-value="Sachtjen::13.41::Arnica chamissonis Less. ssp. foliosa (Nutt.) Maguire var. bernardina (Greene) Maguire::41" calcext:value-type="string">
            <text:p>Sachtjen::13.41::Arnica chamissonis Less. ssp. foliosa (Nutt.) Maguire var. bernardina (Greene) Maguire::41</text:p>
          </table:table-cell>
        </table:table-row>
        <table:table-row table:style-name="ro1">
          <table:table-cell office:value-type="string" calcext:value-type="string">
            <text:p>Mariners Cove</text:p>
          </table:table-cell>
          <table:table-cell table:formula="of:=RANDBETWEEN(1;30) + RANDBETWEEN(1;100)/100" office:value-type="float" office:value="14.6" calcext:value-type="float">
            <text:p>14.6</text:p>
          </table:table-cell>
          <table:table-cell office:value-type="string" calcext:value-type="string">
            <text:p>Lecidea lurida (Ach.) DC.</text:p>
          </table:table-cell>
          <table:table-cell table:formula="of:=RANDBETWEEN(1;50)" office:value-type="float" office:value="2" calcext:value-type="float">
            <text:p>2</text:p>
          </table:table-cell>
          <table:table-cell table:formula="of:=CONCATENATE([.A153];&quot;::&quot;;[.B153];&quot;::&quot;;[.C153];&quot;::&quot;;[.D153])" office:value-type="string" office:string-value="Mariners Cove::14.6::Lecidea lurida (Ach.) DC.::2" calcext:value-type="string">
            <text:p>Mariners Cove::14.6::Lecidea lurida (Ach.) DC.::2</text:p>
          </table:table-cell>
        </table:table-row>
        <table:table-row table:style-name="ro1">
          <table:table-cell office:value-type="string" calcext:value-type="string">
            <text:p>New Castle</text:p>
          </table:table-cell>
          <table:table-cell table:formula="of:=RANDBETWEEN(1;30) + RANDBETWEEN(1;100)/100" office:value-type="float" office:value="2.96" calcext:value-type="float">
            <text:p>2.96</text:p>
          </table:table-cell>
          <table:table-cell office:value-type="string" calcext:value-type="string">
            <text:p>Coleogyne Torr.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CONCATENATE([.A154];&quot;::&quot;;[.B154];&quot;::&quot;;[.C154];&quot;::&quot;;[.D154])" office:value-type="string" office:string-value="New Castle::2.96::Coleogyne Torr.::14" calcext:value-type="string">
            <text:p>New Castle::2.96::Coleogyne Torr.::14</text:p>
          </table:table-cell>
        </table:table-row>
        <table:table-row table:style-name="ro1">
          <table:table-cell office:value-type="string" calcext:value-type="string">
            <text:p>Mariners Cove</text:p>
          </table:table-cell>
          <table:table-cell table:formula="of:=RANDBETWEEN(1;30) + RANDBETWEEN(1;100)/100" office:value-type="float" office:value="21.54" calcext:value-type="float">
            <text:p>21.54</text:p>
          </table:table-cell>
          <table:table-cell office:value-type="string" calcext:value-type="string">
            <text:p>Solidago wrightii A. Gray var. wrightii</text:p>
          </table:table-cell>
          <table:table-cell table:formula="of:=RANDBETWEEN(1;50)" office:value-type="float" office:value="37" calcext:value-type="float">
            <text:p>37</text:p>
          </table:table-cell>
          <table:table-cell table:formula="of:=CONCATENATE([.A155];&quot;::&quot;;[.B155];&quot;::&quot;;[.C155];&quot;::&quot;;[.D155])" office:value-type="string" office:string-value="Mariners Cove::21.54::Solidago wrightii A. Gray var. wrightii::37" calcext:value-type="string">
            <text:p>Mariners Cove::21.54::Solidago wrightii A. Gray var. wrightii::37</text:p>
          </table:table-cell>
        </table:table-row>
        <table:table-row table:style-name="ro1">
          <table:table-cell office:value-type="string" calcext:value-type="string">
            <text:p>John Wall</text:p>
          </table:table-cell>
          <table:table-cell table:formula="of:=RANDBETWEEN(1;30) + RANDBETWEEN(1;100)/100" office:value-type="float" office:value="17.11" calcext:value-type="float">
            <text:p>17.11</text:p>
          </table:table-cell>
          <table:table-cell office:value-type="string" calcext:value-type="string">
            <text:p>Apium prostratum Labill.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CONCATENATE([.A156];&quot;::&quot;;[.B156];&quot;::&quot;;[.C156];&quot;::&quot;;[.D156])" office:value-type="string" office:string-value="John Wall::17.11::Apium prostratum Labill.::35" calcext:value-type="string">
            <text:p>John Wall::17.11::Apium prostratum Labill.::35</text:p>
          </table:table-cell>
        </table:table-row>
        <table:table-row table:style-name="ro1">
          <table:table-cell office:value-type="string" calcext:value-type="string">
            <text:p>Eagan</text:p>
          </table:table-cell>
          <table:table-cell table:formula="of:=RANDBETWEEN(1;30) + RANDBETWEEN(1;100)/100" office:value-type="float" office:value="22.95" calcext:value-type="float">
            <text:p>22.95</text:p>
          </table:table-cell>
          <table:table-cell office:value-type="string" calcext:value-type="string">
            <text:p>Trillium rivale S. Watson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CONCATENATE([.A157];&quot;::&quot;;[.B157];&quot;::&quot;;[.C157];&quot;::&quot;;[.D157])" office:value-type="string" office:string-value="Eagan::22.95::Trillium rivale S. Watson::28" calcext:value-type="string">
            <text:p>Eagan::22.95::Trillium rivale S. Watson::28</text:p>
          </table:table-cell>
        </table:table-row>
        <table:table-row table:style-name="ro1">
          <table:table-cell office:value-type="string" calcext:value-type="string">
            <text:p>Grim</text:p>
          </table:table-cell>
          <table:table-cell table:formula="of:=RANDBETWEEN(1;30) + RANDBETWEEN(1;100)/100" office:value-type="float" office:value="29.74" calcext:value-type="float">
            <text:p>29.74</text:p>
          </table:table-cell>
          <table:table-cell office:value-type="string" calcext:value-type="string">
            <text:p>Pylaisiadelpha Cardot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CONCATENATE([.A158];&quot;::&quot;;[.B158];&quot;::&quot;;[.C158];&quot;::&quot;;[.D158])" office:value-type="string" office:string-value="Grim::29.74::Pylaisiadelpha Cardot::50" calcext:value-type="string">
            <text:p>Grim::29.74::Pylaisiadelpha Cardot::50</text:p>
          </table:table-cell>
        </table:table-row>
        <table:table-row table:style-name="ro1">
          <table:table-cell office:value-type="string" calcext:value-type="string">
            <text:p>Hintze</text:p>
          </table:table-cell>
          <table:table-cell table:formula="of:=RANDBETWEEN(1;30) + RANDBETWEEN(1;100)/100" office:value-type="float" office:value="2.41" calcext:value-type="float">
            <text:p>2.41</text:p>
          </table:table-cell>
          <table:table-cell office:value-type="string" calcext:value-type="string">
            <text:p>Coryphantha robustispina (Schott ex Engelm.) Britton &amp; Rose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CONCATENATE([.A159];&quot;::&quot;;[.B159];&quot;::&quot;;[.C159];&quot;::&quot;;[.D159])" office:value-type="string" office:string-value="Hintze::2.41::Coryphantha robustispina (Schott ex Engelm.) Britton &amp; Rose::35" calcext:value-type="string">
            <text:p>Hintze::2.41::Coryphantha robustispina (Schott ex Engelm.) Britton &amp; Rose::35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table:formula="of:=RANDBETWEEN(1;30) + RANDBETWEEN(1;100)/100" office:value-type="float" office:value="28.12" calcext:value-type="float">
            <text:p>28.12</text:p>
          </table:table-cell>
          <table:table-cell office:value-type="string" calcext:value-type="string">
            <text:p>Cladium mariscus (L.) Pohl ssp. jamaicense (Crantz) Kük.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CONCATENATE([.A160];&quot;::&quot;;[.B160];&quot;::&quot;;[.C160];&quot;::&quot;;[.D160])" office:value-type="string" office:string-value="Iowa::28.12::Cladium mariscus (L.) Pohl ssp. jamaicense (Crantz) Kük.::14" calcext:value-type="string">
            <text:p>Iowa::28.12::Cladium mariscus (L.) Pohl ssp. jamaicense (Crantz) Kük.::14</text:p>
          </table:table-cell>
        </table:table-row>
        <table:table-row table:style-name="ro1">
          <table:table-cell office:value-type="string" calcext:value-type="string">
            <text:p>Londonderry</text:p>
          </table:table-cell>
          <table:table-cell table:formula="of:=RANDBETWEEN(1;30) + RANDBETWEEN(1;100)/100" office:value-type="float" office:value="28" calcext:value-type="float">
            <text:p>28</text:p>
          </table:table-cell>
          <table:table-cell office:value-type="string" calcext:value-type="string">
            <text:p>Rhynchospora eximia (Nees) Boeckeler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CONCATENATE([.A161];&quot;::&quot;;[.B161];&quot;::&quot;;[.C161];&quot;::&quot;;[.D161])" office:value-type="string" office:string-value="Londonderry::28::Rhynchospora eximia (Nees) Boeckeler::21" calcext:value-type="string">
            <text:p>Londonderry::28::Rhynchospora eximia (Nees) Boeckeler::21</text:p>
          </table:table-cell>
        </table:table-row>
        <table:table-row table:style-name="ro1">
          <table:table-cell office:value-type="string" calcext:value-type="string">
            <text:p>Mandrake</text:p>
          </table:table-cell>
          <table:table-cell table:formula="of:=RANDBETWEEN(1;30) + RANDBETWEEN(1;100)/100" office:value-type="float" office:value="27.84" calcext:value-type="float">
            <text:p>27.84</text:p>
          </table:table-cell>
          <table:table-cell office:value-type="string" calcext:value-type="string">
            <text:p>Dodonaea viscosa (L.) Jacq.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CONCATENATE([.A162];&quot;::&quot;;[.B162];&quot;::&quot;;[.C162];&quot;::&quot;;[.D162])" office:value-type="string" office:string-value="Mandrake::27.84::Dodonaea viscosa (L.) Jacq.::35" calcext:value-type="string">
            <text:p>Mandrake::27.84::Dodonaea viscosa (L.) Jacq.::35</text:p>
          </table:table-cell>
        </table:table-row>
        <table:table-row table:style-name="ro1">
          <table:table-cell office:value-type="string" calcext:value-type="string">
            <text:p>Kenwood</text:p>
          </table:table-cell>
          <table:table-cell table:formula="of:=RANDBETWEEN(1;30) + RANDBETWEEN(1;100)/100" office:value-type="float" office:value="29.23" calcext:value-type="float">
            <text:p>29.23</text:p>
          </table:table-cell>
          <table:table-cell office:value-type="string" calcext:value-type="string">
            <text:p>Astragalus preussii A. Gray var. cutleri Barneby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CONCATENATE([.A163];&quot;::&quot;;[.B163];&quot;::&quot;;[.C163];&quot;::&quot;;[.D163])" office:value-type="string" office:string-value="Kenwood::29.23::Astragalus preussii A. Gray var. cutleri Barneby::47" calcext:value-type="string">
            <text:p>Kenwood::29.23::Astragalus preussii A. Gray var. cutleri Barneby::47</text:p>
          </table:table-cell>
        </table:table-row>
        <table:table-row table:style-name="ro1">
          <table:table-cell office:value-type="string" calcext:value-type="string">
            <text:p>Northview</text:p>
          </table:table-cell>
          <table:table-cell table:formula="of:=RANDBETWEEN(1;30) + RANDBETWEEN(1;100)/100" office:value-type="float" office:value="7.24" calcext:value-type="float">
            <text:p>7.24</text:p>
          </table:table-cell>
          <table:table-cell office:value-type="string" calcext:value-type="string">
            <text:p>Litsea aestivalis (L.) Fernald</text:p>
          </table:table-cell>
          <table:table-cell table:formula="of:=RANDBETWEEN(1;50)" office:value-type="float" office:value="44" calcext:value-type="float">
            <text:p>44</text:p>
          </table:table-cell>
          <table:table-cell table:formula="of:=CONCATENATE([.A164];&quot;::&quot;;[.B164];&quot;::&quot;;[.C164];&quot;::&quot;;[.D164])" office:value-type="string" office:string-value="Northview::7.24::Litsea aestivalis (L.) Fernald::44" calcext:value-type="string">
            <text:p>Northview::7.24::Litsea aestivalis (L.) Fernald::44</text:p>
          </table:table-cell>
        </table:table-row>
        <table:table-row table:style-name="ro1">
          <table:table-cell office:value-type="string" calcext:value-type="string">
            <text:p>Butterfield</text:p>
          </table:table-cell>
          <table:table-cell table:formula="of:=RANDBETWEEN(1;30) + RANDBETWEEN(1;100)/100" office:value-type="float" office:value="21.53" calcext:value-type="float">
            <text:p>21.53</text:p>
          </table:table-cell>
          <table:table-cell office:value-type="string" calcext:value-type="string">
            <text:p>Dicranella crispa (Hedw.) Schimp.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CONCATENATE([.A165];&quot;::&quot;;[.B165];&quot;::&quot;;[.C165];&quot;::&quot;;[.D165])" office:value-type="string" office:string-value="Butterfield::21.53::Dicranella crispa (Hedw.) Schimp.::35" calcext:value-type="string">
            <text:p>Butterfield::21.53::Dicranella crispa (Hedw.) Schimp.::35</text:p>
          </table:table-cell>
        </table:table-row>
        <table:table-row table:style-name="ro1">
          <table:table-cell office:value-type="string" calcext:value-type="string">
            <text:p>Melvin</text:p>
          </table:table-cell>
          <table:table-cell table:formula="of:=RANDBETWEEN(1;30) + RANDBETWEEN(1;100)/100" office:value-type="float" office:value="29.55" calcext:value-type="float">
            <text:p>29.55</text:p>
          </table:table-cell>
          <table:table-cell office:value-type="string" calcext:value-type="string">
            <text:p>Congea Roxb.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CONCATENATE([.A166];&quot;::&quot;;[.B166];&quot;::&quot;;[.C166];&quot;::&quot;;[.D166])" office:value-type="string" office:string-value="Melvin::29.55::Congea Roxb.::18" calcext:value-type="string">
            <text:p>Melvin::29.55::Congea Roxb.::18</text:p>
          </table:table-cell>
        </table:table-row>
        <table:table-row table:style-name="ro1">
          <table:table-cell office:value-type="string" calcext:value-type="string">
            <text:p>Donald</text:p>
          </table:table-cell>
          <table:table-cell table:formula="of:=RANDBETWEEN(1;30) + RANDBETWEEN(1;100)/100" office:value-type="float" office:value="11.52" calcext:value-type="float">
            <text:p>11.52</text:p>
          </table:table-cell>
          <table:table-cell office:value-type="string" calcext:value-type="string">
            <text:p>Eleocharis acutangula (Roxb.) Schult.</text:p>
          </table:table-cell>
          <table:table-cell table:formula="of:=RANDBETWEEN(1;50)" office:value-type="float" office:value="30" calcext:value-type="float">
            <text:p>30</text:p>
          </table:table-cell>
          <table:table-cell table:formula="of:=CONCATENATE([.A167];&quot;::&quot;;[.B167];&quot;::&quot;;[.C167];&quot;::&quot;;[.D167])" office:value-type="string" office:string-value="Donald::11.52::Eleocharis acutangula (Roxb.) Schult.::30" calcext:value-type="string">
            <text:p>Donald::11.52::Eleocharis acutangula (Roxb.) Schult.::30</text:p>
          </table:table-cell>
        </table:table-row>
        <table:table-row table:style-name="ro1">
          <table:table-cell office:value-type="string" calcext:value-type="string">
            <text:p>Bartelt</text:p>
          </table:table-cell>
          <table:table-cell table:formula="of:=RANDBETWEEN(1;30) + RANDBETWEEN(1;100)/100" office:value-type="float" office:value="27.29" calcext:value-type="float">
            <text:p>27.29</text:p>
          </table:table-cell>
          <table:table-cell office:value-type="string" calcext:value-type="string">
            <text:p>Cyrto-hypnum (Hampe) Hampe &amp; Lor.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CONCATENATE([.A168];&quot;::&quot;;[.B168];&quot;::&quot;;[.C168];&quot;::&quot;;[.D168])" office:value-type="string" office:string-value="Bartelt::27.29::Cyrto-hypnum (Hampe) Hampe &amp; Lor.::47" calcext:value-type="string">
            <text:p>Bartelt::27.29::Cyrto-hypnum (Hampe) Hampe &amp; Lor.::47</text:p>
          </table:table-cell>
        </table:table-row>
        <table:table-row table:style-name="ro1">
          <table:table-cell office:value-type="string" calcext:value-type="string">
            <text:p>Randy</text:p>
          </table:table-cell>
          <table:table-cell table:formula="of:=RANDBETWEEN(1;30) + RANDBETWEEN(1;100)/100" office:value-type="float" office:value="1.55" calcext:value-type="float">
            <text:p>1.55</text:p>
          </table:table-cell>
          <table:table-cell office:value-type="string" calcext:value-type="string">
            <text:p>Caloncoba Gilg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CONCATENATE([.A169];&quot;::&quot;;[.B169];&quot;::&quot;;[.C169];&quot;::&quot;;[.D169])" office:value-type="string" office:string-value="Randy::1.55::Caloncoba Gilg::45" calcext:value-type="string">
            <text:p>Randy::1.55::Caloncoba Gilg::45</text:p>
          </table:table-cell>
        </table:table-row>
        <table:table-row table:style-name="ro1">
          <table:table-cell office:value-type="string" calcext:value-type="string">
            <text:p>Moose</text:p>
          </table:table-cell>
          <table:table-cell table:formula="of:=RANDBETWEEN(1;30) + RANDBETWEEN(1;100)/100" office:value-type="float" office:value="2.67" calcext:value-type="float">
            <text:p>2.67</text:p>
          </table:table-cell>
          <table:table-cell office:value-type="string" calcext:value-type="string">
            <text:p>Erigeron inornatus (A. Gray) A. Gray var. keilii G.L. Nesom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CONCATENATE([.A170];&quot;::&quot;;[.B170];&quot;::&quot;;[.C170];&quot;::&quot;;[.D170])" office:value-type="string" office:string-value="Moose::2.67::Erigeron inornatus (A. Gray) A. Gray var. keilii G.L. Nesom::18" calcext:value-type="string">
            <text:p>Moose::2.67::Erigeron inornatus (A. Gray) A. Gray var. keilii G.L. Nesom::18</text:p>
          </table:table-cell>
        </table:table-row>
        <table:table-row table:style-name="ro1">
          <table:table-cell office:value-type="string" calcext:value-type="string">
            <text:p>Grasskamp</text:p>
          </table:table-cell>
          <table:table-cell table:formula="of:=RANDBETWEEN(1;30) + RANDBETWEEN(1;100)/100" office:value-type="float" office:value="15.77" calcext:value-type="float">
            <text:p>15.77</text:p>
          </table:table-cell>
          <table:table-cell office:value-type="string" calcext:value-type="string">
            <text:p>Brunnichia Banks ex Gaertn.</text:p>
          </table:table-cell>
          <table:table-cell table:formula="of:=RANDBETWEEN(1;50)" office:value-type="float" office:value="43" calcext:value-type="float">
            <text:p>43</text:p>
          </table:table-cell>
          <table:table-cell table:formula="of:=CONCATENATE([.A171];&quot;::&quot;;[.B171];&quot;::&quot;;[.C171];&quot;::&quot;;[.D171])" office:value-type="string" office:string-value="Grasskamp::15.77::Brunnichia Banks ex Gaertn.::43" calcext:value-type="string">
            <text:p>Grasskamp::15.77::Brunnichia Banks ex Gaertn.::43</text:p>
          </table:table-cell>
        </table:table-row>
        <table:table-row table:style-name="ro1">
          <table:table-cell office:value-type="string" calcext:value-type="string">
            <text:p>Emmet</text:p>
          </table:table-cell>
          <table:table-cell table:formula="of:=RANDBETWEEN(1;30) + RANDBETWEEN(1;100)/100" office:value-type="float" office:value="23.74" calcext:value-type="float">
            <text:p>23.74</text:p>
          </table:table-cell>
          <table:table-cell office:value-type="string" calcext:value-type="string">
            <text:p>Nicotiana acuminata (Graham) Hook. var. multiflora (Phil.) Reiche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CONCATENATE([.A172];&quot;::&quot;;[.B172];&quot;::&quot;;[.C172];&quot;::&quot;;[.D172])" office:value-type="string" office:string-value="Emmet::23.74::Nicotiana acuminata (Graham) Hook. var. multiflora (Phil.) Reiche::21" calcext:value-type="string">
            <text:p>Emmet::23.74::Nicotiana acuminata (Graham) Hook. var. multiflora (Phil.) Reiche::21</text:p>
          </table:table-cell>
        </table:table-row>
        <table:table-row table:style-name="ro1">
          <table:table-cell office:value-type="string" calcext:value-type="string">
            <text:p>Armistice</text:p>
          </table:table-cell>
          <table:table-cell table:formula="of:=RANDBETWEEN(1;30) + RANDBETWEEN(1;100)/100" office:value-type="float" office:value="29.17" calcext:value-type="float">
            <text:p>29.17</text:p>
          </table:table-cell>
          <table:table-cell office:value-type="string" calcext:value-type="string">
            <text:p>Saxifraga virginiensis Michx. var. virginiensis</text:p>
          </table:table-cell>
          <table:table-cell table:formula="of:=RANDBETWEEN(1;50)" office:value-type="float" office:value="36" calcext:value-type="float">
            <text:p>36</text:p>
          </table:table-cell>
          <table:table-cell table:formula="of:=CONCATENATE([.A173];&quot;::&quot;;[.B173];&quot;::&quot;;[.C173];&quot;::&quot;;[.D173])" office:value-type="string" office:string-value="Armistice::29.17::Saxifraga virginiensis Michx. var. virginiensis::36" calcext:value-type="string">
            <text:p>Armistice::29.17::Saxifraga virginiensis Michx. var. virginiensis::36</text:p>
          </table:table-cell>
        </table:table-row>
        <table:table-row table:style-name="ro1">
          <table:table-cell office:value-type="string" calcext:value-type="string">
            <text:p>Hoepker</text:p>
          </table:table-cell>
          <table:table-cell table:formula="of:=RANDBETWEEN(1;30) + RANDBETWEEN(1;100)/100" office:value-type="float" office:value="16.41" calcext:value-type="float">
            <text:p>16.41</text:p>
          </table:table-cell>
          <table:table-cell office:value-type="string" calcext:value-type="string">
            <text:p>Oryza glaberrima Steud.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CONCATENATE([.A174];&quot;::&quot;;[.B174];&quot;::&quot;;[.C174];&quot;::&quot;;[.D174])" office:value-type="string" office:string-value="Hoepker::16.41::Oryza glaberrima Steud.::5" calcext:value-type="string">
            <text:p>Hoepker::16.41::Oryza glaberrima Steud.::5</text:p>
          </table:table-cell>
        </table:table-row>
        <table:table-row table:style-name="ro1">
          <table:table-cell office:value-type="string" calcext:value-type="string">
            <text:p>Forest Dale</text:p>
          </table:table-cell>
          <table:table-cell table:formula="of:=RANDBETWEEN(1;30) + RANDBETWEEN(1;100)/100" office:value-type="float" office:value="25.26" calcext:value-type="float">
            <text:p>25.26</text:p>
          </table:table-cell>
          <table:table-cell office:value-type="string" calcext:value-type="string">
            <text:p>Lipocarpha micrantha (Vahl) G. Tucker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CONCATENATE([.A175];&quot;::&quot;;[.B175];&quot;::&quot;;[.C175];&quot;::&quot;;[.D175])" office:value-type="string" office:string-value="Forest Dale::25.26::Lipocarpha micrantha (Vahl) G. Tucker::38" calcext:value-type="string">
            <text:p>Forest Dale::25.26::Lipocarpha micrantha (Vahl) G. Tucker::38</text:p>
          </table:table-cell>
        </table:table-row>
        <table:table-row table:style-name="ro1">
          <table:table-cell office:value-type="string" calcext:value-type="string">
            <text:p>Vernon</text:p>
          </table:table-cell>
          <table:table-cell table:formula="of:=RANDBETWEEN(1;30) + RANDBETWEEN(1;100)/100" office:value-type="float" office:value="4.02" calcext:value-type="float">
            <text:p>4.02</text:p>
          </table:table-cell>
          <table:table-cell office:value-type="string" calcext:value-type="string">
            <text:p>Hymenocallis duvalensis Traub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CONCATENATE([.A176];&quot;::&quot;;[.B176];&quot;::&quot;;[.C176];&quot;::&quot;;[.D176])" office:value-type="string" office:string-value="Vernon::4.02::Hymenocallis duvalensis Traub::47" calcext:value-type="string">
            <text:p>Vernon::4.02::Hymenocallis duvalensis Traub::47</text:p>
          </table:table-cell>
        </table:table-row>
        <table:table-row table:style-name="ro1">
          <table:table-cell office:value-type="string" calcext:value-type="string">
            <text:p>Lotheville</text:p>
          </table:table-cell>
          <table:table-cell table:formula="of:=RANDBETWEEN(1;30) + RANDBETWEEN(1;100)/100" office:value-type="float" office:value="29.91" calcext:value-type="float">
            <text:p>29.91</text:p>
          </table:table-cell>
          <table:table-cell office:value-type="string" calcext:value-type="string">
            <text:p>Rubus tygartensis H.A. Davis &amp; T. Davis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CONCATENATE([.A177];&quot;::&quot;;[.B177];&quot;::&quot;;[.C177];&quot;::&quot;;[.D177])" office:value-type="string" office:string-value="Lotheville::29.91::Rubus tygartensis H.A. Davis &amp; T. Davis::34" calcext:value-type="string">
            <text:p>Lotheville::29.91::Rubus tygartensis H.A. Davis &amp; T. Davis::34</text:p>
          </table:table-cell>
        </table:table-row>
        <table:table-row table:style-name="ro1">
          <table:table-cell office:value-type="string" calcext:value-type="string">
            <text:p>Crownhardt</text:p>
          </table:table-cell>
          <table:table-cell table:formula="of:=RANDBETWEEN(1;30) + RANDBETWEEN(1;100)/100" office:value-type="float" office:value="8.41" calcext:value-type="float">
            <text:p>8.41</text:p>
          </table:table-cell>
          <table:table-cell office:value-type="string" calcext:value-type="string">
            <text:p>Carex abrupta Mack.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CONCATENATE([.A178];&quot;::&quot;;[.B178];&quot;::&quot;;[.C178];&quot;::&quot;;[.D178])" office:value-type="string" office:string-value="Crownhardt::8.41::Carex abrupta Mack.::45" calcext:value-type="string">
            <text:p>Crownhardt::8.41::Carex abrupta Mack.::45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table:formula="of:=RANDBETWEEN(1;30) + RANDBETWEEN(1;100)/100" office:value-type="float" office:value="30.78" calcext:value-type="float">
            <text:p>30.78</text:p>
          </table:table-cell>
          <table:table-cell office:value-type="string" calcext:value-type="string">
            <text:p>Cecropia schreberiana Miq.</text:p>
          </table:table-cell>
          <table:table-cell table:formula="of:=RANDBETWEEN(1;50)" office:value-type="float" office:value="2" calcext:value-type="float">
            <text:p>2</text:p>
          </table:table-cell>
          <table:table-cell table:formula="of:=CONCATENATE([.A179];&quot;::&quot;;[.B179];&quot;::&quot;;[.C179];&quot;::&quot;;[.D179])" office:value-type="string" office:string-value="Montana::30.78::Cecropia schreberiana Miq.::2" calcext:value-type="string">
            <text:p>Montana::30.78::Cecropia schreberiana Miq.::2</text:p>
          </table:table-cell>
        </table:table-row>
        <table:table-row table:style-name="ro1">
          <table:table-cell office:value-type="string" calcext:value-type="string">
            <text:p>Melrose</text:p>
          </table:table-cell>
          <table:table-cell table:formula="of:=RANDBETWEEN(1;30) + RANDBETWEEN(1;100)/100" office:value-type="float" office:value="18.25" calcext:value-type="float">
            <text:p>18.25</text:p>
          </table:table-cell>
          <table:table-cell office:value-type="string" calcext:value-type="string">
            <text:p>Epilobium ciliatum Raf. ssp. ciliatum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CONCATENATE([.A180];&quot;::&quot;;[.B180];&quot;::&quot;;[.C180];&quot;::&quot;;[.D180])" office:value-type="string" office:string-value="Melrose::18.25::Epilobium ciliatum Raf. ssp. ciliatum::47" calcext:value-type="string">
            <text:p>Melrose::18.25::Epilobium ciliatum Raf. ssp. ciliatum::47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table:formula="of:=RANDBETWEEN(1;30) + RANDBETWEEN(1;100)/100" office:value-type="float" office:value="28.75" calcext:value-type="float">
            <text:p>28.75</text:p>
          </table:table-cell>
          <table:table-cell office:value-type="string" calcext:value-type="string">
            <text:p>Hedyotis hillebrandii (Fosberg) W.L. Wagner &amp; D.R. Herbst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CONCATENATE([.A181];&quot;::&quot;;[.B181];&quot;::&quot;;[.C181];&quot;::&quot;;[.D181])" office:value-type="string" office:string-value="Texas::28.75::Hedyotis hillebrandii (Fosberg) W.L. Wagner &amp; D.R. Herbst::14" calcext:value-type="string">
            <text:p>Texas::28.75::Hedyotis hillebrandii (Fosberg) W.L. Wagner &amp; D.R. Herbst::14</text:p>
          </table:table-cell>
        </table:table-row>
        <table:table-row table:style-name="ro1">
          <table:table-cell office:value-type="string" calcext:value-type="string">
            <text:p>Calypso</text:p>
          </table:table-cell>
          <table:table-cell table:formula="of:=RANDBETWEEN(1;30) + RANDBETWEEN(1;100)/100" office:value-type="float" office:value="30.95" calcext:value-type="float">
            <text:p>30.95</text:p>
          </table:table-cell>
          <table:table-cell office:value-type="string" calcext:value-type="string">
            <text:p>Acanthomintha lanceolata Curran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CONCATENATE([.A182];&quot;::&quot;;[.B182];&quot;::&quot;;[.C182];&quot;::&quot;;[.D182])" office:value-type="string" office:string-value="Calypso::30.95::Acanthomintha lanceolata Curran::15" calcext:value-type="string">
            <text:p>Calypso::30.95::Acanthomintha lanceolata Curran::15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table:formula="of:=RANDBETWEEN(1;30) + RANDBETWEEN(1;100)/100" office:value-type="float" office:value="5.61" calcext:value-type="float">
            <text:p>5.61</text:p>
          </table:table-cell>
          <table:table-cell office:value-type="string" calcext:value-type="string">
            <text:p>Lysimachia haupuensis H. St. John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CONCATENATE([.A183];&quot;::&quot;;[.B183];&quot;::&quot;;[.C183];&quot;::&quot;;[.D183])" office:value-type="string" office:string-value="Delaware::5.61::Lysimachia haupuensis H. St. John::35" calcext:value-type="string">
            <text:p>Delaware::5.61::Lysimachia haupuensis H. St. John::35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table:formula="of:=RANDBETWEEN(1;30) + RANDBETWEEN(1;100)/100" office:value-type="float" office:value="6.49" calcext:value-type="float">
            <text:p>6.49</text:p>
          </table:table-cell>
          <table:table-cell office:value-type="string" calcext:value-type="string">
            <text:p>Balsamorhiza hookeri (Hook.) Nutt.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CONCATENATE([.A184];&quot;::&quot;;[.B184];&quot;::&quot;;[.C184];&quot;::&quot;;[.D184])" office:value-type="string" office:string-value="Ohio::6.49::Balsamorhiza hookeri (Hook.) Nutt.::14" calcext:value-type="string">
            <text:p>Ohio::6.49::Balsamorhiza hookeri (Hook.) Nutt.::14</text:p>
          </table:table-cell>
        </table:table-row>
        <table:table-row table:style-name="ro1">
          <table:table-cell office:value-type="string" calcext:value-type="string">
            <text:p>Drewry</text:p>
          </table:table-cell>
          <table:table-cell table:formula="of:=RANDBETWEEN(1;30) + RANDBETWEEN(1;100)/100" office:value-type="float" office:value="10.37" calcext:value-type="float">
            <text:p>10.37</text:p>
          </table:table-cell>
          <table:table-cell office:value-type="string" calcext:value-type="string">
            <text:p>Ilex myrtifolia Walter</text:p>
          </table:table-cell>
          <table:table-cell table:formula="of:=RANDBETWEEN(1;50)" office:value-type="float" office:value="44" calcext:value-type="float">
            <text:p>44</text:p>
          </table:table-cell>
          <table:table-cell table:formula="of:=CONCATENATE([.A185];&quot;::&quot;;[.B185];&quot;::&quot;;[.C185];&quot;::&quot;;[.D185])" office:value-type="string" office:string-value="Drewry::10.37::Ilex myrtifolia Walter::44" calcext:value-type="string">
            <text:p>Drewry::10.37::Ilex myrtifolia Walter::44</text:p>
          </table:table-cell>
        </table:table-row>
        <table:table-row table:style-name="ro1">
          <table:table-cell office:value-type="string" calcext:value-type="string">
            <text:p>Vidon</text:p>
          </table:table-cell>
          <table:table-cell table:formula="of:=RANDBETWEEN(1;30) + RANDBETWEEN(1;100)/100" office:value-type="float" office:value="1.62" calcext:value-type="float">
            <text:p>1.62</text:p>
          </table:table-cell>
          <table:table-cell office:value-type="string" calcext:value-type="string">
            <text:p>Nymphoides aquatica (J.F. Gmel.) Kuntze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CONCATENATE([.A186];&quot;::&quot;;[.B186];&quot;::&quot;;[.C186];&quot;::&quot;;[.D186])" office:value-type="string" office:string-value="Vidon::1.62::Nymphoides aquatica (J.F. Gmel.) Kuntze::20" calcext:value-type="string">
            <text:p>Vidon::1.62::Nymphoides aquatica (J.F. Gmel.) Kuntze::20</text:p>
          </table:table-cell>
        </table:table-row>
        <table:table-row table:style-name="ro1">
          <table:table-cell office:value-type="string" calcext:value-type="string">
            <text:p>Sundown</text:p>
          </table:table-cell>
          <table:table-cell table:formula="of:=RANDBETWEEN(1;30) + RANDBETWEEN(1;100)/100" office:value-type="float" office:value="17.72" calcext:value-type="float">
            <text:p>17.72</text:p>
          </table:table-cell>
          <table:table-cell office:value-type="string" calcext:value-type="string">
            <text:p>Luzula comosa E. Mey.</text:p>
          </table:table-cell>
          <table:table-cell table:formula="of:=RANDBETWEEN(1;50)" office:value-type="float" office:value="30" calcext:value-type="float">
            <text:p>30</text:p>
          </table:table-cell>
          <table:table-cell table:formula="of:=CONCATENATE([.A187];&quot;::&quot;;[.B187];&quot;::&quot;;[.C187];&quot;::&quot;;[.D187])" office:value-type="string" office:string-value="Sundown::17.72::Luzula comosa E. Mey.::30" calcext:value-type="string">
            <text:p>Sundown::17.72::Luzula comosa E. Mey.::30</text:p>
          </table:table-cell>
        </table:table-row>
        <table:table-row table:style-name="ro1">
          <table:table-cell office:value-type="string" calcext:value-type="string">
            <text:p>Lotheville</text:p>
          </table:table-cell>
          <table:table-cell table:formula="of:=RANDBETWEEN(1;30) + RANDBETWEEN(1;100)/100" office:value-type="float" office:value="23.66" calcext:value-type="float">
            <text:p>23.66</text:p>
          </table:table-cell>
          <table:table-cell office:value-type="string" calcext:value-type="string">
            <text:p>Eriogonum hemipterum (Torr.) S. Stokes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CONCATENATE([.A188];&quot;::&quot;;[.B188];&quot;::&quot;;[.C188];&quot;::&quot;;[.D188])" office:value-type="string" office:string-value="Lotheville::23.66::Eriogonum hemipterum (Torr.) S. Stokes::15" calcext:value-type="string">
            <text:p>Lotheville::23.66::Eriogonum hemipterum (Torr.) S. Stokes::15</text:p>
          </table:table-cell>
        </table:table-row>
        <table:table-row table:style-name="ro1">
          <table:table-cell office:value-type="string" calcext:value-type="string">
            <text:p>Oakridge</text:p>
          </table:table-cell>
          <table:table-cell table:formula="of:=RANDBETWEEN(1;30) + RANDBETWEEN(1;100)/100" office:value-type="float" office:value="3.26" calcext:value-type="float">
            <text:p>3.26</text:p>
          </table:table-cell>
          <table:table-cell office:value-type="string" calcext:value-type="string">
            <text:p>Poa douglasii Nees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CONCATENATE([.A189];&quot;::&quot;;[.B189];&quot;::&quot;;[.C189];&quot;::&quot;;[.D189])" office:value-type="string" office:string-value="Oakridge::3.26::Poa douglasii Nees::16" calcext:value-type="string">
            <text:p>Oakridge::3.26::Poa douglasii Nees::16</text:p>
          </table:table-cell>
        </table:table-row>
        <table:table-row table:style-name="ro1">
          <table:table-cell office:value-type="string" calcext:value-type="string">
            <text:p>Corry</text:p>
          </table:table-cell>
          <table:table-cell table:formula="of:=RANDBETWEEN(1;30) + RANDBETWEEN(1;100)/100" office:value-type="float" office:value="28.57" calcext:value-type="float">
            <text:p>28.57</text:p>
          </table:table-cell>
          <table:table-cell office:value-type="string" calcext:value-type="string">
            <text:p>Selaginella densa Rydb.</text:p>
          </table:table-cell>
          <table:table-cell table:formula="of:=RANDBETWEEN(1;50)" office:value-type="float" office:value="48" calcext:value-type="float">
            <text:p>48</text:p>
          </table:table-cell>
          <table:table-cell table:formula="of:=CONCATENATE([.A190];&quot;::&quot;;[.B190];&quot;::&quot;;[.C190];&quot;::&quot;;[.D190])" office:value-type="string" office:string-value="Corry::28.57::Selaginella densa Rydb.::48" calcext:value-type="string">
            <text:p>Corry::28.57::Selaginella densa Rydb.::48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table:formula="of:=RANDBETWEEN(1;30) + RANDBETWEEN(1;100)/100" office:value-type="float" office:value="18.47" calcext:value-type="float">
            <text:p>18.47</text:p>
          </table:table-cell>
          <table:table-cell office:value-type="string" calcext:value-type="string">
            <text:p>Ipomoea pandurata (L.) G. Mey.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CONCATENATE([.A191];&quot;::&quot;;[.B191];&quot;::&quot;;[.C191];&quot;::&quot;;[.D191])" office:value-type="string" office:string-value="Montana::18.47::Ipomoea pandurata (L.) G. Mey.::20" calcext:value-type="string">
            <text:p>Montana::18.47::Ipomoea pandurata (L.) G. Mey.::20</text:p>
          </table:table-cell>
        </table:table-row>
        <table:table-row table:style-name="ro1">
          <table:table-cell office:value-type="string" calcext:value-type="string">
            <text:p>Fair Oaks</text:p>
          </table:table-cell>
          <table:table-cell table:formula="of:=RANDBETWEEN(1;30) + RANDBETWEEN(1;100)/100" office:value-type="float" office:value="27.87" calcext:value-type="float">
            <text:p>27.87</text:p>
          </table:table-cell>
          <table:table-cell office:value-type="string" calcext:value-type="string">
            <text:p>Marshallia graminifolia (Walter) Small</text:p>
          </table:table-cell>
          <table:table-cell table:formula="of:=RANDBETWEEN(1;50)" office:value-type="float" office:value="4" calcext:value-type="float">
            <text:p>4</text:p>
          </table:table-cell>
          <table:table-cell table:formula="of:=CONCATENATE([.A192];&quot;::&quot;;[.B192];&quot;::&quot;;[.C192];&quot;::&quot;;[.D192])" office:value-type="string" office:string-value="Fair Oaks::27.87::Marshallia graminifolia (Walter) Small::4" calcext:value-type="string">
            <text:p>Fair Oaks::27.87::Marshallia graminifolia (Walter) Small::4</text:p>
          </table:table-cell>
        </table:table-row>
        <table:table-row table:style-name="ro1">
          <table:table-cell office:value-type="string" calcext:value-type="string">
            <text:p>Schurz</text:p>
          </table:table-cell>
          <table:table-cell table:formula="of:=RANDBETWEEN(1;30) + RANDBETWEEN(1;100)/100" office:value-type="float" office:value="28.72" calcext:value-type="float">
            <text:p>28.72</text:p>
          </table:table-cell>
          <table:table-cell office:value-type="string" calcext:value-type="string">
            <text:p>Menegazzia terebrata (Hoffm.) A. Massal.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CONCATENATE([.A193];&quot;::&quot;;[.B193];&quot;::&quot;;[.C193];&quot;::&quot;;[.D193])" office:value-type="string" office:string-value="Schurz::28.72::Menegazzia terebrata (Hoffm.) A. Massal.::15" calcext:value-type="string">
            <text:p>Schurz::28.72::Menegazzia terebrata (Hoffm.) A. Massal.::15</text:p>
          </table:table-cell>
        </table:table-row>
        <table:table-row table:style-name="ro1">
          <table:table-cell office:value-type="string" calcext:value-type="string">
            <text:p>Columbus</text:p>
          </table:table-cell>
          <table:table-cell table:formula="of:=RANDBETWEEN(1;30) + RANDBETWEEN(1;100)/100" office:value-type="float" office:value="14.24" calcext:value-type="float">
            <text:p>14.24</text:p>
          </table:table-cell>
          <table:table-cell office:value-type="string" calcext:value-type="string">
            <text:p>Artemisia suksdorfii Piper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CONCATENATE([.A194];&quot;::&quot;;[.B194];&quot;::&quot;;[.C194];&quot;::&quot;;[.D194])" office:value-type="string" office:string-value="Columbus::14.24::Artemisia suksdorfii Piper::38" calcext:value-type="string">
            <text:p>Columbus::14.24::Artemisia suksdorfii Piper::38</text:p>
          </table:table-cell>
        </table:table-row>
        <table:table-row table:style-name="ro1">
          <table:table-cell office:value-type="string" calcext:value-type="string">
            <text:p>Northport</text:p>
          </table:table-cell>
          <table:table-cell table:formula="of:=RANDBETWEEN(1;30) + RANDBETWEEN(1;100)/100" office:value-type="float" office:value="13.07" calcext:value-type="float">
            <text:p>13.07</text:p>
          </table:table-cell>
          <table:table-cell office:value-type="string" calcext:value-type="string">
            <text:p>Arthothelium macounii (G. Merr.) W. Noble</text:p>
          </table:table-cell>
          <table:table-cell table:formula="of:=RANDBETWEEN(1;50)" office:value-type="float" office:value="40" calcext:value-type="float">
            <text:p>40</text:p>
          </table:table-cell>
          <table:table-cell table:formula="of:=CONCATENATE([.A195];&quot;::&quot;;[.B195];&quot;::&quot;;[.C195];&quot;::&quot;;[.D195])" office:value-type="string" office:string-value="Northport::13.07::Arthothelium macounii (G. Merr.) W. Noble::40" calcext:value-type="string">
            <text:p>Northport::13.07::Arthothelium macounii (G. Merr.) W. Noble::40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table:formula="of:=RANDBETWEEN(1;30) + RANDBETWEEN(1;100)/100" office:value-type="float" office:value="24.01" calcext:value-type="float">
            <text:p>24.01</text:p>
          </table:table-cell>
          <table:table-cell office:value-type="string" calcext:value-type="string">
            <text:p>Trifolium arvense L.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CONCATENATE([.A196];&quot;::&quot;;[.B196];&quot;::&quot;;[.C196];&quot;::&quot;;[.D196])" office:value-type="string" office:string-value="Vera::24.01::Trifolium arvense L.::23" calcext:value-type="string">
            <text:p>Vera::24.01::Trifolium arvense L.::23</text:p>
          </table:table-cell>
        </table:table-row>
        <table:table-row table:style-name="ro1">
          <table:table-cell office:value-type="string" calcext:value-type="string">
            <text:p>Gerald</text:p>
          </table:table-cell>
          <table:table-cell table:formula="of:=RANDBETWEEN(1;30) + RANDBETWEEN(1;100)/100" office:value-type="float" office:value="4.84" calcext:value-type="float">
            <text:p>4.84</text:p>
          </table:table-cell>
          <table:table-cell office:value-type="string" calcext:value-type="string">
            <text:p>Camissonia sierrae P.H. Raven ssp. sierrae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CONCATENATE([.A197];&quot;::&quot;;[.B197];&quot;::&quot;;[.C197];&quot;::&quot;;[.D197])" office:value-type="string" office:string-value="Gerald::4.84::Camissonia sierrae P.H. Raven ssp. sierrae::11" calcext:value-type="string">
            <text:p>Gerald::4.84::Camissonia sierrae P.H. Raven ssp. sierrae::11</text:p>
          </table:table-cell>
        </table:table-row>
        <table:table-row table:style-name="ro1">
          <table:table-cell office:value-type="string" calcext:value-type="string">
            <text:p>Ridgeway</text:p>
          </table:table-cell>
          <table:table-cell table:formula="of:=RANDBETWEEN(1;30) + RANDBETWEEN(1;100)/100" office:value-type="float" office:value="16.9" calcext:value-type="float">
            <text:p>16.9</text:p>
          </table:table-cell>
          <table:table-cell office:value-type="string" calcext:value-type="string">
            <text:p>Kiaeria blyttii (Schimp.) Broth.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CONCATENATE([.A198];&quot;::&quot;;[.B198];&quot;::&quot;;[.C198];&quot;::&quot;;[.D198])" office:value-type="string" office:string-value="Ridgeway::16.9::Kiaeria blyttii (Schimp.) Broth.::46" calcext:value-type="string">
            <text:p>Ridgeway::16.9::Kiaeria blyttii (Schimp.) Broth.::46</text:p>
          </table:table-cell>
        </table:table-row>
        <table:table-row table:style-name="ro1">
          <table:table-cell office:value-type="string" calcext:value-type="string">
            <text:p>Chive</text:p>
          </table:table-cell>
          <table:table-cell table:formula="of:=RANDBETWEEN(1;30) + RANDBETWEEN(1;100)/100" office:value-type="float" office:value="13.61" calcext:value-type="float">
            <text:p>13.61</text:p>
          </table:table-cell>
          <table:table-cell office:value-type="string" calcext:value-type="string">
            <text:p>Lavatera trimestris L.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CONCATENATE([.A199];&quot;::&quot;;[.B199];&quot;::&quot;;[.C199];&quot;::&quot;;[.D199])" office:value-type="string" office:string-value="Chive::13.61::Lavatera trimestris L.::42" calcext:value-type="string">
            <text:p>Chive::13.61::Lavatera trimestris L.::42</text:p>
          </table:table-cell>
        </table:table-row>
        <table:table-row table:style-name="ro1">
          <table:table-cell office:value-type="string" calcext:value-type="string">
            <text:p>Columbus</text:p>
          </table:table-cell>
          <table:table-cell table:formula="of:=RANDBETWEEN(1;30) + RANDBETWEEN(1;100)/100" office:value-type="float" office:value="11.52" calcext:value-type="float">
            <text:p>11.52</text:p>
          </table:table-cell>
          <table:table-cell office:value-type="string" calcext:value-type="string">
            <text:p>Sorghastrum setosum (Griseb.) Hitchc.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CONCATENATE([.A200];&quot;::&quot;;[.B200];&quot;::&quot;;[.C200];&quot;::&quot;;[.D200])" office:value-type="string" office:string-value="Columbus::11.52::Sorghastrum setosum (Griseb.) Hitchc.::18" calcext:value-type="string">
            <text:p>Columbus::11.52::Sorghastrum setosum (Griseb.) Hitchc.::18</text:p>
          </table:table-cell>
        </table:table-row>
        <table:table-row table:style-name="ro1">
          <table:table-cell office:value-type="string" calcext:value-type="string">
            <text:p>Lunder</text:p>
          </table:table-cell>
          <table:table-cell table:formula="of:=RANDBETWEEN(1;30) + RANDBETWEEN(1;100)/100" office:value-type="float" office:value="27.25" calcext:value-type="float">
            <text:p>27.25</text:p>
          </table:table-cell>
          <table:table-cell office:value-type="string" calcext:value-type="string">
            <text:p>Usnea strigosa (Ach.) Eaton ssp. major (Michx.) I. Tav.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CONCATENATE([.A201];&quot;::&quot;;[.B201];&quot;::&quot;;[.C201];&quot;::&quot;;[.D201])" office:value-type="string" office:string-value="Lunder::27.25::Usnea strigosa (Ach.) Eaton ssp. major (Michx.) I. Tav.::9" calcext:value-type="string">
            <text:p>Lunder::27.25::Usnea strigosa (Ach.) Eaton ssp. major (Michx.) I. Tav.::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21:38:10.9937350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2:49:47.119353339</meta:creation-date>
    <dc:date>2017-11-16T21:48:46.087250612</dc:date>
    <meta:editing-duration>PT17M50S</meta:editing-duration>
    <meta:editing-cycles>5</meta:editing-cycles>
    <meta:generator>LibreOffice/5.1.6.2$Linux_X86_64 LibreOffice_project/10m0$Build-2</meta:generator>
    <meta:document-statistic meta:table-count="2" meta:cell-count="1311" meta:object-count="0"/>
  </office:meta>
</office:document-meta>
</file>